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ext-properties style:font-name="Liberation Sans1" style:font-name-asian="Liberation Sans1" style:font-name-complex="Liberation Sans1"/>
    </style:style>
    <style:style style:name="ce4" style:family="table-cell" style:parent-style-name="Default" style:data-style-name="N36"/>
    <style:style style:name="ce5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37"/>
    <style:style style:name="ce7" style:family="table-cell" style:parent-style-name="Default" style:data-style-name="N1"/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91583333333333cm"/>
    </style:style>
    <style:style style:name="co2" style:family="table-column">
      <style:table-column-properties fo:break-before="auto" style:column-width="1.772708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83104166666667cm" style:use-optimal-column-width="true"/>
    </style:style>
    <style:style style:name="co5" style:family="table-column">
      <style:table-column-properties fo:break-before="auto" style:column-width="3.86291666666667cm" style:use-optimal-column-width="true"/>
    </style:style>
    <style:style style:name="co6" style:family="table-column">
      <style:table-column-properties fo:break-before="auto" style:column-width="3.38666666666667cm" style:use-optimal-column-width="true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number-columns-repeated="16376" table:default-cell-style-name="ce1"/>
        <table:table-row table:style-name="ro1">
          <table:table-cell office:value-type="string" table:style-name="ce1">
            <text:p>Acceleration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teps/sec²</text:p>
          </table:table-cell>
          <table:table-cell table:number-columns-repeated="3" table:style-name="ce1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1">
            <text:p>Initial Speed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teps/sec</text:p>
          </table:table-cell>
          <table:table-cell table:style-name="ce1"/>
          <table:table-cell office:value-type="string" table:style-name="ce2">
            <text:p>Step (n)</text:p>
          </table:table-cell>
          <table:table-cell office:value-type="string" table:style-name="ce2">
            <text:p>Step Time (µS)</text:p>
          </table:table-cell>
          <table:table-cell office:value-type="string" table:style-name="ce2">
            <text:p>Delta Step Time (µS)</text:p>
          </table:table-cell>
          <table:table-cell office:value-type="string" table:style-name="ce2">
            <text:p>Speed (steps/sec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nitial Step Time</text:p>
          </table:table-cell>
          <table:table-cell office:value-type="float" office:value="10000" table:formula="of:=IF(([.B2]&lt;&gt;0);TRUNC(1000000/[.B2]);0)" table:style-name="ce1">
            <text:p>10000</text:p>
          </table:table-cell>
          <table:table-cell office:value-type="string" table:style-name="ce3">
            <text:p>µS/step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00" table:formula="of:=[.B3]" table:style-name="ce4">
            <text:p>10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00" table:formula="of:=[.B2]" table:style-name="ce6">
            <text:p>100.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arget Spee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teps/sec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4125" table:formula="of:=[.F3]+[.G3]" table:style-name="ce4">
            <text:p>14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70.796460176991147" table:formula="of:=1000000/[.F4]" table:style-name="ce6">
            <text:p>70.79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arget Step Time</text:p>
          </table:table-cell>
          <table:table-cell office:value-type="float" office:value="1000000" table:formula="of:=IF(([.B4]&lt;&gt;0);TRUNC(1000000/[.B4]);0)" table:style-name="ce7">
            <text:p>1000000</text:p>
          </table:table-cell>
          <table:table-cell office:value-type="string" table:style-name="ce3">
            <text:p>µS/step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8250" table:formula="of:=[.F4]+[.G4]" table:style-name="ce4">
            <text:p>18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54.794520547945204" table:formula="of:=1000000/[.F5]" table:style-name="ce6">
            <text:p>54.7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elta Speed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steps/sec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2375" table:formula="of:=[.F5]+[.G5]" table:style-name="ce4">
            <text:p>22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44.692737430167597" table:formula="of:=1000000/[.F6]" table:style-name="ce6">
            <text:p>44.69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elta Step Time</text:p>
          </table:table-cell>
          <table:table-cell office:value-type="float" office:value="990000" table:formula="of:=IF([.B5]&lt;&gt;0;[.B5]-[.B3];ABS([.B5]-[.B3]))" table:style-name="ce1">
            <text:p>990000</text:p>
          </table:table-cell>
          <table:table-cell office:value-type="string" table:style-name="ce3">
            <text:p>µS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6500" table:formula="of:=[.F6]+[.G6]" table:style-name="ce4">
            <text:p>26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37.735849056603776" table:formula="of:=1000000/[.F7]" table:style-name="ce6">
            <text:p>37.73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ccel Time</text:p>
          </table:table-cell>
          <table:table-cell office:value-type="float" office:value="1.3333333333333333" table:formula="of:=SIGN([.B6])*[.B6]/[.B1]" table:style-name="ce4">
            <text:p>1.333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30625" table:formula="of:=[.F7]+[.G7]" table:style-name="ce4">
            <text:p>30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32.653061224489797" table:formula="of:=1000000/[.F8]" table:style-name="ce6">
            <text:p>32.65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ccel Steps</text:p>
          </table:table-cell>
          <table:table-cell office:value-type="float" office:value="239.99999999999997" table:formula="of:=(([.B1]*SIGN([.B6])*[.B8]^2)/2) +([.B2]*[.B8])" table:style-name="ce7">
            <text:p>240</text:p>
          </table:table-cell>
          <table:table-cell office:value-type="string" table:style-name="ce1">
            <text:p>steps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34750" table:formula="of:=[.F8]+[.G8]" table:style-name="ce4">
            <text:p>34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28.776978417266186" table:formula="of:=1000000/[.F9]" table:style-name="ce6">
            <text:p>28.77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ccel Delta Step Time</text:p>
          </table:table-cell>
          <table:table-cell office:value-type="float" office:value="4125.0000000000009" table:formula="of:=[.B7]/[.B9]" table:style-name="ce4">
            <text:p>4125.000</text:p>
          </table:table-cell>
          <table:table-cell office:value-type="string" table:style-name="ce3">
            <text:p>µS/step<text:span text:style-name="T1">²</text:span>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38875" table:formula="of:=[.F9]+[.G9]" table:style-name="ce4">
            <text:p>38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25.723472668810288" table:formula="of:=1000000/[.F10]" table:style-name="ce6">
            <text:p>25.723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4"/>
          <table:table-cell table:style-name="ce3"/>
          <table:table-cell table:style-name="ce1"/>
          <table:table-cell office:value-type="float" office:value="8" table:style-name="ce1">
            <text:p>8</text:p>
          </table:table-cell>
          <table:table-cell office:value-type="float" office:value="43000" table:formula="of:=[.F10]+[.G10]" table:style-name="ce4">
            <text:p>43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23.255813953488371" table:formula="of:=1000000/[.F11]" table:style-name="ce6">
            <text:p>23.25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9" table:style-name="ce1">
            <text:p>9</text:p>
          </table:table-cell>
          <table:table-cell office:value-type="float" office:value="47125" table:formula="of:=[.F11]+[.G11]" table:style-name="ce4">
            <text:p>47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21.220159151193634" table:formula="of:=1000000/[.F12]" table:style-name="ce6">
            <text:p>21.22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10" table:style-name="ce1">
            <text:p>10</text:p>
          </table:table-cell>
          <table:table-cell office:value-type="float" office:value="51250" table:formula="of:=[.F12]+[.G12]" table:style-name="ce4">
            <text:p>51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9.512195121951219" table:formula="of:=1000000/[.F13]" table:style-name="ce6">
            <text:p>19.512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11" table:style-name="ce1">
            <text:p>11</text:p>
          </table:table-cell>
          <table:table-cell office:value-type="float" office:value="55375" table:formula="of:=[.F13]+[.G13]" table:style-name="ce4">
            <text:p>55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8.058690744920995" table:formula="of:=1000000/[.F14]" table:style-name="ce6">
            <text:p>18.059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12" table:style-name="ce1">
            <text:p>12</text:p>
          </table:table-cell>
          <table:table-cell office:value-type="float" office:value="59500" table:formula="of:=[.F14]+[.G14]" table:style-name="ce4">
            <text:p>59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6.806722689075631" table:formula="of:=1000000/[.F15]" table:style-name="ce6">
            <text:p>16.807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13" table:style-name="ce1">
            <text:p>13</text:p>
          </table:table-cell>
          <table:table-cell office:value-type="float" office:value="63625" table:formula="of:=[.F15]+[.G15]" table:style-name="ce4">
            <text:p>63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5.717092337917485" table:formula="of:=1000000/[.F16]" table:style-name="ce6">
            <text:p>15.71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4" table:style-name="ce1">
            <text:p>14</text:p>
          </table:table-cell>
          <table:table-cell office:value-type="float" office:value="67750" table:formula="of:=[.F16]+[.G16]" table:style-name="ce4">
            <text:p>67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4.760147601476016" table:formula="of:=1000000/[.F17]" table:style-name="ce6">
            <text:p>14.76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5" table:style-name="ce1">
            <text:p>15</text:p>
          </table:table-cell>
          <table:table-cell office:value-type="float" office:value="71875" table:formula="of:=[.F17]+[.G17]" table:style-name="ce4">
            <text:p>71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3.913043478260869" table:formula="of:=1000000/[.F18]" table:style-name="ce6">
            <text:p>13.91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6" table:style-name="ce1">
            <text:p>16</text:p>
          </table:table-cell>
          <table:table-cell office:value-type="float" office:value="76000" table:formula="of:=[.F18]+[.G18]" table:style-name="ce4">
            <text:p>76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3.157894736842104" table:formula="of:=1000000/[.F19]" table:style-name="ce6">
            <text:p>13.15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7" table:style-name="ce1">
            <text:p>17</text:p>
          </table:table-cell>
          <table:table-cell office:value-type="float" office:value="80125" table:formula="of:=[.F19]+[.G19]" table:style-name="ce4">
            <text:p>80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2.480499219968799" table:formula="of:=1000000/[.F20]" table:style-name="ce6">
            <text:p>12.48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8" table:style-name="ce1">
            <text:p>18</text:p>
          </table:table-cell>
          <table:table-cell office:value-type="float" office:value="84250" table:formula="of:=[.F20]+[.G20]" table:style-name="ce4">
            <text:p>84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1.869436201780415" table:formula="of:=1000000/[.F21]" table:style-name="ce6">
            <text:p>11.86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9" table:style-name="ce1">
            <text:p>19</text:p>
          </table:table-cell>
          <table:table-cell office:value-type="float" office:value="88375" table:formula="of:=[.F21]+[.G21]" table:style-name="ce4">
            <text:p>88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1.315417256011315" table:formula="of:=1000000/[.F22]" table:style-name="ce6">
            <text:p>11.31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0" table:style-name="ce1">
            <text:p>20</text:p>
          </table:table-cell>
          <table:table-cell office:value-type="float" office:value="92500" table:formula="of:=[.F22]+[.G22]" table:style-name="ce4">
            <text:p>92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0.810810810810811" table:formula="of:=1000000/[.F23]" table:style-name="ce6">
            <text:p>10.81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1" table:style-name="ce1">
            <text:p>21</text:p>
          </table:table-cell>
          <table:table-cell office:value-type="float" office:value="96625" table:formula="of:=[.F23]+[.G23]" table:style-name="ce4">
            <text:p>96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0.349288486416558" table:formula="of:=1000000/[.F24]" table:style-name="ce6">
            <text:p>10.34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2" table:style-name="ce1">
            <text:p>22</text:p>
          </table:table-cell>
          <table:table-cell office:value-type="float" office:value="100750" table:formula="of:=[.F24]+[.G24]" table:style-name="ce4">
            <text:p>100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9.9255583126550864" table:formula="of:=1000000/[.F25]" table:style-name="ce6">
            <text:p>9.92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3" table:style-name="ce1">
            <text:p>23</text:p>
          </table:table-cell>
          <table:table-cell office:value-type="float" office:value="104875" table:formula="of:=[.F25]+[.G25]" table:style-name="ce4">
            <text:p>104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9.5351609058402857" table:formula="of:=1000000/[.F26]" table:style-name="ce6">
            <text:p>9.53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4" table:style-name="ce1">
            <text:p>24</text:p>
          </table:table-cell>
          <table:table-cell office:value-type="float" office:value="109000" table:formula="of:=[.F26]+[.G26]" table:style-name="ce4">
            <text:p>109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9.1743119266055047" table:formula="of:=1000000/[.F27]" table:style-name="ce6">
            <text:p>9.17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5" table:style-name="ce1">
            <text:p>25</text:p>
          </table:table-cell>
          <table:table-cell office:value-type="float" office:value="113125" table:formula="of:=[.F27]+[.G27]" table:style-name="ce4">
            <text:p>113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8.8397790055248624" table:formula="of:=1000000/[.F28]" table:style-name="ce6">
            <text:p>8.84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6" table:style-name="ce1">
            <text:p>26</text:p>
          </table:table-cell>
          <table:table-cell office:value-type="float" office:value="117250" table:formula="of:=[.F28]+[.G28]" table:style-name="ce4">
            <text:p>117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8.5287846481876333" table:formula="of:=1000000/[.F29]" table:style-name="ce6">
            <text:p>8.52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7" table:style-name="ce1">
            <text:p>27</text:p>
          </table:table-cell>
          <table:table-cell office:value-type="float" office:value="121375" table:formula="of:=[.F29]+[.G29]" table:style-name="ce4">
            <text:p>121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8.2389289392378995" table:formula="of:=1000000/[.F30]" table:style-name="ce6">
            <text:p>8.23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8" table:style-name="ce1">
            <text:p>28</text:p>
          </table:table-cell>
          <table:table-cell office:value-type="float" office:value="125500" table:formula="of:=[.F30]+[.G30]" table:style-name="ce4">
            <text:p>125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7.9681274900398407" table:formula="of:=1000000/[.F31]" table:style-name="ce6">
            <text:p>7.96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9" table:style-name="ce1">
            <text:p>29</text:p>
          </table:table-cell>
          <table:table-cell office:value-type="float" office:value="129625" table:formula="of:=[.F31]+[.G31]" table:style-name="ce4">
            <text:p>129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7.7145612343297971" table:formula="of:=1000000/[.F32]" table:style-name="ce6">
            <text:p>7.71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0" table:style-name="ce1">
            <text:p>30</text:p>
          </table:table-cell>
          <table:table-cell office:value-type="float" office:value="133750" table:formula="of:=[.F32]+[.G32]" table:style-name="ce4">
            <text:p>133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7.4766355140186915" table:formula="of:=1000000/[.F33]" table:style-name="ce6">
            <text:p>7.47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1" table:style-name="ce1">
            <text:p>31</text:p>
          </table:table-cell>
          <table:table-cell office:value-type="float" office:value="137875" table:formula="of:=[.F33]+[.G33]" table:style-name="ce4">
            <text:p>137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7.252946509519492" table:formula="of:=1000000/[.F34]" table:style-name="ce6">
            <text:p>7.25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2" table:style-name="ce1">
            <text:p>32</text:p>
          </table:table-cell>
          <table:table-cell office:value-type="float" office:value="142000" table:formula="of:=[.F34]+[.G34]" table:style-name="ce4">
            <text:p>142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7.042253521126761" table:formula="of:=1000000/[.F35]" table:style-name="ce6">
            <text:p>7.04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3" table:style-name="ce1">
            <text:p>33</text:p>
          </table:table-cell>
          <table:table-cell office:value-type="float" office:value="146125" table:formula="of:=[.F35]+[.G35]" table:style-name="ce4">
            <text:p>146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6.8434559452523525" table:formula="of:=1000000/[.F36]" table:style-name="ce6">
            <text:p>6.84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4" table:style-name="ce1">
            <text:p>34</text:p>
          </table:table-cell>
          <table:table-cell office:value-type="float" office:value="150250" table:formula="of:=[.F36]+[.G36]" table:style-name="ce4">
            <text:p>150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6.6555740432612316" table:formula="of:=1000000/[.F37]" table:style-name="ce6">
            <text:p>6.65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5" table:style-name="ce1">
            <text:p>35</text:p>
          </table:table-cell>
          <table:table-cell office:value-type="float" office:value="154375" table:formula="of:=[.F37]+[.G37]" table:style-name="ce4">
            <text:p>154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6.4777327935222671" table:formula="of:=1000000/[.F38]" table:style-name="ce6">
            <text:p>6.47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6" table:style-name="ce1">
            <text:p>36</text:p>
          </table:table-cell>
          <table:table-cell office:value-type="float" office:value="158500" table:formula="of:=[.F38]+[.G38]" table:style-name="ce4">
            <text:p>158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6.309148264984227" table:formula="of:=1000000/[.F39]" table:style-name="ce6">
            <text:p>6.30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7" table:style-name="ce1">
            <text:p>37</text:p>
          </table:table-cell>
          <table:table-cell office:value-type="float" office:value="162625" table:formula="of:=[.F39]+[.G39]" table:style-name="ce4">
            <text:p>162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6.1491160645657184" table:formula="of:=1000000/[.F40]" table:style-name="ce6">
            <text:p>6.14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8" table:style-name="ce1">
            <text:p>38</text:p>
          </table:table-cell>
          <table:table-cell office:value-type="float" office:value="166750" table:formula="of:=[.F40]+[.G40]" table:style-name="ce4">
            <text:p>166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5.9970014992503744" table:formula="of:=1000000/[.F41]" table:style-name="ce6">
            <text:p>5.99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9" table:style-name="ce1">
            <text:p>39</text:p>
          </table:table-cell>
          <table:table-cell office:value-type="float" office:value="170875" table:formula="of:=[.F41]+[.G41]" table:style-name="ce4">
            <text:p>170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5.852231163130944" table:formula="of:=1000000/[.F42]" table:style-name="ce6">
            <text:p>5.85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0" table:style-name="ce1">
            <text:p>40</text:p>
          </table:table-cell>
          <table:table-cell office:value-type="float" office:value="175000" table:formula="of:=[.F42]+[.G42]" table:style-name="ce4">
            <text:p>175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5.7142857142857144" table:formula="of:=1000000/[.F43]" table:style-name="ce6">
            <text:p>5.71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1" table:style-name="ce1">
            <text:p>41</text:p>
          </table:table-cell>
          <table:table-cell office:value-type="float" office:value="179125" table:formula="of:=[.F43]+[.G43]" table:style-name="ce4">
            <text:p>179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5.5826936496859734" table:formula="of:=1000000/[.F44]" table:style-name="ce6">
            <text:p>5.58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2" table:style-name="ce1">
            <text:p>42</text:p>
          </table:table-cell>
          <table:table-cell office:value-type="float" office:value="183250" table:formula="of:=[.F44]+[.G44]" table:style-name="ce4">
            <text:p>183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5.4570259208731242" table:formula="of:=1000000/[.F45]" table:style-name="ce6">
            <text:p>5.45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3" table:style-name="ce1">
            <text:p>43</text:p>
          </table:table-cell>
          <table:table-cell office:value-type="float" office:value="187375" table:formula="of:=[.F45]+[.G45]" table:style-name="ce4">
            <text:p>187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5.3368912608405603" table:formula="of:=1000000/[.F46]" table:style-name="ce6">
            <text:p>5.33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4" table:style-name="ce1">
            <text:p>44</text:p>
          </table:table-cell>
          <table:table-cell office:value-type="float" office:value="191500" table:formula="of:=[.F46]+[.G46]" table:style-name="ce4">
            <text:p>191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5.2219321148825069" table:formula="of:=1000000/[.F47]" table:style-name="ce6">
            <text:p>5.22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5" table:style-name="ce1">
            <text:p>45</text:p>
          </table:table-cell>
          <table:table-cell office:value-type="float" office:value="195625" table:formula="of:=[.F47]+[.G47]" table:style-name="ce4">
            <text:p>195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5.1118210862619806" table:formula="of:=1000000/[.F48]" table:style-name="ce6">
            <text:p>5.11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6" table:style-name="ce1">
            <text:p>46</text:p>
          </table:table-cell>
          <table:table-cell office:value-type="float" office:value="199750" table:formula="of:=[.F48]+[.G48]" table:style-name="ce4">
            <text:p>199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5.0062578222778473" table:formula="of:=1000000/[.F49]" table:style-name="ce6">
            <text:p>5.00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7" table:style-name="ce1">
            <text:p>47</text:p>
          </table:table-cell>
          <table:table-cell office:value-type="float" office:value="203875" table:formula="of:=[.F49]+[.G49]" table:style-name="ce4">
            <text:p>203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4.9049662783568362" table:formula="of:=1000000/[.F50]" table:style-name="ce6">
            <text:p>4.90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8" table:style-name="ce1">
            <text:p>48</text:p>
          </table:table-cell>
          <table:table-cell office:value-type="float" office:value="208000" table:formula="of:=[.F50]+[.G50]" table:style-name="ce4">
            <text:p>208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4.8076923076923075" table:formula="of:=1000000/[.F51]" table:style-name="ce6">
            <text:p>4.80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9" table:style-name="ce1">
            <text:p>49</text:p>
          </table:table-cell>
          <table:table-cell office:value-type="float" office:value="212125" table:formula="of:=[.F51]+[.G51]" table:style-name="ce4">
            <text:p>212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4.7142015321154975" table:formula="of:=1000000/[.F52]" table:style-name="ce6">
            <text:p>4.71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0" table:style-name="ce1">
            <text:p>50</text:p>
          </table:table-cell>
          <table:table-cell office:value-type="float" office:value="216250" table:formula="of:=[.F52]+[.G52]" table:style-name="ce4">
            <text:p>216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4.6242774566473992" table:formula="of:=1000000/[.F53]" table:style-name="ce6">
            <text:p>4.62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1" table:style-name="ce1">
            <text:p>51</text:p>
          </table:table-cell>
          <table:table-cell office:value-type="float" office:value="220375" table:formula="of:=[.F53]+[.G53]" table:style-name="ce4">
            <text:p>220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4.5377197958026088" table:formula="of:=1000000/[.F54]" table:style-name="ce6">
            <text:p>4.53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2" table:style-name="ce1">
            <text:p>52</text:p>
          </table:table-cell>
          <table:table-cell office:value-type="float" office:value="224500" table:formula="of:=[.F54]+[.G54]" table:style-name="ce4">
            <text:p>224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4.4543429844097995" table:formula="of:=1000000/[.F55]" table:style-name="ce6">
            <text:p>4.45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3" table:style-name="ce1">
            <text:p>53</text:p>
          </table:table-cell>
          <table:table-cell office:value-type="float" office:value="228625" table:formula="of:=[.F55]+[.G55]" table:style-name="ce4">
            <text:p>228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4.3739748496446147" table:formula="of:=1000000/[.F56]" table:style-name="ce6">
            <text:p>4.37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4" table:style-name="ce1">
            <text:p>54</text:p>
          </table:table-cell>
          <table:table-cell office:value-type="float" office:value="232750" table:formula="of:=[.F56]+[.G56]" table:style-name="ce4">
            <text:p>232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4.2964554242749733" table:formula="of:=1000000/[.F57]" table:style-name="ce6">
            <text:p>4.29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5" table:style-name="ce1">
            <text:p>55</text:p>
          </table:table-cell>
          <table:table-cell office:value-type="float" office:value="236875" table:formula="of:=[.F57]+[.G57]" table:style-name="ce4">
            <text:p>236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4.2216358839050132" table:formula="of:=1000000/[.F58]" table:style-name="ce6">
            <text:p>4.22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6" table:style-name="ce1">
            <text:p>56</text:p>
          </table:table-cell>
          <table:table-cell office:value-type="float" office:value="241000" table:formula="of:=[.F58]+[.G58]" table:style-name="ce4">
            <text:p>241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4.1493775933609962" table:formula="of:=1000000/[.F59]" table:style-name="ce6">
            <text:p>4.14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7" table:style-name="ce1">
            <text:p>57</text:p>
          </table:table-cell>
          <table:table-cell office:value-type="float" office:value="245125" table:formula="of:=[.F59]+[.G59]" table:style-name="ce4">
            <text:p>245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4.0795512493625701" table:formula="of:=1000000/[.F60]" table:style-name="ce6">
            <text:p>4.08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8" table:style-name="ce1">
            <text:p>58</text:p>
          </table:table-cell>
          <table:table-cell office:value-type="float" office:value="249250" table:formula="of:=[.F60]+[.G60]" table:style-name="ce4">
            <text:p>249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4.0120361083249749" table:formula="of:=1000000/[.F61]" table:style-name="ce6">
            <text:p>4.01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9" table:style-name="ce1">
            <text:p>59</text:p>
          </table:table-cell>
          <table:table-cell office:value-type="float" office:value="253375" table:formula="of:=[.F61]+[.G61]" table:style-name="ce4">
            <text:p>253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3.9467192895905279" table:formula="of:=1000000/[.F62]" table:style-name="ce6">
            <text:p>3.94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0" table:style-name="ce1">
            <text:p>60</text:p>
          </table:table-cell>
          <table:table-cell office:value-type="float" office:value="257500" table:formula="of:=[.F62]+[.G62]" table:style-name="ce4">
            <text:p>257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3.883495145631068" table:formula="of:=1000000/[.F63]" table:style-name="ce6">
            <text:p>3.88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1" table:style-name="ce1">
            <text:p>61</text:p>
          </table:table-cell>
          <table:table-cell office:value-type="float" office:value="261625" table:formula="of:=[.F63]+[.G63]" table:style-name="ce4">
            <text:p>261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3.822264691829909" table:formula="of:=1000000/[.F64]" table:style-name="ce6">
            <text:p>3.82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2" table:style-name="ce1">
            <text:p>62</text:p>
          </table:table-cell>
          <table:table-cell office:value-type="float" office:value="265750" table:formula="of:=[.F64]+[.G64]" table:style-name="ce4">
            <text:p>265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3.7629350893697082" table:formula="of:=1000000/[.F65]" table:style-name="ce6">
            <text:p>3.76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3" table:style-name="ce1">
            <text:p>63</text:p>
          </table:table-cell>
          <table:table-cell office:value-type="float" office:value="269875" table:formula="of:=[.F65]+[.G65]" table:style-name="ce4">
            <text:p>269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3.7054191755442334" table:formula="of:=1000000/[.F66]" table:style-name="ce6">
            <text:p>3.70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4" table:style-name="ce1">
            <text:p>64</text:p>
          </table:table-cell>
          <table:table-cell office:value-type="float" office:value="274000" table:formula="of:=[.F66]+[.G66]" table:style-name="ce4">
            <text:p>274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3.6496350364963503" table:formula="of:=1000000/[.F67]" table:style-name="ce6">
            <text:p>3.65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5" table:style-name="ce1">
            <text:p>65</text:p>
          </table:table-cell>
          <table:table-cell office:value-type="float" office:value="278125" table:formula="of:=[.F67]+[.G67]" table:style-name="ce4">
            <text:p>278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3.595505617977528" table:formula="of:=1000000/[.F68]" table:style-name="ce6">
            <text:p>3.59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6" table:style-name="ce1">
            <text:p>66</text:p>
          </table:table-cell>
          <table:table-cell office:value-type="float" office:value="282250" table:formula="of:=[.F68]+[.G68]" table:style-name="ce4">
            <text:p>282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3.5429583702391496" table:formula="of:=1000000/[.F69]" table:style-name="ce6">
            <text:p>3.54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7" table:style-name="ce1">
            <text:p>67</text:p>
          </table:table-cell>
          <table:table-cell office:value-type="float" office:value="286375" table:formula="of:=[.F69]+[.G69]" table:style-name="ce4">
            <text:p>286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3.4919249236141421" table:formula="of:=1000000/[.F70]" table:style-name="ce6">
            <text:p>3.49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8" table:style-name="ce1">
            <text:p>68</text:p>
          </table:table-cell>
          <table:table-cell office:value-type="float" office:value="290500" table:formula="of:=[.F70]+[.G70]" table:style-name="ce4">
            <text:p>290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3.4423407917383821" table:formula="of:=1000000/[.F71]" table:style-name="ce6">
            <text:p>3.44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9" table:style-name="ce1">
            <text:p>69</text:p>
          </table:table-cell>
          <table:table-cell office:value-type="float" office:value="294625" table:formula="of:=[.F71]+[.G71]" table:style-name="ce4">
            <text:p>294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3.3941450997030125" table:formula="of:=1000000/[.F72]" table:style-name="ce6">
            <text:p>3.39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70" table:style-name="ce1">
            <text:p>70</text:p>
          </table:table-cell>
          <table:table-cell office:value-type="float" office:value="298750" table:formula="of:=[.F72]+[.G72]" table:style-name="ce4">
            <text:p>298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3.3472803347280333" table:formula="of:=1000000/[.F73]" table:style-name="ce6">
            <text:p>3.34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71" table:style-name="ce1">
            <text:p>71</text:p>
          </table:table-cell>
          <table:table-cell office:value-type="float" office:value="302875" table:formula="of:=[.F73]+[.G73]" table:style-name="ce4">
            <text:p>302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3.3016921172100702" table:formula="of:=1000000/[.F74]" table:style-name="ce6">
            <text:p>3.30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72" table:style-name="ce1">
            <text:p>72</text:p>
          </table:table-cell>
          <table:table-cell office:value-type="float" office:value="307000" table:formula="of:=[.F74]+[.G74]" table:style-name="ce4">
            <text:p>307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3.2573289902280131" table:formula="of:=1000000/[.F75]" table:style-name="ce6">
            <text:p>3.25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73" table:style-name="ce1">
            <text:p>73</text:p>
          </table:table-cell>
          <table:table-cell office:value-type="float" office:value="311125" table:formula="of:=[.F75]+[.G75]" table:style-name="ce4">
            <text:p>311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3.2141422257934913" table:formula="of:=1000000/[.F76]" table:style-name="ce6">
            <text:p>3.21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74" table:style-name="ce1">
            <text:p>74</text:p>
          </table:table-cell>
          <table:table-cell office:value-type="float" office:value="315250" table:formula="of:=[.F76]+[.G76]" table:style-name="ce4">
            <text:p>315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3.1720856463124503" table:formula="of:=1000000/[.F77]" table:style-name="ce6">
            <text:p>3.17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75" table:style-name="ce1">
            <text:p>75</text:p>
          </table:table-cell>
          <table:table-cell office:value-type="float" office:value="319375" table:formula="of:=[.F77]+[.G77]" table:style-name="ce4">
            <text:p>319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3.131115459882583" table:formula="of:=1000000/[.F78]" table:style-name="ce6">
            <text:p>3.13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76" table:style-name="ce1">
            <text:p>76</text:p>
          </table:table-cell>
          <table:table-cell office:value-type="float" office:value="323500" table:formula="of:=[.F78]+[.G78]" table:style-name="ce4">
            <text:p>323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3.091190108191654" table:formula="of:=1000000/[.F79]" table:style-name="ce6">
            <text:p>3.09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77" table:style-name="ce1">
            <text:p>77</text:p>
          </table:table-cell>
          <table:table-cell office:value-type="float" office:value="327625" table:formula="of:=[.F79]+[.G79]" table:style-name="ce4">
            <text:p>327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3.0522701259061429" table:formula="of:=1000000/[.F80]" table:style-name="ce6">
            <text:p>3.05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78" table:style-name="ce1">
            <text:p>78</text:p>
          </table:table-cell>
          <table:table-cell office:value-type="float" office:value="331750" table:formula="of:=[.F80]+[.G80]" table:style-name="ce4">
            <text:p>331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3.0143180105501131" table:formula="of:=1000000/[.F81]" table:style-name="ce6">
            <text:p>3.01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79" table:style-name="ce1">
            <text:p>79</text:p>
          </table:table-cell>
          <table:table-cell office:value-type="float" office:value="335875" table:formula="of:=[.F81]+[.G81]" table:style-name="ce4">
            <text:p>335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2.97729810197246" table:formula="of:=1000000/[.F82]" table:style-name="ce6">
            <text:p>2.97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80" table:style-name="ce1">
            <text:p>80</text:p>
          </table:table-cell>
          <table:table-cell office:value-type="float" office:value="340000" table:formula="of:=[.F82]+[.G82]" table:style-name="ce4">
            <text:p>340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2.9411764705882355" table:formula="of:=1000000/[.F83]" table:style-name="ce6">
            <text:p>2.94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81" table:style-name="ce1">
            <text:p>81</text:p>
          </table:table-cell>
          <table:table-cell office:value-type="float" office:value="344125" table:formula="of:=[.F83]+[.G83]" table:style-name="ce4">
            <text:p>344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2.9059208136578278" table:formula="of:=1000000/[.F84]" table:style-name="ce6">
            <text:p>2.90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82" table:style-name="ce1">
            <text:p>82</text:p>
          </table:table-cell>
          <table:table-cell office:value-type="float" office:value="348250" table:formula="of:=[.F84]+[.G84]" table:style-name="ce4">
            <text:p>348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2.8715003589375447" table:formula="of:=1000000/[.F85]" table:style-name="ce6">
            <text:p>2.87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83" table:style-name="ce1">
            <text:p>83</text:p>
          </table:table-cell>
          <table:table-cell office:value-type="float" office:value="352375" table:formula="of:=[.F85]+[.G85]" table:style-name="ce4">
            <text:p>352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2.8378857750975524" table:formula="of:=1000000/[.F86]" table:style-name="ce6">
            <text:p>2.83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84" table:style-name="ce1">
            <text:p>84</text:p>
          </table:table-cell>
          <table:table-cell office:value-type="float" office:value="356500" table:formula="of:=[.F86]+[.G86]" table:style-name="ce4">
            <text:p>356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2.8050490883590462" table:formula="of:=1000000/[.F87]" table:style-name="ce6">
            <text:p>2.80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85" table:style-name="ce1">
            <text:p>85</text:p>
          </table:table-cell>
          <table:table-cell office:value-type="float" office:value="360625" table:formula="of:=[.F87]+[.G87]" table:style-name="ce4">
            <text:p>360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2.7729636048526864" table:formula="of:=1000000/[.F88]" table:style-name="ce6">
            <text:p>2.77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86" table:style-name="ce1">
            <text:p>86</text:p>
          </table:table-cell>
          <table:table-cell office:value-type="float" office:value="364750" table:formula="of:=[.F88]+[.G88]" table:style-name="ce4">
            <text:p>364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2.7416038382453736" table:formula="of:=1000000/[.F89]" table:style-name="ce6">
            <text:p>2.74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87" table:style-name="ce1">
            <text:p>87</text:p>
          </table:table-cell>
          <table:table-cell office:value-type="float" office:value="368875" table:formula="of:=[.F89]+[.G89]" table:style-name="ce4">
            <text:p>368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2.7109454422229753" table:formula="of:=1000000/[.F90]" table:style-name="ce6">
            <text:p>2.71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88" table:style-name="ce1">
            <text:p>88</text:p>
          </table:table-cell>
          <table:table-cell office:value-type="float" office:value="373000" table:formula="of:=[.F90]+[.G90]" table:style-name="ce4">
            <text:p>373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2.6809651474530831" table:formula="of:=1000000/[.F91]" table:style-name="ce6">
            <text:p>2.68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89" table:style-name="ce1">
            <text:p>89</text:p>
          </table:table-cell>
          <table:table-cell office:value-type="float" office:value="377125" table:formula="of:=[.F91]+[.G91]" table:style-name="ce4">
            <text:p>377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2.6516407026847864" table:formula="of:=1000000/[.F92]" table:style-name="ce6">
            <text:p>2.65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90" table:style-name="ce1">
            <text:p>90</text:p>
          </table:table-cell>
          <table:table-cell office:value-type="float" office:value="381250" table:formula="of:=[.F92]+[.G92]" table:style-name="ce4">
            <text:p>381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2.622950819672131" table:formula="of:=1000000/[.F93]" table:style-name="ce6">
            <text:p>2.62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91" table:style-name="ce1">
            <text:p>91</text:p>
          </table:table-cell>
          <table:table-cell office:value-type="float" office:value="385375" table:formula="of:=[.F93]+[.G93]" table:style-name="ce4">
            <text:p>385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2.5948751216347712" table:formula="of:=1000000/[.F94]" table:style-name="ce6">
            <text:p>2.59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92" table:style-name="ce1">
            <text:p>92</text:p>
          </table:table-cell>
          <table:table-cell office:value-type="float" office:value="389500" table:formula="of:=[.F94]+[.G94]" table:style-name="ce4">
            <text:p>389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2.5673940949935816" table:formula="of:=1000000/[.F95]" table:style-name="ce6">
            <text:p>2.56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93" table:style-name="ce1">
            <text:p>93</text:p>
          </table:table-cell>
          <table:table-cell office:value-type="float" office:value="393625" table:formula="of:=[.F95]+[.G95]" table:style-name="ce4">
            <text:p>393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2.5404890441409971" table:formula="of:=1000000/[.F96]" table:style-name="ce6">
            <text:p>2.54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94" table:style-name="ce1">
            <text:p>94</text:p>
          </table:table-cell>
          <table:table-cell office:value-type="float" office:value="397750" table:formula="of:=[.F96]+[.G96]" table:style-name="ce4">
            <text:p>397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2.5141420490257698" table:formula="of:=1000000/[.F97]" table:style-name="ce6">
            <text:p>2.51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95" table:style-name="ce1">
            <text:p>95</text:p>
          </table:table-cell>
          <table:table-cell office:value-type="float" office:value="401875" table:formula="of:=[.F97]+[.G97]" table:style-name="ce4">
            <text:p>401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2.4883359253499222" table:formula="of:=1000000/[.F98]" table:style-name="ce6">
            <text:p>2.48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96" table:style-name="ce1">
            <text:p>96</text:p>
          </table:table-cell>
          <table:table-cell office:value-type="float" office:value="406000" table:formula="of:=[.F98]+[.G98]" table:style-name="ce4">
            <text:p>406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2.4630541871921183" table:formula="of:=1000000/[.F99]" table:style-name="ce6">
            <text:p>2.46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97" table:style-name="ce1">
            <text:p>97</text:p>
          </table:table-cell>
          <table:table-cell office:value-type="float" office:value="410125" table:formula="of:=[.F99]+[.G99]" table:style-name="ce4">
            <text:p>410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2.4382810118866201" table:formula="of:=1000000/[.F100]" table:style-name="ce6">
            <text:p>2.43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98" table:style-name="ce1">
            <text:p>98</text:p>
          </table:table-cell>
          <table:table-cell office:value-type="float" office:value="414250" table:formula="of:=[.F100]+[.G100]" table:style-name="ce4">
            <text:p>414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2.4140012070006036" table:formula="of:=1000000/[.F101]" table:style-name="ce6">
            <text:p>2.41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99" table:style-name="ce1">
            <text:p>99</text:p>
          </table:table-cell>
          <table:table-cell office:value-type="float" office:value="418375" table:formula="of:=[.F101]+[.G101]" table:style-name="ce4">
            <text:p>418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2.3902001792650136" table:formula="of:=1000000/[.F102]" table:style-name="ce6">
            <text:p>2.39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0" table:style-name="ce1">
            <text:p>100</text:p>
          </table:table-cell>
          <table:table-cell office:value-type="float" office:value="422500" table:formula="of:=[.F102]+[.G102]" table:style-name="ce4">
            <text:p>422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2.3668639053254439" table:formula="of:=1000000/[.F103]" table:style-name="ce6">
            <text:p>2.36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1" table:style-name="ce1">
            <text:p>101</text:p>
          </table:table-cell>
          <table:table-cell office:value-type="float" office:value="426625" table:formula="of:=[.F103]+[.G103]" table:style-name="ce4">
            <text:p>426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2.3439789041898624" table:formula="of:=1000000/[.F104]" table:style-name="ce6">
            <text:p>2.34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2" table:style-name="ce1">
            <text:p>102</text:p>
          </table:table-cell>
          <table:table-cell office:value-type="float" office:value="430750" table:formula="of:=[.F104]+[.G104]" table:style-name="ce4">
            <text:p>430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2.3215322112594312" table:formula="of:=1000000/[.F105]" table:style-name="ce6">
            <text:p>2.32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3" table:style-name="ce1">
            <text:p>103</text:p>
          </table:table-cell>
          <table:table-cell office:value-type="float" office:value="434875" table:formula="of:=[.F105]+[.G105]" table:style-name="ce4">
            <text:p>434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2.2995113538373095" table:formula="of:=1000000/[.F106]" table:style-name="ce6">
            <text:p>2.30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4" table:style-name="ce1">
            <text:p>104</text:p>
          </table:table-cell>
          <table:table-cell office:value-type="float" office:value="439000" table:formula="of:=[.F106]+[.G106]" table:style-name="ce4">
            <text:p>439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2.2779043280182232" table:formula="of:=1000000/[.F107]" table:style-name="ce6">
            <text:p>2.27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5" table:style-name="ce1">
            <text:p>105</text:p>
          </table:table-cell>
          <table:table-cell office:value-type="float" office:value="443125" table:formula="of:=[.F107]+[.G107]" table:style-name="ce4">
            <text:p>443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2.2566995768688294" table:formula="of:=1000000/[.F108]" table:style-name="ce6">
            <text:p>2.25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6" table:style-name="ce1">
            <text:p>106</text:p>
          </table:table-cell>
          <table:table-cell office:value-type="float" office:value="447250" table:formula="of:=[.F108]+[.G108]" table:style-name="ce4">
            <text:p>447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2.2358859698155396" table:formula="of:=1000000/[.F109]" table:style-name="ce6">
            <text:p>2.23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7" table:style-name="ce1">
            <text:p>107</text:p>
          </table:table-cell>
          <table:table-cell office:value-type="float" office:value="451375" table:formula="of:=[.F109]+[.G109]" table:style-name="ce4">
            <text:p>451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2.2154527831625588" table:formula="of:=1000000/[.F110]" table:style-name="ce6">
            <text:p>2.21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8" table:style-name="ce1">
            <text:p>108</text:p>
          </table:table-cell>
          <table:table-cell office:value-type="float" office:value="455500" table:formula="of:=[.F110]+[.G110]" table:style-name="ce4">
            <text:p>455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2.1953896816684964" table:formula="of:=1000000/[.F111]" table:style-name="ce6">
            <text:p>2.19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9" table:style-name="ce1">
            <text:p>109</text:p>
          </table:table-cell>
          <table:table-cell office:value-type="float" office:value="459625" table:formula="of:=[.F111]+[.G111]" table:style-name="ce4">
            <text:p>459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2.1756867011150396" table:formula="of:=1000000/[.F112]" table:style-name="ce6">
            <text:p>2.17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10" table:style-name="ce1">
            <text:p>110</text:p>
          </table:table-cell>
          <table:table-cell office:value-type="float" office:value="463750" table:formula="of:=[.F112]+[.G112]" table:style-name="ce4">
            <text:p>463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2.1563342318059298" table:formula="of:=1000000/[.F113]" table:style-name="ce6">
            <text:p>2.15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11" table:style-name="ce1">
            <text:p>111</text:p>
          </table:table-cell>
          <table:table-cell office:value-type="float" office:value="467875" table:formula="of:=[.F113]+[.G113]" table:style-name="ce4">
            <text:p>467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2.1373230029388193" table:formula="of:=1000000/[.F114]" table:style-name="ce6">
            <text:p>2.13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12" table:style-name="ce1">
            <text:p>112</text:p>
          </table:table-cell>
          <table:table-cell office:value-type="float" office:value="472000" table:formula="of:=[.F114]+[.G114]" table:style-name="ce4">
            <text:p>472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2.1186440677966103" table:formula="of:=1000000/[.F115]" table:style-name="ce6">
            <text:p>2.11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13" table:style-name="ce1">
            <text:p>113</text:p>
          </table:table-cell>
          <table:table-cell office:value-type="float" office:value="476125" table:formula="of:=[.F115]+[.G115]" table:style-name="ce4">
            <text:p>476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2.1002887897085851" table:formula="of:=1000000/[.F116]" table:style-name="ce6">
            <text:p>2.10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14" table:style-name="ce1">
            <text:p>114</text:p>
          </table:table-cell>
          <table:table-cell office:value-type="float" office:value="480250" table:formula="of:=[.F116]+[.G116]" table:style-name="ce4">
            <text:p>480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2.0822488287350338" table:formula="of:=1000000/[.F117]" table:style-name="ce6">
            <text:p>2.08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15" table:style-name="ce1">
            <text:p>115</text:p>
          </table:table-cell>
          <table:table-cell office:value-type="float" office:value="484375" table:formula="of:=[.F117]+[.G117]" table:style-name="ce4">
            <text:p>484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2.064516129032258" table:formula="of:=1000000/[.F118]" table:style-name="ce6">
            <text:p>2.06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16" table:style-name="ce1">
            <text:p>116</text:p>
          </table:table-cell>
          <table:table-cell office:value-type="float" office:value="488500" table:formula="of:=[.F118]+[.G118]" table:style-name="ce4">
            <text:p>488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2.0470829068577276" table:formula="of:=1000000/[.F119]" table:style-name="ce6">
            <text:p>2.04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17" table:style-name="ce1">
            <text:p>117</text:p>
          </table:table-cell>
          <table:table-cell office:value-type="float" office:value="492625" table:formula="of:=[.F119]+[.G119]" table:style-name="ce4">
            <text:p>492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2.0299416391778737" table:formula="of:=1000000/[.F120]" table:style-name="ce6">
            <text:p>2.03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18" table:style-name="ce1">
            <text:p>118</text:p>
          </table:table-cell>
          <table:table-cell office:value-type="float" office:value="496750" table:formula="of:=[.F120]+[.G120]" table:style-name="ce4">
            <text:p>496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2.0130850528434827" table:formula="of:=1000000/[.F121]" table:style-name="ce6">
            <text:p>2.01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19" table:style-name="ce1">
            <text:p>119</text:p>
          </table:table-cell>
          <table:table-cell office:value-type="float" office:value="500875" table:formula="of:=[.F121]+[.G121]" table:style-name="ce4">
            <text:p>500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9965061142999752" table:formula="of:=1000000/[.F122]" table:style-name="ce6">
            <text:p>1.99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20" table:style-name="ce1">
            <text:p>120</text:p>
          </table:table-cell>
          <table:table-cell office:value-type="float" office:value="505000" table:formula="of:=[.F122]+[.G122]" table:style-name="ce4">
            <text:p>505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9801980198019802" table:formula="of:=1000000/[.F123]" table:style-name="ce6">
            <text:p>1.98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21" table:style-name="ce1">
            <text:p>121</text:p>
          </table:table-cell>
          <table:table-cell office:value-type="float" office:value="509125" table:formula="of:=[.F123]+[.G123]" table:style-name="ce4">
            <text:p>509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9641541861036091" table:formula="of:=1000000/[.F124]" table:style-name="ce6">
            <text:p>1.96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22" table:style-name="ce1">
            <text:p>122</text:p>
          </table:table-cell>
          <table:table-cell office:value-type="float" office:value="513250" table:formula="of:=[.F124]+[.G124]" table:style-name="ce4">
            <text:p>513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948368241597662" table:formula="of:=1000000/[.F125]" table:style-name="ce6">
            <text:p>1.94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23" table:style-name="ce1">
            <text:p>123</text:p>
          </table:table-cell>
          <table:table-cell office:value-type="float" office:value="517375" table:formula="of:=[.F125]+[.G125]" table:style-name="ce4">
            <text:p>517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9328340178787147" table:formula="of:=1000000/[.F126]" table:style-name="ce6">
            <text:p>1.93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24" table:style-name="ce1">
            <text:p>124</text:p>
          </table:table-cell>
          <table:table-cell office:value-type="float" office:value="521500" table:formula="of:=[.F126]+[.G126]" table:style-name="ce4">
            <text:p>521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9175455417066156" table:formula="of:=1000000/[.F127]" table:style-name="ce6">
            <text:p>1.91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25" table:style-name="ce1">
            <text:p>125</text:p>
          </table:table-cell>
          <table:table-cell office:value-type="float" office:value="525625" table:formula="of:=[.F127]+[.G127]" table:style-name="ce4">
            <text:p>525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9024970273483948" table:formula="of:=1000000/[.F128]" table:style-name="ce6">
            <text:p>1.90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26" table:style-name="ce1">
            <text:p>126</text:p>
          </table:table-cell>
          <table:table-cell office:value-type="float" office:value="529750" table:formula="of:=[.F128]+[.G128]" table:style-name="ce4">
            <text:p>529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8876828692779613" table:formula="of:=1000000/[.F129]" table:style-name="ce6">
            <text:p>1.88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27" table:style-name="ce1">
            <text:p>127</text:p>
          </table:table-cell>
          <table:table-cell office:value-type="float" office:value="533875" table:formula="of:=[.F129]+[.G129]" table:style-name="ce4">
            <text:p>533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8730976352142354" table:formula="of:=1000000/[.F130]" table:style-name="ce6">
            <text:p>1.87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28" table:style-name="ce1">
            <text:p>128</text:p>
          </table:table-cell>
          <table:table-cell office:value-type="float" office:value="538000" table:formula="of:=[.F130]+[.G130]" table:style-name="ce4">
            <text:p>538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8587360594795539" table:formula="of:=1000000/[.F131]" table:style-name="ce6">
            <text:p>1.85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29" table:style-name="ce1">
            <text:p>129</text:p>
          </table:table-cell>
          <table:table-cell office:value-type="float" office:value="542125" table:formula="of:=[.F131]+[.G131]" table:style-name="ce4">
            <text:p>542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8445930366612866" table:formula="of:=1000000/[.F132]" table:style-name="ce6">
            <text:p>1.84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30" table:style-name="ce1">
            <text:p>130</text:p>
          </table:table-cell>
          <table:table-cell office:value-type="float" office:value="546250" table:formula="of:=[.F132]+[.G132]" table:style-name="ce4">
            <text:p>546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8306636155606408" table:formula="of:=1000000/[.F133]" table:style-name="ce6">
            <text:p>1.83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31" table:style-name="ce1">
            <text:p>131</text:p>
          </table:table-cell>
          <table:table-cell office:value-type="float" office:value="550375" table:formula="of:=[.F133]+[.G133]" table:style-name="ce4">
            <text:p>550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8169429934135817" table:formula="of:=1000000/[.F134]" table:style-name="ce6">
            <text:p>1.81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32" table:style-name="ce1">
            <text:p>132</text:p>
          </table:table-cell>
          <table:table-cell office:value-type="float" office:value="554500" table:formula="of:=[.F134]+[.G134]" table:style-name="ce4">
            <text:p>554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8034265103697025" table:formula="of:=1000000/[.F135]" table:style-name="ce6">
            <text:p>1.80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33" table:style-name="ce1">
            <text:p>133</text:p>
          </table:table-cell>
          <table:table-cell office:value-type="float" office:value="558625" table:formula="of:=[.F135]+[.G135]" table:style-name="ce4">
            <text:p>558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7901096442157083" table:formula="of:=1000000/[.F136]" table:style-name="ce6">
            <text:p>1.79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34" table:style-name="ce1">
            <text:p>134</text:p>
          </table:table-cell>
          <table:table-cell office:value-type="float" office:value="562750" table:formula="of:=[.F136]+[.G136]" table:style-name="ce4">
            <text:p>562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7769880053309641" table:formula="of:=1000000/[.F137]" table:style-name="ce6">
            <text:p>1.77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35" table:style-name="ce1">
            <text:p>135</text:p>
          </table:table-cell>
          <table:table-cell office:value-type="float" office:value="566875" table:formula="of:=[.F137]+[.G137]" table:style-name="ce4">
            <text:p>566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7640573318632855" table:formula="of:=1000000/[.F138]" table:style-name="ce6">
            <text:p>1.76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36" table:style-name="ce1">
            <text:p>136</text:p>
          </table:table-cell>
          <table:table-cell office:value-type="float" office:value="571000" table:formula="of:=[.F138]+[.G138]" table:style-name="ce4">
            <text:p>571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7513134851138354" table:formula="of:=1000000/[.F139]" table:style-name="ce6">
            <text:p>1.75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37" table:style-name="ce1">
            <text:p>137</text:p>
          </table:table-cell>
          <table:table-cell office:value-type="float" office:value="575125" table:formula="of:=[.F139]+[.G139]" table:style-name="ce4">
            <text:p>575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738752445120626" table:formula="of:=1000000/[.F140]" table:style-name="ce6">
            <text:p>1.73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38" table:style-name="ce1">
            <text:p>138</text:p>
          </table:table-cell>
          <table:table-cell office:value-type="float" office:value="579250" table:formula="of:=[.F140]+[.G140]" table:style-name="ce4">
            <text:p>579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7263703064307294" table:formula="of:=1000000/[.F141]" table:style-name="ce6">
            <text:p>1.72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39" table:style-name="ce1">
            <text:p>139</text:p>
          </table:table-cell>
          <table:table-cell office:value-type="float" office:value="583375" table:formula="of:=[.F141]+[.G141]" table:style-name="ce4">
            <text:p>583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7141632740518535" table:formula="of:=1000000/[.F142]" table:style-name="ce6">
            <text:p>1.71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40" table:style-name="ce1">
            <text:p>140</text:p>
          </table:table-cell>
          <table:table-cell office:value-type="float" office:value="587500" table:formula="of:=[.F142]+[.G142]" table:style-name="ce4">
            <text:p>587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7021276595744681" table:formula="of:=1000000/[.F143]" table:style-name="ce6">
            <text:p>1.70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41" table:style-name="ce1">
            <text:p>141</text:p>
          </table:table-cell>
          <table:table-cell office:value-type="float" office:value="591625" table:formula="of:=[.F143]+[.G143]" table:style-name="ce4">
            <text:p>591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6902598774561588" table:formula="of:=1000000/[.F144]" table:style-name="ce6">
            <text:p>1.69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42" table:style-name="ce1">
            <text:p>142</text:p>
          </table:table-cell>
          <table:table-cell office:value-type="float" office:value="595750" table:formula="of:=[.F144]+[.G144]" table:style-name="ce4">
            <text:p>595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678556441460344" table:formula="of:=1000000/[.F145]" table:style-name="ce6">
            <text:p>1.67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43" table:style-name="ce1">
            <text:p>143</text:p>
          </table:table-cell>
          <table:table-cell office:value-type="float" office:value="599875" table:formula="of:=[.F145]+[.G145]" table:style-name="ce4">
            <text:p>599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6670139612419255" table:formula="of:=1000000/[.F146]" table:style-name="ce6">
            <text:p>1.66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44" table:style-name="ce1">
            <text:p>144</text:p>
          </table:table-cell>
          <table:table-cell office:value-type="float" office:value="604000" table:formula="of:=[.F146]+[.G146]" table:style-name="ce4">
            <text:p>604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6556291390728477" table:formula="of:=1000000/[.F147]" table:style-name="ce6">
            <text:p>1.65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45" table:style-name="ce1">
            <text:p>145</text:p>
          </table:table-cell>
          <table:table-cell office:value-type="float" office:value="608125" table:formula="of:=[.F147]+[.G147]" table:style-name="ce4">
            <text:p>608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644398766700925" table:formula="of:=1000000/[.F148]" table:style-name="ce6">
            <text:p>1.64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46" table:style-name="ce1">
            <text:p>146</text:p>
          </table:table-cell>
          <table:table-cell office:value-type="float" office:value="612250" table:formula="of:=[.F148]+[.G148]" table:style-name="ce4">
            <text:p>612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6333197223356473" table:formula="of:=1000000/[.F149]" table:style-name="ce6">
            <text:p>1.63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47" table:style-name="ce1">
            <text:p>147</text:p>
          </table:table-cell>
          <table:table-cell office:value-type="float" office:value="616375" table:formula="of:=[.F149]+[.G149]" table:style-name="ce4">
            <text:p>616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6223889677550192" table:formula="of:=1000000/[.F150]" table:style-name="ce6">
            <text:p>1.62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48" table:style-name="ce1">
            <text:p>148</text:p>
          </table:table-cell>
          <table:table-cell office:value-type="float" office:value="620500" table:formula="of:=[.F150]+[.G150]" table:style-name="ce4">
            <text:p>620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6116035455278002" table:formula="of:=1000000/[.F151]" table:style-name="ce6">
            <text:p>1.61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49" table:style-name="ce1">
            <text:p>149</text:p>
          </table:table-cell>
          <table:table-cell office:value-type="float" office:value="624625" table:formula="of:=[.F151]+[.G151]" table:style-name="ce4">
            <text:p>624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6009605763458075" table:formula="of:=1000000/[.F152]" table:style-name="ce6">
            <text:p>1.60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50" table:style-name="ce1">
            <text:p>150</text:p>
          </table:table-cell>
          <table:table-cell office:value-type="float" office:value="628750" table:formula="of:=[.F152]+[.G152]" table:style-name="ce4">
            <text:p>628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5904572564612327" table:formula="of:=1000000/[.F153]" table:style-name="ce6">
            <text:p>1.59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51" table:style-name="ce1">
            <text:p>151</text:p>
          </table:table-cell>
          <table:table-cell office:value-type="float" office:value="632875" table:formula="of:=[.F153]+[.G153]" table:style-name="ce4">
            <text:p>632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5800908552241755" table:formula="of:=1000000/[.F154]" table:style-name="ce6">
            <text:p>1.58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52" table:style-name="ce1">
            <text:p>152</text:p>
          </table:table-cell>
          <table:table-cell office:value-type="float" office:value="637000" table:formula="of:=[.F154]+[.G154]" table:style-name="ce4">
            <text:p>637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5698587127158556" table:formula="of:=1000000/[.F155]" table:style-name="ce6">
            <text:p>1.57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53" table:style-name="ce1">
            <text:p>153</text:p>
          </table:table-cell>
          <table:table-cell office:value-type="float" office:value="641125" table:formula="of:=[.F155]+[.G155]" table:style-name="ce4">
            <text:p>641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5597582374731918" table:formula="of:=1000000/[.F156]" table:style-name="ce6">
            <text:p>1.56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54" table:style-name="ce1">
            <text:p>154</text:p>
          </table:table-cell>
          <table:table-cell office:value-type="float" office:value="645250" table:formula="of:=[.F156]+[.G156]" table:style-name="ce4">
            <text:p>645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5497869043006587" table:formula="of:=1000000/[.F157]" table:style-name="ce6">
            <text:p>1.55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55" table:style-name="ce1">
            <text:p>155</text:p>
          </table:table-cell>
          <table:table-cell office:value-type="float" office:value="649375" table:formula="of:=[.F157]+[.G157]" table:style-name="ce4">
            <text:p>649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5399422521655437" table:formula="of:=1000000/[.F158]" table:style-name="ce6">
            <text:p>1.54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56" table:style-name="ce1">
            <text:p>156</text:p>
          </table:table-cell>
          <table:table-cell office:value-type="float" office:value="653500" table:formula="of:=[.F158]+[.G158]" table:style-name="ce4">
            <text:p>653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530221882172915" table:formula="of:=1000000/[.F159]" table:style-name="ce6">
            <text:p>1.53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57" table:style-name="ce1">
            <text:p>157</text:p>
          </table:table-cell>
          <table:table-cell office:value-type="float" office:value="657625" table:formula="of:=[.F159]+[.G159]" table:style-name="ce4">
            <text:p>657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5206234556168028" table:formula="of:=1000000/[.F160]" table:style-name="ce6">
            <text:p>1.52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58" table:style-name="ce1">
            <text:p>158</text:p>
          </table:table-cell>
          <table:table-cell office:value-type="float" office:value="661750" table:formula="of:=[.F160]+[.G160]" table:style-name="ce4">
            <text:p>661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511144692104269" table:formula="of:=1000000/[.F161]" table:style-name="ce6">
            <text:p>1.51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59" table:style-name="ce1">
            <text:p>159</text:p>
          </table:table-cell>
          <table:table-cell office:value-type="float" office:value="665875" table:formula="of:=[.F161]+[.G161]" table:style-name="ce4">
            <text:p>665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5017833677492021" table:formula="of:=1000000/[.F162]" table:style-name="ce6">
            <text:p>1.50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60" table:style-name="ce1">
            <text:p>160</text:p>
          </table:table-cell>
          <table:table-cell office:value-type="float" office:value="670000" table:formula="of:=[.F162]+[.G162]" table:style-name="ce4">
            <text:p>670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4925373134328359" table:formula="of:=1000000/[.F163]" table:style-name="ce6">
            <text:p>1.49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61" table:style-name="ce1">
            <text:p>161</text:p>
          </table:table-cell>
          <table:table-cell office:value-type="float" office:value="674125" table:formula="of:=[.F163]+[.G163]" table:style-name="ce4">
            <text:p>674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483404413128129" table:formula="of:=1000000/[.F164]" table:style-name="ce6">
            <text:p>1.48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62" table:style-name="ce1">
            <text:p>162</text:p>
          </table:table-cell>
          <table:table-cell office:value-type="float" office:value="678250" table:formula="of:=[.F164]+[.G164]" table:style-name="ce4">
            <text:p>678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4743826022852931" table:formula="of:=1000000/[.F165]" table:style-name="ce6">
            <text:p>1.47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63" table:style-name="ce1">
            <text:p>163</text:p>
          </table:table-cell>
          <table:table-cell office:value-type="float" office:value="682375" table:formula="of:=[.F165]+[.G165]" table:style-name="ce4">
            <text:p>682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4654698662758747" table:formula="of:=1000000/[.F166]" table:style-name="ce6">
            <text:p>1.46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64" table:style-name="ce1">
            <text:p>164</text:p>
          </table:table-cell>
          <table:table-cell office:value-type="float" office:value="686500" table:formula="of:=[.F166]+[.G166]" table:style-name="ce4">
            <text:p>686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4566642388929352" table:formula="of:=1000000/[.F167]" table:style-name="ce6">
            <text:p>1.45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65" table:style-name="ce1">
            <text:p>165</text:p>
          </table:table-cell>
          <table:table-cell office:value-type="float" office:value="690625" table:formula="of:=[.F167]+[.G167]" table:style-name="ce4">
            <text:p>690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4479638009049773" table:formula="of:=1000000/[.F168]" table:style-name="ce6">
            <text:p>1.44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66" table:style-name="ce1">
            <text:p>166</text:p>
          </table:table-cell>
          <table:table-cell office:value-type="float" office:value="694750" table:formula="of:=[.F168]+[.G168]" table:style-name="ce4">
            <text:p>694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439366678661389" table:formula="of:=1000000/[.F169]" table:style-name="ce6">
            <text:p>1.43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67" table:style-name="ce1">
            <text:p>167</text:p>
          </table:table-cell>
          <table:table-cell office:value-type="float" office:value="698875" table:formula="of:=[.F169]+[.G169]" table:style-name="ce4">
            <text:p>698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4308710427472724" table:formula="of:=1000000/[.F170]" table:style-name="ce6">
            <text:p>1.43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68" table:style-name="ce1">
            <text:p>168</text:p>
          </table:table-cell>
          <table:table-cell office:value-type="float" office:value="703000" table:formula="of:=[.F170]+[.G170]" table:style-name="ce4">
            <text:p>703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4224751066856329" table:formula="of:=1000000/[.F171]" table:style-name="ce6">
            <text:p>1.42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69" table:style-name="ce1">
            <text:p>169</text:p>
          </table:table-cell>
          <table:table-cell office:value-type="float" office:value="707125" table:formula="of:=[.F171]+[.G171]" table:style-name="ce4">
            <text:p>707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414177125684992" table:formula="of:=1000000/[.F172]" table:style-name="ce6">
            <text:p>1.41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70" table:style-name="ce1">
            <text:p>170</text:p>
          </table:table-cell>
          <table:table-cell office:value-type="float" office:value="711250" table:formula="of:=[.F172]+[.G172]" table:style-name="ce4">
            <text:p>711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40597539543058" table:formula="of:=1000000/[.F173]" table:style-name="ce6">
            <text:p>1.40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71" table:style-name="ce1">
            <text:p>171</text:p>
          </table:table-cell>
          <table:table-cell office:value-type="float" office:value="715375" table:formula="of:=[.F173]+[.G173]" table:style-name="ce4">
            <text:p>715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397868250917351" table:formula="of:=1000000/[.F174]" table:style-name="ce6">
            <text:p>1.39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72" table:style-name="ce1">
            <text:p>172</text:p>
          </table:table-cell>
          <table:table-cell office:value-type="float" office:value="719500" table:formula="of:=[.F174]+[.G174]" table:style-name="ce4">
            <text:p>719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389854065323141" table:formula="of:=1000000/[.F175]" table:style-name="ce6">
            <text:p>1.39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73" table:style-name="ce1">
            <text:p>173</text:p>
          </table:table-cell>
          <table:table-cell office:value-type="float" office:value="723625" table:formula="of:=[.F175]+[.G175]" table:style-name="ce4">
            <text:p>723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3819312489203661" table:formula="of:=1000000/[.F176]" table:style-name="ce6">
            <text:p>1.38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74" table:style-name="ce1">
            <text:p>174</text:p>
          </table:table-cell>
          <table:table-cell office:value-type="float" office:value="727750" table:formula="of:=[.F176]+[.G176]" table:style-name="ce4">
            <text:p>727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3740982480247337" table:formula="of:=1000000/[.F177]" table:style-name="ce6">
            <text:p>1.37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75" table:style-name="ce1">
            <text:p>175</text:p>
          </table:table-cell>
          <table:table-cell office:value-type="float" office:value="731875" table:formula="of:=[.F177]+[.G177]" table:style-name="ce4">
            <text:p>731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3663535439795047" table:formula="of:=1000000/[.F178]" table:style-name="ce6">
            <text:p>1.36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76" table:style-name="ce1">
            <text:p>176</text:p>
          </table:table-cell>
          <table:table-cell office:value-type="float" office:value="736000" table:formula="of:=[.F178]+[.G178]" table:style-name="ce4">
            <text:p>736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3586956521739131" table:formula="of:=1000000/[.F179]" table:style-name="ce6">
            <text:p>1.35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77" table:style-name="ce1">
            <text:p>177</text:p>
          </table:table-cell>
          <table:table-cell office:value-type="float" office:value="740125" table:formula="of:=[.F179]+[.G179]" table:style-name="ce4">
            <text:p>740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3511231210944097" table:formula="of:=1000000/[.F180]" table:style-name="ce6">
            <text:p>1.35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78" table:style-name="ce1">
            <text:p>178</text:p>
          </table:table-cell>
          <table:table-cell office:value-type="float" office:value="744250" table:formula="of:=[.F180]+[.G180]" table:style-name="ce4">
            <text:p>744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3436345314074571" table:formula="of:=1000000/[.F181]" table:style-name="ce6">
            <text:p>1.34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79" table:style-name="ce1">
            <text:p>179</text:p>
          </table:table-cell>
          <table:table-cell office:value-type="float" office:value="748375" table:formula="of:=[.F181]+[.G181]" table:style-name="ce4">
            <text:p>748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3362284950726575" table:formula="of:=1000000/[.F182]" table:style-name="ce6">
            <text:p>1.33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80" table:style-name="ce1">
            <text:p>180</text:p>
          </table:table-cell>
          <table:table-cell office:value-type="float" office:value="752500" table:formula="of:=[.F182]+[.G182]" table:style-name="ce4">
            <text:p>752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3289036544850499" table:formula="of:=1000000/[.F183]" table:style-name="ce6">
            <text:p>1.32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81" table:style-name="ce1">
            <text:p>181</text:p>
          </table:table-cell>
          <table:table-cell office:value-type="float" office:value="756625" table:formula="of:=[.F183]+[.G183]" table:style-name="ce4">
            <text:p>756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321658681645465" table:formula="of:=1000000/[.F184]" table:style-name="ce6">
            <text:p>1.32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82" table:style-name="ce1">
            <text:p>182</text:p>
          </table:table-cell>
          <table:table-cell office:value-type="float" office:value="760750" table:formula="of:=[.F184]+[.G184]" table:style-name="ce4">
            <text:p>760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3144922773578704" table:formula="of:=1000000/[.F185]" table:style-name="ce6">
            <text:p>1.31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83" table:style-name="ce1">
            <text:p>183</text:p>
          </table:table-cell>
          <table:table-cell office:value-type="float" office:value="764875" table:formula="of:=[.F185]+[.G185]" table:style-name="ce4">
            <text:p>764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3074031704526883" table:formula="of:=1000000/[.F186]" table:style-name="ce6">
            <text:p>1.30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84" table:style-name="ce1">
            <text:p>184</text:p>
          </table:table-cell>
          <table:table-cell office:value-type="float" office:value="769000" table:formula="of:=[.F186]+[.G186]" table:style-name="ce4">
            <text:p>769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3003901170351104" table:formula="of:=1000000/[.F187]" table:style-name="ce6">
            <text:p>1.30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85" table:style-name="ce1">
            <text:p>185</text:p>
          </table:table-cell>
          <table:table-cell office:value-type="float" office:value="773125" table:formula="of:=[.F187]+[.G187]" table:style-name="ce4">
            <text:p>773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2934518997574778" table:formula="of:=1000000/[.F188]" table:style-name="ce6">
            <text:p>1.29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86" table:style-name="ce1">
            <text:p>186</text:p>
          </table:table-cell>
          <table:table-cell office:value-type="float" office:value="777250" table:formula="of:=[.F188]+[.G188]" table:style-name="ce4">
            <text:p>777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2865873271148278" table:formula="of:=1000000/[.F189]" table:style-name="ce6">
            <text:p>1.28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87" table:style-name="ce1">
            <text:p>187</text:p>
          </table:table-cell>
          <table:table-cell office:value-type="float" office:value="781375" table:formula="of:=[.F189]+[.G189]" table:style-name="ce4">
            <text:p>781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279795232762758" table:formula="of:=1000000/[.F190]" table:style-name="ce6">
            <text:p>1.28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88" table:style-name="ce1">
            <text:p>188</text:p>
          </table:table-cell>
          <table:table-cell office:value-type="float" office:value="785500" table:formula="of:=[.F190]+[.G190]" table:style-name="ce4">
            <text:p>785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273074474856779" table:formula="of:=1000000/[.F191]" table:style-name="ce6">
            <text:p>1.27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89" table:style-name="ce1">
            <text:p>189</text:p>
          </table:table-cell>
          <table:table-cell office:value-type="float" office:value="789625" table:formula="of:=[.F191]+[.G191]" table:style-name="ce4">
            <text:p>789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2664239354123792" table:formula="of:=1000000/[.F192]" table:style-name="ce6">
            <text:p>1.26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90" table:style-name="ce1">
            <text:p>190</text:p>
          </table:table-cell>
          <table:table-cell office:value-type="float" office:value="793750" table:formula="of:=[.F192]+[.G192]" table:style-name="ce4">
            <text:p>793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2598425196850394" table:formula="of:=1000000/[.F193]" table:style-name="ce6">
            <text:p>1.26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91" table:style-name="ce1">
            <text:p>191</text:p>
          </table:table-cell>
          <table:table-cell office:value-type="float" office:value="797875" table:formula="of:=[.F193]+[.G193]" table:style-name="ce4">
            <text:p>797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2533291555694814" table:formula="of:=1000000/[.F194]" table:style-name="ce6">
            <text:p>1.25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92" table:style-name="ce1">
            <text:p>192</text:p>
          </table:table-cell>
          <table:table-cell office:value-type="float" office:value="802000" table:formula="of:=[.F194]+[.G194]" table:style-name="ce4">
            <text:p>802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2468827930174564" table:formula="of:=1000000/[.F195]" table:style-name="ce6">
            <text:p>1.24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93" table:style-name="ce1">
            <text:p>193</text:p>
          </table:table-cell>
          <table:table-cell office:value-type="float" office:value="806125" table:formula="of:=[.F195]+[.G195]" table:style-name="ce4">
            <text:p>806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2405024034734067" table:formula="of:=1000000/[.F196]" table:style-name="ce6">
            <text:p>1.24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94" table:style-name="ce1">
            <text:p>194</text:p>
          </table:table-cell>
          <table:table-cell office:value-type="float" office:value="810250" table:formula="of:=[.F196]+[.G196]" table:style-name="ce4">
            <text:p>810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2341869793273681" table:formula="of:=1000000/[.F197]" table:style-name="ce6">
            <text:p>1.23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95" table:style-name="ce1">
            <text:p>195</text:p>
          </table:table-cell>
          <table:table-cell office:value-type="float" office:value="814375" table:formula="of:=[.F197]+[.G197]" table:style-name="ce4">
            <text:p>814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2279355333844972" table:formula="of:=1000000/[.F198]" table:style-name="ce6">
            <text:p>1.22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96" table:style-name="ce1">
            <text:p>196</text:p>
          </table:table-cell>
          <table:table-cell office:value-type="float" office:value="818500" table:formula="of:=[.F198]+[.G198]" table:style-name="ce4">
            <text:p>818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2217470983506413" table:formula="of:=1000000/[.F199]" table:style-name="ce6">
            <text:p>1.22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97" table:style-name="ce1">
            <text:p>197</text:p>
          </table:table-cell>
          <table:table-cell office:value-type="float" office:value="822625" table:formula="of:=[.F199]+[.G199]" table:style-name="ce4">
            <text:p>822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215620726333384" table:formula="of:=1000000/[.F200]" table:style-name="ce6">
            <text:p>1.21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98" table:style-name="ce1">
            <text:p>198</text:p>
          </table:table-cell>
          <table:table-cell office:value-type="float" office:value="826750" table:formula="of:=[.F200]+[.G200]" table:style-name="ce4">
            <text:p>826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2095554883580284" table:formula="of:=1000000/[.F201]" table:style-name="ce6">
            <text:p>1.21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99" table:style-name="ce1">
            <text:p>199</text:p>
          </table:table-cell>
          <table:table-cell office:value-type="float" office:value="830875" table:formula="of:=[.F201]+[.G201]" table:style-name="ce4">
            <text:p>830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2035504738979992" table:formula="of:=1000000/[.F202]" table:style-name="ce6">
            <text:p>1.20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00" table:style-name="ce1">
            <text:p>200</text:p>
          </table:table-cell>
          <table:table-cell office:value-type="float" office:value="835000" table:formula="of:=[.F202]+[.G202]" table:style-name="ce4">
            <text:p>835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1976047904191616" table:formula="of:=1000000/[.F203]" table:style-name="ce6">
            <text:p>1.19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01" table:style-name="ce1">
            <text:p>201</text:p>
          </table:table-cell>
          <table:table-cell office:value-type="float" office:value="839125" table:formula="of:=[.F203]+[.G203]" table:style-name="ce4">
            <text:p>839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1917175629375838" table:formula="of:=1000000/[.F204]" table:style-name="ce6">
            <text:p>1.19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02" table:style-name="ce1">
            <text:p>202</text:p>
          </table:table-cell>
          <table:table-cell office:value-type="float" office:value="843250" table:formula="of:=[.F204]+[.G204]" table:style-name="ce4">
            <text:p>843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1858879335902757" table:formula="of:=1000000/[.F205]" table:style-name="ce6">
            <text:p>1.18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03" table:style-name="ce1">
            <text:p>203</text:p>
          </table:table-cell>
          <table:table-cell office:value-type="float" office:value="847375" table:formula="of:=[.F205]+[.G205]" table:style-name="ce4">
            <text:p>847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1801150612184688" table:formula="of:=1000000/[.F206]" table:style-name="ce6">
            <text:p>1.18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04" table:style-name="ce1">
            <text:p>204</text:p>
          </table:table-cell>
          <table:table-cell office:value-type="float" office:value="851500" table:formula="of:=[.F206]+[.G206]" table:style-name="ce4">
            <text:p>851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1743981209630066" table:formula="of:=1000000/[.F207]" table:style-name="ce6">
            <text:p>1.17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05" table:style-name="ce1">
            <text:p>205</text:p>
          </table:table-cell>
          <table:table-cell office:value-type="float" office:value="855625" table:formula="of:=[.F207]+[.G207]" table:style-name="ce4">
            <text:p>855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1687363038714389" table:formula="of:=1000000/[.F208]" table:style-name="ce6">
            <text:p>1.16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06" table:style-name="ce1">
            <text:p>206</text:p>
          </table:table-cell>
          <table:table-cell office:value-type="float" office:value="859750" table:formula="of:=[.F208]+[.G208]" table:style-name="ce4">
            <text:p>859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1631288165164293" table:formula="of:=1000000/[.F209]" table:style-name="ce6">
            <text:p>1.16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07" table:style-name="ce1">
            <text:p>207</text:p>
          </table:table-cell>
          <table:table-cell office:value-type="float" office:value="863875" table:formula="of:=[.F209]+[.G209]" table:style-name="ce4">
            <text:p>863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1575748806250905" table:formula="of:=1000000/[.F210]" table:style-name="ce6">
            <text:p>1.15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08" table:style-name="ce1">
            <text:p>208</text:p>
          </table:table-cell>
          <table:table-cell office:value-type="float" office:value="868000" table:formula="of:=[.F210]+[.G210]" table:style-name="ce4">
            <text:p>868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1520737327188939" table:formula="of:=1000000/[.F211]" table:style-name="ce6">
            <text:p>1.15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09" table:style-name="ce1">
            <text:p>209</text:p>
          </table:table-cell>
          <table:table-cell office:value-type="float" office:value="872125" table:formula="of:=[.F211]+[.G211]" table:style-name="ce4">
            <text:p>872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1466246237637954" table:formula="of:=1000000/[.F212]" table:style-name="ce6">
            <text:p>1.14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10" table:style-name="ce1">
            <text:p>210</text:p>
          </table:table-cell>
          <table:table-cell office:value-type="float" office:value="876250" table:formula="of:=[.F212]+[.G212]" table:style-name="ce4">
            <text:p>876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1412268188302426" table:formula="of:=1000000/[.F213]" table:style-name="ce6">
            <text:p>1.14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11" table:style-name="ce1">
            <text:p>211</text:p>
          </table:table-cell>
          <table:table-cell office:value-type="float" office:value="880375" table:formula="of:=[.F213]+[.G213]" table:style-name="ce4">
            <text:p>880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1358795967627431" table:formula="of:=1000000/[.F214]" table:style-name="ce6">
            <text:p>1.13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12" table:style-name="ce1">
            <text:p>212</text:p>
          </table:table-cell>
          <table:table-cell office:value-type="float" office:value="884500" table:formula="of:=[.F214]+[.G214]" table:style-name="ce4">
            <text:p>884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1305822498586773" table:formula="of:=1000000/[.F215]" table:style-name="ce6">
            <text:p>1.13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13" table:style-name="ce1">
            <text:p>213</text:p>
          </table:table-cell>
          <table:table-cell office:value-type="float" office:value="888625" table:formula="of:=[.F215]+[.G215]" table:style-name="ce4">
            <text:p>888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1253340835560557" table:formula="of:=1000000/[.F216]" table:style-name="ce6">
            <text:p>1.12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14" table:style-name="ce1">
            <text:p>214</text:p>
          </table:table-cell>
          <table:table-cell office:value-type="float" office:value="892750" table:formula="of:=[.F216]+[.G216]" table:style-name="ce4">
            <text:p>892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1201344161299356" table:formula="of:=1000000/[.F217]" table:style-name="ce6">
            <text:p>1.12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15" table:style-name="ce1">
            <text:p>215</text:p>
          </table:table-cell>
          <table:table-cell office:value-type="float" office:value="896875" table:formula="of:=[.F217]+[.G217]" table:style-name="ce4">
            <text:p>896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1149825783972125" table:formula="of:=1000000/[.F218]" table:style-name="ce6">
            <text:p>1.11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16" table:style-name="ce1">
            <text:p>216</text:p>
          </table:table-cell>
          <table:table-cell office:value-type="float" office:value="901000" table:formula="of:=[.F218]+[.G218]" table:style-name="ce4">
            <text:p>901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1098779134295227" table:formula="of:=1000000/[.F219]" table:style-name="ce6">
            <text:p>1.11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17" table:style-name="ce1">
            <text:p>217</text:p>
          </table:table-cell>
          <table:table-cell office:value-type="float" office:value="905125" table:formula="of:=[.F219]+[.G219]" table:style-name="ce4">
            <text:p>905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1048197762739953" table:formula="of:=1000000/[.F220]" table:style-name="ce6">
            <text:p>1.10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18" table:style-name="ce1">
            <text:p>218</text:p>
          </table:table-cell>
          <table:table-cell office:value-type="float" office:value="909250" table:formula="of:=[.F220]+[.G220]" table:style-name="ce4">
            <text:p>909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0998075336816058" table:formula="of:=1000000/[.F221]" table:style-name="ce6">
            <text:p>1.10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19" table:style-name="ce1">
            <text:p>219</text:p>
          </table:table-cell>
          <table:table-cell office:value-type="float" office:value="913375" table:formula="of:=[.F221]+[.G221]" table:style-name="ce4">
            <text:p>913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0948405638428904" table:formula="of:=1000000/[.F222]" table:style-name="ce6">
            <text:p>1.09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20" table:style-name="ce1">
            <text:p>220</text:p>
          </table:table-cell>
          <table:table-cell office:value-type="float" office:value="917500" table:formula="of:=[.F222]+[.G222]" table:style-name="ce4">
            <text:p>917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0899182561307903" table:formula="of:=1000000/[.F223]" table:style-name="ce6">
            <text:p>1.09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21" table:style-name="ce1">
            <text:p>221</text:p>
          </table:table-cell>
          <table:table-cell office:value-type="float" office:value="921625" table:formula="of:=[.F223]+[.G223]" table:style-name="ce4">
            <text:p>921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0850400108504001" table:formula="of:=1000000/[.F224]" table:style-name="ce6">
            <text:p>1.08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22" table:style-name="ce1">
            <text:p>222</text:p>
          </table:table-cell>
          <table:table-cell office:value-type="float" office:value="925750" table:formula="of:=[.F224]+[.G224]" table:style-name="ce4">
            <text:p>925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0802052389954091" table:formula="of:=1000000/[.F225]" table:style-name="ce6">
            <text:p>1.08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23" table:style-name="ce1">
            <text:p>223</text:p>
          </table:table-cell>
          <table:table-cell office:value-type="float" office:value="929875" table:formula="of:=[.F225]+[.G225]" table:style-name="ce4">
            <text:p>929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0754133620110229" table:formula="of:=1000000/[.F226]" table:style-name="ce6">
            <text:p>1.07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24" table:style-name="ce1">
            <text:p>224</text:p>
          </table:table-cell>
          <table:table-cell office:value-type="float" office:value="934000" table:formula="of:=[.F226]+[.G226]" table:style-name="ce4">
            <text:p>934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0706638115631693" table:formula="of:=1000000/[.F227]" table:style-name="ce6">
            <text:p>1.07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25" table:style-name="ce1">
            <text:p>225</text:p>
          </table:table-cell>
          <table:table-cell office:value-type="float" office:value="938125" table:formula="of:=[.F227]+[.G227]" table:style-name="ce4">
            <text:p>938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0659560293137909" table:formula="of:=1000000/[.F228]" table:style-name="ce6">
            <text:p>1.06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26" table:style-name="ce1">
            <text:p>226</text:p>
          </table:table-cell>
          <table:table-cell office:value-type="float" office:value="942250" table:formula="of:=[.F228]+[.G228]" table:style-name="ce4">
            <text:p>942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0612894667020429" table:formula="of:=1000000/[.F229]" table:style-name="ce6">
            <text:p>1.06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27" table:style-name="ce1">
            <text:p>227</text:p>
          </table:table-cell>
          <table:table-cell office:value-type="float" office:value="946375" table:formula="of:=[.F229]+[.G229]" table:style-name="ce4">
            <text:p>946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0566635847312111" table:formula="of:=1000000/[.F230]" table:style-name="ce6">
            <text:p>1.05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28" table:style-name="ce1">
            <text:p>228</text:p>
          </table:table-cell>
          <table:table-cell office:value-type="float" office:value="950500" table:formula="of:=[.F230]+[.G230]" table:style-name="ce4">
            <text:p>950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0520778537611783" table:formula="of:=1000000/[.F231]" table:style-name="ce6">
            <text:p>1.05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29" table:style-name="ce1">
            <text:p>229</text:p>
          </table:table-cell>
          <table:table-cell office:value-type="float" office:value="954625" table:formula="of:=[.F231]+[.G231]" table:style-name="ce4">
            <text:p>954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047531753306272" table:formula="of:=1000000/[.F232]" table:style-name="ce6">
            <text:p>1.04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30" table:style-name="ce1">
            <text:p>230</text:p>
          </table:table-cell>
          <table:table-cell office:value-type="float" office:value="958750" table:formula="of:=[.F232]+[.G232]" table:style-name="ce4">
            <text:p>958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0430247718383312" table:formula="of:=1000000/[.F233]" table:style-name="ce6">
            <text:p>1.04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31" table:style-name="ce1">
            <text:p>231</text:p>
          </table:table-cell>
          <table:table-cell office:value-type="float" office:value="962875" table:formula="of:=[.F233]+[.G233]" table:style-name="ce4">
            <text:p>962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0385564065948332" table:formula="of:=1000000/[.F234]" table:style-name="ce6">
            <text:p>1.03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32" table:style-name="ce1">
            <text:p>232</text:p>
          </table:table-cell>
          <table:table-cell office:value-type="float" office:value="967000" table:formula="of:=[.F234]+[.G234]" table:style-name="ce4">
            <text:p>967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0341261633919339" table:formula="of:=1000000/[.F235]" table:style-name="ce6">
            <text:p>1.03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33" table:style-name="ce1">
            <text:p>233</text:p>
          </table:table-cell>
          <table:table-cell office:value-type="float" office:value="971125" table:formula="of:=[.F235]+[.G235]" table:style-name="ce4">
            <text:p>971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0297335564422705" table:formula="of:=1000000/[.F236]" table:style-name="ce6">
            <text:p>1.03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34" table:style-name="ce1">
            <text:p>234</text:p>
          </table:table-cell>
          <table:table-cell office:value-type="float" office:value="975250" table:formula="of:=[.F236]+[.G236]" table:style-name="ce4">
            <text:p>975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0253781081773905" table:formula="of:=1000000/[.F237]" table:style-name="ce6">
            <text:p>1.02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35" table:style-name="ce1">
            <text:p>235</text:p>
          </table:table-cell>
          <table:table-cell office:value-type="float" office:value="979375" table:formula="of:=[.F237]+[.G237]" table:style-name="ce4">
            <text:p>979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0210593490746649" table:formula="of:=1000000/[.F238]" table:style-name="ce6">
            <text:p>1.02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36" table:style-name="ce1">
            <text:p>236</text:p>
          </table:table-cell>
          <table:table-cell office:value-type="float" office:value="983500" table:formula="of:=[.F238]+[.G238]" table:style-name="ce4">
            <text:p>983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0167768174885612" table:formula="of:=1000000/[.F239]" table:style-name="ce6">
            <text:p>1.01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37" table:style-name="ce1">
            <text:p>237</text:p>
          </table:table-cell>
          <table:table-cell office:value-type="float" office:value="987625" table:formula="of:=[.F239]+[.G239]" table:style-name="ce4">
            <text:p>987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0125300594861411" table:formula="of:=1000000/[.F240]" table:style-name="ce6">
            <text:p>1.01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38" table:style-name="ce1">
            <text:p>238</text:p>
          </table:table-cell>
          <table:table-cell office:value-type="float" office:value="991750" table:formula="of:=[.F240]+[.G240]" table:style-name="ce4">
            <text:p>991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008318628686665" table:formula="of:=1000000/[.F241]" table:style-name="ce6">
            <text:p>1.00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39" table:style-name="ce1">
            <text:p>239</text:p>
          </table:table-cell>
          <table:table-cell office:value-type="float" office:value="995875" table:formula="of:=[.F241]+[.G241]" table:style-name="ce4">
            <text:p>995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.004142086105184" table:formula="of:=1000000/[.F242]" table:style-name="ce6">
            <text:p>1.00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40" table:style-name="ce1">
            <text:p>240</text:p>
          </table:table-cell>
          <table:table-cell office:value-type="float" office:value="1000000" table:formula="of:=[.F242]+[.G242]" table:style-name="ce4">
            <text:p>1000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1" table:formula="of:=1000000/[.F243]" table:style-name="ce6">
            <text:p>1.00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41" table:style-name="ce1">
            <text:p>241</text:p>
          </table:table-cell>
          <table:table-cell office:value-type="float" office:value="1004125" table:formula="of:=[.F243]+[.G243]" table:style-name="ce4">
            <text:p>1004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99589194572388895" table:formula="of:=1000000/[.F244]" table:style-name="ce6">
            <text:p>0.99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42" table:style-name="ce1">
            <text:p>242</text:p>
          </table:table-cell>
          <table:table-cell office:value-type="float" office:value="1008250" table:formula="of:=[.F244]+[.G244]" table:style-name="ce4">
            <text:p>1008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99181750557897352" table:formula="of:=1000000/[.F245]" table:style-name="ce6">
            <text:p>0.99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43" table:style-name="ce1">
            <text:p>243</text:p>
          </table:table-cell>
          <table:table-cell office:value-type="float" office:value="1012375" table:formula="of:=[.F245]+[.G245]" table:style-name="ce4">
            <text:p>1012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98777626867514512" table:formula="of:=1000000/[.F246]" table:style-name="ce6">
            <text:p>0.98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44" table:style-name="ce1">
            <text:p>244</text:p>
          </table:table-cell>
          <table:table-cell office:value-type="float" office:value="1016500" table:formula="of:=[.F246]+[.G246]" table:style-name="ce4">
            <text:p>1016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98376783079193308" table:formula="of:=1000000/[.F247]" table:style-name="ce6">
            <text:p>0.98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45" table:style-name="ce1">
            <text:p>245</text:p>
          </table:table-cell>
          <table:table-cell office:value-type="float" office:value="1020625" table:formula="of:=[.F247]+[.G247]" table:style-name="ce4">
            <text:p>1020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9797917942437232" table:formula="of:=1000000/[.F248]" table:style-name="ce6">
            <text:p>0.98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46" table:style-name="ce1">
            <text:p>246</text:p>
          </table:table-cell>
          <table:table-cell office:value-type="float" office:value="1024750" table:formula="of:=[.F248]+[.G248]" table:style-name="ce4">
            <text:p>1024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97584776774823123" table:formula="of:=1000000/[.F249]" table:style-name="ce6">
            <text:p>0.97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47" table:style-name="ce1">
            <text:p>247</text:p>
          </table:table-cell>
          <table:table-cell office:value-type="float" office:value="1028875" table:formula="of:=[.F249]+[.G249]" table:style-name="ce4">
            <text:p>1028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97193536629814115" table:formula="of:=1000000/[.F250]" table:style-name="ce6">
            <text:p>0.97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48" table:style-name="ce1">
            <text:p>248</text:p>
          </table:table-cell>
          <table:table-cell office:value-type="float" office:value="1033000" table:formula="of:=[.F250]+[.G250]" table:style-name="ce4">
            <text:p>1033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96805421103581801" table:formula="of:=1000000/[.F251]" table:style-name="ce6">
            <text:p>0.96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49" table:style-name="ce1">
            <text:p>249</text:p>
          </table:table-cell>
          <table:table-cell office:value-type="float" office:value="1037125" table:formula="of:=[.F251]+[.G251]" table:style-name="ce4">
            <text:p>1037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96420392913101116" table:formula="of:=1000000/[.F252]" table:style-name="ce6">
            <text:p>0.96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50" table:style-name="ce1">
            <text:p>250</text:p>
          </table:table-cell>
          <table:table-cell office:value-type="float" office:value="1041250" table:formula="of:=[.F252]+[.G252]" table:style-name="ce4">
            <text:p>1041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96038415366146457" table:formula="of:=1000000/[.F253]" table:style-name="ce6">
            <text:p>0.96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51" table:style-name="ce1">
            <text:p>251</text:p>
          </table:table-cell>
          <table:table-cell office:value-type="float" office:value="1045375" table:formula="of:=[.F253]+[.G253]" table:style-name="ce4">
            <text:p>1045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95659452349635299" table:formula="of:=1000000/[.F254]" table:style-name="ce6">
            <text:p>0.95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52" table:style-name="ce1">
            <text:p>252</text:p>
          </table:table-cell>
          <table:table-cell office:value-type="float" office:value="1049500" table:formula="of:=[.F254]+[.G254]" table:style-name="ce4">
            <text:p>1049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95283468318246789" table:formula="of:=1000000/[.F255]" table:style-name="ce6">
            <text:p>0.95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53" table:style-name="ce1">
            <text:p>253</text:p>
          </table:table-cell>
          <table:table-cell office:value-type="float" office:value="1053625" table:formula="of:=[.F255]+[.G255]" table:style-name="ce4">
            <text:p>1053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94910428283307624" table:formula="of:=1000000/[.F256]" table:style-name="ce6">
            <text:p>0.94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54" table:style-name="ce1">
            <text:p>254</text:p>
          </table:table-cell>
          <table:table-cell office:value-type="float" office:value="1057750" table:formula="of:=[.F256]+[.G256]" table:style-name="ce4">
            <text:p>1057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94540297801938078" table:formula="of:=1000000/[.F257]" table:style-name="ce6">
            <text:p>0.94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55" table:style-name="ce1">
            <text:p>255</text:p>
          </table:table-cell>
          <table:table-cell office:value-type="float" office:value="1061875" table:formula="of:=[.F257]+[.G257]" table:style-name="ce4">
            <text:p>1061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94173042966450848" table:formula="of:=1000000/[.F258]" table:style-name="ce6">
            <text:p>0.94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56" table:style-name="ce1">
            <text:p>256</text:p>
          </table:table-cell>
          <table:table-cell office:value-type="float" office:value="1066000" table:formula="of:=[.F258]+[.G258]" table:style-name="ce4">
            <text:p>1066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93808630393996251" table:formula="of:=1000000/[.F259]" table:style-name="ce6">
            <text:p>0.93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57" table:style-name="ce1">
            <text:p>257</text:p>
          </table:table-cell>
          <table:table-cell office:value-type="float" office:value="1070125" table:formula="of:=[.F259]+[.G259]" table:style-name="ce4">
            <text:p>1070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93447027216446676" table:formula="of:=1000000/[.F260]" table:style-name="ce6">
            <text:p>0.93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58" table:style-name="ce1">
            <text:p>258</text:p>
          </table:table-cell>
          <table:table-cell office:value-type="float" office:value="1074250" table:formula="of:=[.F260]+[.G260]" table:style-name="ce4">
            <text:p>1074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93088201070514309" table:formula="of:=1000000/[.F261]" table:style-name="ce6">
            <text:p>0.93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59" table:style-name="ce1">
            <text:p>259</text:p>
          </table:table-cell>
          <table:table-cell office:value-type="float" office:value="1078375" table:formula="of:=[.F261]+[.G261]" table:style-name="ce4">
            <text:p>1078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92732120088095515" table:formula="of:=1000000/[.F262]" table:style-name="ce6">
            <text:p>0.92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60" table:style-name="ce1">
            <text:p>260</text:p>
          </table:table-cell>
          <table:table-cell office:value-type="float" office:value="1082500" table:formula="of:=[.F262]+[.G262]" table:style-name="ce4">
            <text:p>1082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92378752886836024" table:formula="of:=1000000/[.F263]" table:style-name="ce6">
            <text:p>0.92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61" table:style-name="ce1">
            <text:p>261</text:p>
          </table:table-cell>
          <table:table-cell office:value-type="float" office:value="1086625" table:formula="of:=[.F263]+[.G263]" table:style-name="ce4">
            <text:p>1086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9202806856091108" table:formula="of:=1000000/[.F264]" table:style-name="ce6">
            <text:p>0.92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62" table:style-name="ce1">
            <text:p>262</text:p>
          </table:table-cell>
          <table:table-cell office:value-type="float" office:value="1090750" table:formula="of:=[.F264]+[.G264]" table:style-name="ce4">
            <text:p>1090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91680036672014664" table:formula="of:=1000000/[.F265]" table:style-name="ce6">
            <text:p>0.91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63" table:style-name="ce1">
            <text:p>263</text:p>
          </table:table-cell>
          <table:table-cell office:value-type="float" office:value="1094875" table:formula="of:=[.F265]+[.G265]" table:style-name="ce4">
            <text:p>1094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91334627240552579" table:formula="of:=1000000/[.F266]" table:style-name="ce6">
            <text:p>0.91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64" table:style-name="ce1">
            <text:p>264</text:p>
          </table:table-cell>
          <table:table-cell office:value-type="float" office:value="1099000" table:formula="of:=[.F266]+[.G266]" table:style-name="ce4">
            <text:p>1099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90991810737033663" table:formula="of:=1000000/[.F267]" table:style-name="ce6">
            <text:p>0.91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65" table:style-name="ce1">
            <text:p>265</text:p>
          </table:table-cell>
          <table:table-cell office:value-type="float" office:value="1103125" table:formula="of:=[.F267]+[.G267]" table:style-name="ce4">
            <text:p>1103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90651558073654392" table:formula="of:=1000000/[.F268]" table:style-name="ce6">
            <text:p>0.90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66" table:style-name="ce1">
            <text:p>266</text:p>
          </table:table-cell>
          <table:table-cell office:value-type="float" office:value="1107250" table:formula="of:=[.F268]+[.G268]" table:style-name="ce4">
            <text:p>1107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90313840596071349" table:formula="of:=1000000/[.F269]" table:style-name="ce6">
            <text:p>0.90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67" table:style-name="ce1">
            <text:p>267</text:p>
          </table:table-cell>
          <table:table-cell office:value-type="float" office:value="1111375" table:formula="of:=[.F269]+[.G269]" table:style-name="ce4">
            <text:p>1111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89978630075357102" table:formula="of:=1000000/[.F270]" table:style-name="ce6">
            <text:p>0.90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68" table:style-name="ce1">
            <text:p>268</text:p>
          </table:table-cell>
          <table:table-cell office:value-type="float" office:value="1115500" table:formula="of:=[.F270]+[.G270]" table:style-name="ce4">
            <text:p>1115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89645898700134474" table:formula="of:=1000000/[.F271]" table:style-name="ce6">
            <text:p>0.89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69" table:style-name="ce1">
            <text:p>269</text:p>
          </table:table-cell>
          <table:table-cell office:value-type="float" office:value="1119625" table:formula="of:=[.F271]+[.G271]" table:style-name="ce4">
            <text:p>1119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89315619068884666" table:formula="of:=1000000/[.F272]" table:style-name="ce6">
            <text:p>0.89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70" table:style-name="ce1">
            <text:p>270</text:p>
          </table:table-cell>
          <table:table-cell office:value-type="float" office:value="1123750" table:formula="of:=[.F272]+[.G272]" table:style-name="ce4">
            <text:p>1123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88987764182424911" table:formula="of:=1000000/[.F273]" table:style-name="ce6">
            <text:p>0.89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71" table:style-name="ce1">
            <text:p>271</text:p>
          </table:table-cell>
          <table:table-cell office:value-type="float" office:value="1127875" table:formula="of:=[.F273]+[.G273]" table:style-name="ce4">
            <text:p>1127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88662307436551036" table:formula="of:=1000000/[.F274]" table:style-name="ce6">
            <text:p>0.88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72" table:style-name="ce1">
            <text:p>272</text:p>
          </table:table-cell>
          <table:table-cell office:value-type="float" office:value="1132000" table:formula="of:=[.F274]+[.G274]" table:style-name="ce4">
            <text:p>1132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88339222614840984" table:formula="of:=1000000/[.F275]" table:style-name="ce6">
            <text:p>0.88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73" table:style-name="ce1">
            <text:p>273</text:p>
          </table:table-cell>
          <table:table-cell office:value-type="float" office:value="1136125" table:formula="of:=[.F275]+[.G275]" table:style-name="ce4">
            <text:p>1136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88018483881615139" table:formula="of:=1000000/[.F276]" table:style-name="ce6">
            <text:p>0.88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74" table:style-name="ce1">
            <text:p>274</text:p>
          </table:table-cell>
          <table:table-cell office:value-type="float" office:value="1140250" table:formula="of:=[.F276]+[.G276]" table:style-name="ce4">
            <text:p>1140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8770006577504933" table:formula="of:=1000000/[.F277]" table:style-name="ce6">
            <text:p>0.87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75" table:style-name="ce1">
            <text:p>275</text:p>
          </table:table-cell>
          <table:table-cell office:value-type="float" office:value="1144375" table:formula="of:=[.F277]+[.G277]" table:style-name="ce4">
            <text:p>1144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8738394320043692" table:formula="of:=1000000/[.F278]" table:style-name="ce6">
            <text:p>0.87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76" table:style-name="ce1">
            <text:p>276</text:p>
          </table:table-cell>
          <table:table-cell office:value-type="float" office:value="1148500" table:formula="of:=[.F278]+[.G278]" table:style-name="ce4">
            <text:p>1148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87070091423595997" table:formula="of:=1000000/[.F279]" table:style-name="ce6">
            <text:p>0.87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77" table:style-name="ce1">
            <text:p>277</text:p>
          </table:table-cell>
          <table:table-cell office:value-type="float" office:value="1152625" table:formula="of:=[.F279]+[.G279]" table:style-name="ce4">
            <text:p>1152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86758486064418172" table:formula="of:=1000000/[.F280]" table:style-name="ce6">
            <text:p>0.86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78" table:style-name="ce1">
            <text:p>278</text:p>
          </table:table-cell>
          <table:table-cell office:value-type="float" office:value="1156750" table:formula="of:=[.F280]+[.G280]" table:style-name="ce4">
            <text:p>1156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86449103090555435" table:formula="of:=1000000/[.F281]" table:style-name="ce6">
            <text:p>0.86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79" table:style-name="ce1">
            <text:p>279</text:p>
          </table:table-cell>
          <table:table-cell office:value-type="float" office:value="1160875" table:formula="of:=[.F281]+[.G281]" table:style-name="ce4">
            <text:p>1160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86141918811241525" table:formula="of:=1000000/[.F282]" table:style-name="ce6">
            <text:p>0.86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80" table:style-name="ce1">
            <text:p>280</text:p>
          </table:table-cell>
          <table:table-cell office:value-type="float" office:value="1165000" table:formula="of:=[.F282]+[.G282]" table:style-name="ce4">
            <text:p>1165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85836909871244638" table:formula="of:=1000000/[.F283]" table:style-name="ce6">
            <text:p>0.85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81" table:style-name="ce1">
            <text:p>281</text:p>
          </table:table-cell>
          <table:table-cell office:value-type="float" office:value="1169125" table:formula="of:=[.F283]+[.G283]" table:style-name="ce4">
            <text:p>1169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85534053244948149" table:formula="of:=1000000/[.F284]" table:style-name="ce6">
            <text:p>0.85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82" table:style-name="ce1">
            <text:p>282</text:p>
          </table:table-cell>
          <table:table-cell office:value-type="float" office:value="1173250" table:formula="of:=[.F284]+[.G284]" table:style-name="ce4">
            <text:p>1173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8523332623055615" table:formula="of:=1000000/[.F285]" table:style-name="ce6">
            <text:p>0.85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83" table:style-name="ce1">
            <text:p>283</text:p>
          </table:table-cell>
          <table:table-cell office:value-type="float" office:value="1177375" table:formula="of:=[.F285]+[.G285]" table:style-name="ce4">
            <text:p>1177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84934706444420849" table:formula="of:=1000000/[.F286]" table:style-name="ce6">
            <text:p>0.84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84" table:style-name="ce1">
            <text:p>284</text:p>
          </table:table-cell>
          <table:table-cell office:value-type="float" office:value="1181500" table:formula="of:=[.F286]+[.G286]" table:style-name="ce4">
            <text:p>1181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84638171815488783" table:formula="of:=1000000/[.F287]" table:style-name="ce6">
            <text:p>0.84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85" table:style-name="ce1">
            <text:p>285</text:p>
          </table:table-cell>
          <table:table-cell office:value-type="float" office:value="1185625" table:formula="of:=[.F287]+[.G287]" table:style-name="ce4">
            <text:p>1185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84343700579862946" table:formula="of:=1000000/[.F288]" table:style-name="ce6">
            <text:p>0.84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86" table:style-name="ce1">
            <text:p>286</text:p>
          </table:table-cell>
          <table:table-cell office:value-type="float" office:value="1189750" table:formula="of:=[.F288]+[.G288]" table:style-name="ce4">
            <text:p>1189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84051271275478046" table:formula="of:=1000000/[.F289]" table:style-name="ce6">
            <text:p>0.84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87" table:style-name="ce1">
            <text:p>287</text:p>
          </table:table-cell>
          <table:table-cell office:value-type="float" office:value="1193875" table:formula="of:=[.F289]+[.G289]" table:style-name="ce4">
            <text:p>1193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83760862736886188" table:formula="of:=1000000/[.F290]" table:style-name="ce6">
            <text:p>0.83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88" table:style-name="ce1">
            <text:p>288</text:p>
          </table:table-cell>
          <table:table-cell office:value-type="float" office:value="1198000" table:formula="of:=[.F290]+[.G290]" table:style-name="ce4">
            <text:p>1198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8347245409015025" table:formula="of:=1000000/[.F291]" table:style-name="ce6">
            <text:p>0.83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89" table:style-name="ce1">
            <text:p>289</text:p>
          </table:table-cell>
          <table:table-cell office:value-type="float" office:value="1202125" table:formula="of:=[.F291]+[.G291]" table:style-name="ce4">
            <text:p>1202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83186024747842358" table:formula="of:=1000000/[.F292]" table:style-name="ce6">
            <text:p>0.83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90" table:style-name="ce1">
            <text:p>290</text:p>
          </table:table-cell>
          <table:table-cell office:value-type="float" office:value="1206250" table:formula="of:=[.F292]+[.G292]" table:style-name="ce4">
            <text:p>1206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82901554404145072" table:formula="of:=1000000/[.F293]" table:style-name="ce6">
            <text:p>0.82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91" table:style-name="ce1">
            <text:p>291</text:p>
          </table:table-cell>
          <table:table-cell office:value-type="float" office:value="1210375" table:formula="of:=[.F293]+[.G293]" table:style-name="ce4">
            <text:p>1210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82619023030052674" table:formula="of:=1000000/[.F294]" table:style-name="ce6">
            <text:p>0.82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92" table:style-name="ce1">
            <text:p>292</text:p>
          </table:table-cell>
          <table:table-cell office:value-type="float" office:value="1214500" table:formula="of:=[.F294]+[.G294]" table:style-name="ce4">
            <text:p>1214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82338410868670231" table:formula="of:=1000000/[.F295]" table:style-name="ce6">
            <text:p>0.82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93" table:style-name="ce1">
            <text:p>293</text:p>
          </table:table-cell>
          <table:table-cell office:value-type="float" office:value="1218625" table:formula="of:=[.F295]+[.G295]" table:style-name="ce4">
            <text:p>1218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82059698430608263" table:formula="of:=1000000/[.F296]" table:style-name="ce6">
            <text:p>0.82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94" table:style-name="ce1">
            <text:p>294</text:p>
          </table:table-cell>
          <table:table-cell office:value-type="float" office:value="1222750" table:formula="of:=[.F296]+[.G296]" table:style-name="ce4">
            <text:p>1222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81782866489470452" table:formula="of:=1000000/[.F297]" table:style-name="ce6">
            <text:p>0.81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95" table:style-name="ce1">
            <text:p>295</text:p>
          </table:table-cell>
          <table:table-cell office:value-type="float" office:value="1226875" table:formula="of:=[.F297]+[.G297]" table:style-name="ce4">
            <text:p>1226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81507896077432507" table:formula="of:=1000000/[.F298]" table:style-name="ce6">
            <text:p>0.81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96" table:style-name="ce1">
            <text:p>296</text:p>
          </table:table-cell>
          <table:table-cell office:value-type="float" office:value="1231000" table:formula="of:=[.F298]+[.G298]" table:style-name="ce4">
            <text:p>1231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81234768480909825" table:formula="of:=1000000/[.F299]" table:style-name="ce6">
            <text:p>0.81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97" table:style-name="ce1">
            <text:p>297</text:p>
          </table:table-cell>
          <table:table-cell office:value-type="float" office:value="1235125" table:formula="of:=[.F299]+[.G299]" table:style-name="ce4">
            <text:p>1235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80963465236312115" table:formula="of:=1000000/[.F300]" table:style-name="ce6">
            <text:p>0.81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98" table:style-name="ce1">
            <text:p>298</text:p>
          </table:table-cell>
          <table:table-cell office:value-type="float" office:value="1239250" table:formula="of:=[.F300]+[.G300]" table:style-name="ce4">
            <text:p>1239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80693968125882587" table:formula="of:=1000000/[.F301]" table:style-name="ce6">
            <text:p>0.80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99" table:style-name="ce1">
            <text:p>299</text:p>
          </table:table-cell>
          <table:table-cell office:value-type="float" office:value="1243375" table:formula="of:=[.F301]+[.G301]" table:style-name="ce4">
            <text:p>1243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80426259173620185" table:formula="of:=1000000/[.F302]" table:style-name="ce6">
            <text:p>0.80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00" table:style-name="ce1">
            <text:p>300</text:p>
          </table:table-cell>
          <table:table-cell office:value-type="float" office:value="1247500" table:formula="of:=[.F302]+[.G302]" table:style-name="ce4">
            <text:p>1247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80160320641282568" table:formula="of:=1000000/[.F303]" table:style-name="ce6">
            <text:p>0.80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01" table:style-name="ce1">
            <text:p>301</text:p>
          </table:table-cell>
          <table:table-cell office:value-type="float" office:value="1251625" table:formula="of:=[.F303]+[.G303]" table:style-name="ce4">
            <text:p>1251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79896135024468196" table:formula="of:=1000000/[.F304]" table:style-name="ce6">
            <text:p>0.79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02" table:style-name="ce1">
            <text:p>302</text:p>
          </table:table-cell>
          <table:table-cell office:value-type="float" office:value="1255750" table:formula="of:=[.F304]+[.G304]" table:style-name="ce4">
            <text:p>1255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79633685048775638" table:formula="of:=1000000/[.F305]" table:style-name="ce6">
            <text:p>0.79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03" table:style-name="ce1">
            <text:p>303</text:p>
          </table:table-cell>
          <table:table-cell office:value-type="float" office:value="1259875" table:formula="of:=[.F305]+[.G305]" table:style-name="ce4">
            <text:p>1259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79372953666038293" table:formula="of:=1000000/[.F306]" table:style-name="ce6">
            <text:p>0.79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04" table:style-name="ce1">
            <text:p>304</text:p>
          </table:table-cell>
          <table:table-cell office:value-type="float" office:value="1264000" table:formula="of:=[.F306]+[.G306]" table:style-name="ce4">
            <text:p>1264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79113924050632911" table:formula="of:=1000000/[.F307]" table:style-name="ce6">
            <text:p>0.79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05" table:style-name="ce1">
            <text:p>305</text:p>
          </table:table-cell>
          <table:table-cell office:value-type="float" office:value="1268125" table:formula="of:=[.F307]+[.G307]" table:style-name="ce4">
            <text:p>1268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78856579595860032" table:formula="of:=1000000/[.F308]" table:style-name="ce6">
            <text:p>0.78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06" table:style-name="ce1">
            <text:p>306</text:p>
          </table:table-cell>
          <table:table-cell office:value-type="float" office:value="1272250" table:formula="of:=[.F308]+[.G308]" table:style-name="ce4">
            <text:p>1272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7860090391039497" table:formula="of:=1000000/[.F309]" table:style-name="ce6">
            <text:p>0.78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07" table:style-name="ce1">
            <text:p>307</text:p>
          </table:table-cell>
          <table:table-cell office:value-type="float" office:value="1276375" table:formula="of:=[.F309]+[.G309]" table:style-name="ce4">
            <text:p>1276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78346880814807562" table:formula="of:=1000000/[.F310]" table:style-name="ce6">
            <text:p>0.78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08" table:style-name="ce1">
            <text:p>308</text:p>
          </table:table-cell>
          <table:table-cell office:value-type="float" office:value="1280500" table:formula="of:=[.F310]+[.G310]" table:style-name="ce4">
            <text:p>1280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78094494338149156" table:formula="of:=1000000/[.F311]" table:style-name="ce6">
            <text:p>0.78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09" table:style-name="ce1">
            <text:p>309</text:p>
          </table:table-cell>
          <table:table-cell office:value-type="float" office:value="1284625" table:formula="of:=[.F311]+[.G311]" table:style-name="ce4">
            <text:p>1284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77843728714605431" table:formula="of:=1000000/[.F312]" table:style-name="ce6">
            <text:p>0.77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10" table:style-name="ce1">
            <text:p>310</text:p>
          </table:table-cell>
          <table:table-cell office:value-type="float" office:value="1288750" table:formula="of:=[.F312]+[.G312]" table:style-name="ce4">
            <text:p>1288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7759456838021338" table:formula="of:=1000000/[.F313]" table:style-name="ce6">
            <text:p>0.77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11" table:style-name="ce1">
            <text:p>311</text:p>
          </table:table-cell>
          <table:table-cell office:value-type="float" office:value="1292875" table:formula="of:=[.F313]+[.G313]" table:style-name="ce4">
            <text:p>1292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77346997969641307" table:formula="of:=1000000/[.F314]" table:style-name="ce6">
            <text:p>0.77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12" table:style-name="ce1">
            <text:p>312</text:p>
          </table:table-cell>
          <table:table-cell office:value-type="float" office:value="1297000" table:formula="of:=[.F314]+[.G314]" table:style-name="ce4">
            <text:p>1297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77101002313030065" table:formula="of:=1000000/[.F315]" table:style-name="ce6">
            <text:p>0.77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13" table:style-name="ce1">
            <text:p>313</text:p>
          </table:table-cell>
          <table:table-cell office:value-type="float" office:value="1301125" table:formula="of:=[.F315]+[.G315]" table:style-name="ce4">
            <text:p>1301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76856566432894613" table:formula="of:=1000000/[.F316]" table:style-name="ce6">
            <text:p>0.76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14" table:style-name="ce1">
            <text:p>314</text:p>
          </table:table-cell>
          <table:table-cell office:value-type="float" office:value="1305250" table:formula="of:=[.F316]+[.G316]" table:style-name="ce4">
            <text:p>1305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76613675541084081" table:formula="of:=1000000/[.F317]" table:style-name="ce6">
            <text:p>0.76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15" table:style-name="ce1">
            <text:p>315</text:p>
          </table:table-cell>
          <table:table-cell office:value-type="float" office:value="1309375" table:formula="of:=[.F317]+[.G317]" table:style-name="ce4">
            <text:p>1309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76372315035799521" table:formula="of:=1000000/[.F318]" table:style-name="ce6">
            <text:p>0.76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16" table:style-name="ce1">
            <text:p>316</text:p>
          </table:table-cell>
          <table:table-cell office:value-type="float" office:value="1313500" table:formula="of:=[.F318]+[.G318]" table:style-name="ce4">
            <text:p>1313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76132470498667681" table:formula="of:=1000000/[.F319]" table:style-name="ce6">
            <text:p>0.76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17" table:style-name="ce1">
            <text:p>317</text:p>
          </table:table-cell>
          <table:table-cell office:value-type="float" office:value="1317625" table:formula="of:=[.F319]+[.G319]" table:style-name="ce4">
            <text:p>1317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75894127691869839" table:formula="of:=1000000/[.F320]" table:style-name="ce6">
            <text:p>0.75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18" table:style-name="ce1">
            <text:p>318</text:p>
          </table:table-cell>
          <table:table-cell office:value-type="float" office:value="1321750" table:formula="of:=[.F320]+[.G320]" table:style-name="ce4">
            <text:p>1321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75657272555324384" table:formula="of:=1000000/[.F321]" table:style-name="ce6">
            <text:p>0.75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19" table:style-name="ce1">
            <text:p>319</text:p>
          </table:table-cell>
          <table:table-cell office:value-type="float" office:value="1325875" table:formula="of:=[.F321]+[.G321]" table:style-name="ce4">
            <text:p>1325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75421891203921942" table:formula="of:=1000000/[.F322]" table:style-name="ce6">
            <text:p>0.75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20" table:style-name="ce1">
            <text:p>320</text:p>
          </table:table-cell>
          <table:table-cell office:value-type="float" office:value="1330000" table:formula="of:=[.F322]+[.G322]" table:style-name="ce4">
            <text:p>1330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75187969924812026" table:formula="of:=1000000/[.F323]" table:style-name="ce6">
            <text:p>0.75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21" table:style-name="ce1">
            <text:p>321</text:p>
          </table:table-cell>
          <table:table-cell office:value-type="float" office:value="1334125" table:formula="of:=[.F323]+[.G323]" table:style-name="ce4">
            <text:p>1334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74955495174739994" table:formula="of:=1000000/[.F324]" table:style-name="ce6">
            <text:p>0.75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22" table:style-name="ce1">
            <text:p>322</text:p>
          </table:table-cell>
          <table:table-cell office:value-type="float" office:value="1338250" table:formula="of:=[.F324]+[.G324]" table:style-name="ce4">
            <text:p>1338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74724453577433214" table:formula="of:=1000000/[.F325]" table:style-name="ce6">
            <text:p>0.74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23" table:style-name="ce1">
            <text:p>323</text:p>
          </table:table-cell>
          <table:table-cell office:value-type="float" office:value="1342375" table:formula="of:=[.F325]+[.G325]" table:style-name="ce4">
            <text:p>1342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74494831921035476" table:formula="of:=1000000/[.F326]" table:style-name="ce6">
            <text:p>0.74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24" table:style-name="ce1">
            <text:p>324</text:p>
          </table:table-cell>
          <table:table-cell office:value-type="float" office:value="1346500" table:formula="of:=[.F326]+[.G326]" table:style-name="ce4">
            <text:p>1346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74266617155588566" table:formula="of:=1000000/[.F327]" table:style-name="ce6">
            <text:p>0.74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25" table:style-name="ce1">
            <text:p>325</text:p>
          </table:table-cell>
          <table:table-cell office:value-type="float" office:value="1350625" table:formula="of:=[.F327]+[.G327]" table:style-name="ce4">
            <text:p>1350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74039796390559931" table:formula="of:=1000000/[.F328]" table:style-name="ce6">
            <text:p>0.74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26" table:style-name="ce1">
            <text:p>326</text:p>
          </table:table-cell>
          <table:table-cell office:value-type="float" office:value="1354750" table:formula="of:=[.F328]+[.G328]" table:style-name="ce4">
            <text:p>1354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73814356892415578" table:formula="of:=1000000/[.F329]" table:style-name="ce6">
            <text:p>0.73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27" table:style-name="ce1">
            <text:p>327</text:p>
          </table:table-cell>
          <table:table-cell office:value-type="float" office:value="1358875" table:formula="of:=[.F329]+[.G329]" table:style-name="ce4">
            <text:p>1358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73590286082237144" table:formula="of:=1000000/[.F330]" table:style-name="ce6">
            <text:p>0.73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28" table:style-name="ce1">
            <text:p>328</text:p>
          </table:table-cell>
          <table:table-cell office:value-type="float" office:value="1363000" table:formula="of:=[.F330]+[.G330]" table:style-name="ce4">
            <text:p>1363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73367571533382248" table:formula="of:=1000000/[.F331]" table:style-name="ce6">
            <text:p>0.73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29" table:style-name="ce1">
            <text:p>329</text:p>
          </table:table-cell>
          <table:table-cell office:value-type="float" office:value="1367125" table:formula="of:=[.F331]+[.G331]" table:style-name="ce4">
            <text:p>1367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73146200969187158" table:formula="of:=1000000/[.F332]" table:style-name="ce6">
            <text:p>0.73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30" table:style-name="ce1">
            <text:p>330</text:p>
          </table:table-cell>
          <table:table-cell office:value-type="float" office:value="1371250" table:formula="of:=[.F332]+[.G332]" table:style-name="ce4">
            <text:p>1371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72926162260711025" table:formula="of:=1000000/[.F333]" table:style-name="ce6">
            <text:p>0.72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31" table:style-name="ce1">
            <text:p>331</text:p>
          </table:table-cell>
          <table:table-cell office:value-type="float" office:value="1375375" table:formula="of:=[.F333]+[.G333]" table:style-name="ce4">
            <text:p>1375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7270744342452059" table:formula="of:=1000000/[.F334]" table:style-name="ce6">
            <text:p>0.72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32" table:style-name="ce1">
            <text:p>332</text:p>
          </table:table-cell>
          <table:table-cell office:value-type="float" office:value="1379500" table:formula="of:=[.F334]+[.G334]" table:style-name="ce4">
            <text:p>1379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72490032620514677" table:formula="of:=1000000/[.F335]" table:style-name="ce6">
            <text:p>0.72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33" table:style-name="ce1">
            <text:p>333</text:p>
          </table:table-cell>
          <table:table-cell office:value-type="float" office:value="1383625" table:formula="of:=[.F335]+[.G335]" table:style-name="ce4">
            <text:p>1383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72273918149787697" table:formula="of:=1000000/[.F336]" table:style-name="ce6">
            <text:p>0.72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34" table:style-name="ce1">
            <text:p>334</text:p>
          </table:table-cell>
          <table:table-cell office:value-type="float" office:value="1387750" table:formula="of:=[.F336]+[.G336]" table:style-name="ce4">
            <text:p>1387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72059088452531073" table:formula="of:=1000000/[.F337]" table:style-name="ce6">
            <text:p>0.72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35" table:style-name="ce1">
            <text:p>335</text:p>
          </table:table-cell>
          <table:table-cell office:value-type="float" office:value="1391875" table:formula="of:=[.F337]+[.G337]" table:style-name="ce4">
            <text:p>1391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71845532105972165" table:formula="of:=1000000/[.F338]" table:style-name="ce6">
            <text:p>0.71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36" table:style-name="ce1">
            <text:p>336</text:p>
          </table:table-cell>
          <table:table-cell office:value-type="float" office:value="1396000" table:formula="of:=[.F338]+[.G338]" table:style-name="ce4">
            <text:p>1396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71633237822349571" table:formula="of:=1000000/[.F339]" table:style-name="ce6">
            <text:p>0.71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37" table:style-name="ce1">
            <text:p>337</text:p>
          </table:table-cell>
          <table:table-cell office:value-type="float" office:value="1400125" table:formula="of:=[.F339]+[.G339]" table:style-name="ce4">
            <text:p>1400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71422194446924381" table:formula="of:=1000000/[.F340]" table:style-name="ce6">
            <text:p>0.71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38" table:style-name="ce1">
            <text:p>338</text:p>
          </table:table-cell>
          <table:table-cell office:value-type="float" office:value="1404250" table:formula="of:=[.F340]+[.G340]" table:style-name="ce4">
            <text:p>1404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7121239095602635" table:formula="of:=1000000/[.F341]" table:style-name="ce6">
            <text:p>0.71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39" table:style-name="ce1">
            <text:p>339</text:p>
          </table:table-cell>
          <table:table-cell office:value-type="float" office:value="1408375" table:formula="of:=[.F341]+[.G341]" table:style-name="ce4">
            <text:p>1408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71003816455134461" table:formula="of:=1000000/[.F342]" table:style-name="ce6">
            <text:p>0.71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40" table:style-name="ce1">
            <text:p>340</text:p>
          </table:table-cell>
          <table:table-cell office:value-type="float" office:value="1412500" table:formula="of:=[.F342]+[.G342]" table:style-name="ce4">
            <text:p>1412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70796460176991149" table:formula="of:=1000000/[.F343]" table:style-name="ce6">
            <text:p>0.70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41" table:style-name="ce1">
            <text:p>341</text:p>
          </table:table-cell>
          <table:table-cell office:value-type="float" office:value="1416625" table:formula="of:=[.F343]+[.G343]" table:style-name="ce4">
            <text:p>1416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70590311479749401" table:formula="of:=1000000/[.F344]" table:style-name="ce6">
            <text:p>0.70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42" table:style-name="ce1">
            <text:p>342</text:p>
          </table:table-cell>
          <table:table-cell office:value-type="float" office:value="1420750" table:formula="of:=[.F344]+[.G344]" table:style-name="ce4">
            <text:p>1420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70385359845152207" table:formula="of:=1000000/[.F345]" table:style-name="ce6">
            <text:p>0.70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43" table:style-name="ce1">
            <text:p>343</text:p>
          </table:table-cell>
          <table:table-cell office:value-type="float" office:value="1424875" table:formula="of:=[.F345]+[.G345]" table:style-name="ce4">
            <text:p>1424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70181594876743569" table:formula="of:=1000000/[.F346]" table:style-name="ce6">
            <text:p>0.70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44" table:style-name="ce1">
            <text:p>344</text:p>
          </table:table-cell>
          <table:table-cell office:value-type="float" office:value="1429000" table:formula="of:=[.F346]+[.G346]" table:style-name="ce4">
            <text:p>1429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9979006298110569" table:formula="of:=1000000/[.F347]" table:style-name="ce6">
            <text:p>0.70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45" table:style-name="ce1">
            <text:p>345</text:p>
          </table:table-cell>
          <table:table-cell office:value-type="float" office:value="1433125" table:formula="of:=[.F347]+[.G347]" table:style-name="ce4">
            <text:p>1433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9777583951155686" table:formula="of:=1000000/[.F348]" table:style-name="ce6">
            <text:p>0.69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46" table:style-name="ce1">
            <text:p>346</text:p>
          </table:table-cell>
          <table:table-cell office:value-type="float" office:value="1437250" table:formula="of:=[.F348]+[.G348]" table:style-name="ce4">
            <text:p>1437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957731779439903" table:formula="of:=1000000/[.F349]" table:style-name="ce6">
            <text:p>0.69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47" table:style-name="ce1">
            <text:p>347</text:p>
          </table:table-cell>
          <table:table-cell office:value-type="float" office:value="1441375" table:formula="of:=[.F349]+[.G349]" table:style-name="ce4">
            <text:p>1441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9378197901309513" table:formula="of:=1000000/[.F350]" table:style-name="ce6">
            <text:p>0.69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48" table:style-name="ce1">
            <text:p>348</text:p>
          </table:table-cell>
          <table:table-cell office:value-type="float" office:value="1445500" table:formula="of:=[.F350]+[.G350]" table:style-name="ce4">
            <text:p>1445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9180214458664824" table:formula="of:=1000000/[.F351]" table:style-name="ce6">
            <text:p>0.69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49" table:style-name="ce1">
            <text:p>349</text:p>
          </table:table-cell>
          <table:table-cell office:value-type="float" office:value="1449625" table:formula="of:=[.F351]+[.G351]" table:style-name="ce4">
            <text:p>1449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8983357764939213" table:formula="of:=1000000/[.F352]" table:style-name="ce6">
            <text:p>0.69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50" table:style-name="ce1">
            <text:p>350</text:p>
          </table:table-cell>
          <table:table-cell office:value-type="float" office:value="1453750" table:formula="of:=[.F352]+[.G352]" table:style-name="ce4">
            <text:p>1453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8787618228718828" table:formula="of:=1000000/[.F353]" table:style-name="ce6">
            <text:p>0.68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51" table:style-name="ce1">
            <text:p>351</text:p>
          </table:table-cell>
          <table:table-cell office:value-type="float" office:value="1457875" table:formula="of:=[.F353]+[.G353]" table:style-name="ce4">
            <text:p>1457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859298636714396" table:formula="of:=1000000/[.F354]" table:style-name="ce6">
            <text:p>0.68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52" table:style-name="ce1">
            <text:p>352</text:p>
          </table:table-cell>
          <table:table-cell office:value-type="float" office:value="1462000" table:formula="of:=[.F354]+[.G354]" table:style-name="ce4">
            <text:p>1462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839945280437757" table:formula="of:=1000000/[.F355]" table:style-name="ce6">
            <text:p>0.68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53" table:style-name="ce1">
            <text:p>353</text:p>
          </table:table-cell>
          <table:table-cell office:value-type="float" office:value="1466125" table:formula="of:=[.F355]+[.G355]" table:style-name="ce4">
            <text:p>1466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8207008270099756" table:formula="of:=1000000/[.F356]" table:style-name="ce6">
            <text:p>0.68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54" table:style-name="ce1">
            <text:p>354</text:p>
          </table:table-cell>
          <table:table-cell office:value-type="float" office:value="1470250" table:formula="of:=[.F356]+[.G356]" table:style-name="ce4">
            <text:p>1470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8015643598027542" table:formula="of:=1000000/[.F357]" table:style-name="ce6">
            <text:p>0.68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55" table:style-name="ce1">
            <text:p>355</text:p>
          </table:table-cell>
          <table:table-cell office:value-type="float" office:value="1474375" table:formula="of:=[.F357]+[.G357]" table:style-name="ce4">
            <text:p>1474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7825349724459516" table:formula="of:=1000000/[.F358]" table:style-name="ce6">
            <text:p>0.67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56" table:style-name="ce1">
            <text:p>356</text:p>
          </table:table-cell>
          <table:table-cell office:value-type="float" office:value="1478500" table:formula="of:=[.F358]+[.G358]" table:style-name="ce4">
            <text:p>1478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7636117686844777" table:formula="of:=1000000/[.F359]" table:style-name="ce6">
            <text:p>0.67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57" table:style-name="ce1">
            <text:p>357</text:p>
          </table:table-cell>
          <table:table-cell office:value-type="float" office:value="1482625" table:formula="of:=[.F359]+[.G359]" table:style-name="ce4">
            <text:p>1482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7447938622375858" table:formula="of:=1000000/[.F360]" table:style-name="ce6">
            <text:p>0.67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58" table:style-name="ce1">
            <text:p>358</text:p>
          </table:table-cell>
          <table:table-cell office:value-type="float" office:value="1486750" table:formula="of:=[.F360]+[.G360]" table:style-name="ce4">
            <text:p>1486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7260803766605015" table:formula="of:=1000000/[.F361]" table:style-name="ce6">
            <text:p>0.67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59" table:style-name="ce1">
            <text:p>359</text:p>
          </table:table-cell>
          <table:table-cell office:value-type="float" office:value="1490875" table:formula="of:=[.F361]+[.G361]" table:style-name="ce4">
            <text:p>1490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7074704452083511" table:formula="of:=1000000/[.F362]" table:style-name="ce6">
            <text:p>0.67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60" table:style-name="ce1">
            <text:p>360</text:p>
          </table:table-cell>
          <table:table-cell office:value-type="float" office:value="1495000" table:formula="of:=[.F362]+[.G362]" table:style-name="ce4">
            <text:p>1495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6889632107023411" table:formula="of:=1000000/[.F363]" table:style-name="ce6">
            <text:p>0.66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61" table:style-name="ce1">
            <text:p>361</text:p>
          </table:table-cell>
          <table:table-cell office:value-type="float" office:value="1499125" table:formula="of:=[.F363]+[.G363]" table:style-name="ce4">
            <text:p>1499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670557825398149" table:formula="of:=1000000/[.F364]" table:style-name="ce6">
            <text:p>0.66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62" table:style-name="ce1">
            <text:p>362</text:p>
          </table:table-cell>
          <table:table-cell office:value-type="float" office:value="1503250" table:formula="of:=[.F364]+[.G364]" table:style-name="ce4">
            <text:p>1503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6522534508564779" table:formula="of:=1000000/[.F365]" table:style-name="ce6">
            <text:p>0.66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63" table:style-name="ce1">
            <text:p>363</text:p>
          </table:table-cell>
          <table:table-cell office:value-type="float" office:value="1507375" table:formula="of:=[.F365]+[.G365]" table:style-name="ce4">
            <text:p>1507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6340492578157395" table:formula="of:=1000000/[.F366]" table:style-name="ce6">
            <text:p>0.66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64" table:style-name="ce1">
            <text:p>364</text:p>
          </table:table-cell>
          <table:table-cell office:value-type="float" office:value="1511500" table:formula="of:=[.F366]+[.G366]" table:style-name="ce4">
            <text:p>1511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615944426066821" table:formula="of:=1000000/[.F367]" table:style-name="ce6">
            <text:p>0.66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65" table:style-name="ce1">
            <text:p>365</text:p>
          </table:table-cell>
          <table:table-cell office:value-type="float" office:value="1515625" table:formula="of:=[.F367]+[.G367]" table:style-name="ce4">
            <text:p>1515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5979381443298968" table:formula="of:=1000000/[.F368]" table:style-name="ce6">
            <text:p>0.66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66" table:style-name="ce1">
            <text:p>366</text:p>
          </table:table-cell>
          <table:table-cell office:value-type="float" office:value="1519750" table:formula="of:=[.F368]+[.G368]" table:style-name="ce4">
            <text:p>1519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5800296101332456" table:formula="of:=1000000/[.F369]" table:style-name="ce6">
            <text:p>0.65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67" table:style-name="ce1">
            <text:p>367</text:p>
          </table:table-cell>
          <table:table-cell office:value-type="float" office:value="1523875" table:formula="of:=[.F369]+[.G369]" table:style-name="ce4">
            <text:p>1523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5622180296940369" table:formula="of:=1000000/[.F370]" table:style-name="ce6">
            <text:p>0.65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68" table:style-name="ce1">
            <text:p>368</text:p>
          </table:table-cell>
          <table:table-cell office:value-type="float" office:value="1528000" table:formula="of:=[.F370]+[.G370]" table:style-name="ce4">
            <text:p>1528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5445026178010468" table:formula="of:=1000000/[.F371]" table:style-name="ce6">
            <text:p>0.65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69" table:style-name="ce1">
            <text:p>369</text:p>
          </table:table-cell>
          <table:table-cell office:value-type="float" office:value="1532125" table:formula="of:=[.F371]+[.G371]" table:style-name="ce4">
            <text:p>1532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5268825976992739" table:formula="of:=1000000/[.F372]" table:style-name="ce6">
            <text:p>0.65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70" table:style-name="ce1">
            <text:p>370</text:p>
          </table:table-cell>
          <table:table-cell office:value-type="float" office:value="1536250" table:formula="of:=[.F372]+[.G372]" table:style-name="ce4">
            <text:p>1536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5093572009764034" table:formula="of:=1000000/[.F373]" table:style-name="ce6">
            <text:p>0.65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71" table:style-name="ce1">
            <text:p>371</text:p>
          </table:table-cell>
          <table:table-cell office:value-type="float" office:value="1540375" table:formula="of:=[.F373]+[.G373]" table:style-name="ce4">
            <text:p>1540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4919256674511072" table:formula="of:=1000000/[.F374]" table:style-name="ce6">
            <text:p>0.64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72" table:style-name="ce1">
            <text:p>372</text:p>
          </table:table-cell>
          <table:table-cell office:value-type="float" office:value="1544500" table:formula="of:=[.F374]+[.G374]" table:style-name="ce4">
            <text:p>1544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474587245063127" table:formula="of:=1000000/[.F375]" table:style-name="ce6">
            <text:p>0.64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73" table:style-name="ce1">
            <text:p>373</text:p>
          </table:table-cell>
          <table:table-cell office:value-type="float" office:value="1548625" table:formula="of:=[.F375]+[.G375]" table:style-name="ce4">
            <text:p>1548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4573411897651145" table:formula="of:=1000000/[.F376]" table:style-name="ce6">
            <text:p>0.64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74" table:style-name="ce1">
            <text:p>374</text:p>
          </table:table-cell>
          <table:table-cell office:value-type="float" office:value="1552750" table:formula="of:=[.F376]+[.G376]" table:style-name="ce4">
            <text:p>1552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4401867654161971" table:formula="of:=1000000/[.F377]" table:style-name="ce6">
            <text:p>0.64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75" table:style-name="ce1">
            <text:p>375</text:p>
          </table:table-cell>
          <table:table-cell office:value-type="float" office:value="1556875" table:formula="of:=[.F377]+[.G377]" table:style-name="ce4">
            <text:p>1556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4231232436772379" table:formula="of:=1000000/[.F378]" table:style-name="ce6">
            <text:p>0.64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76" table:style-name="ce1">
            <text:p>376</text:p>
          </table:table-cell>
          <table:table-cell office:value-type="float" office:value="1561000" table:formula="of:=[.F378]+[.G378]" table:style-name="ce4">
            <text:p>1561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4061499039077519" table:formula="of:=1000000/[.F379]" table:style-name="ce6">
            <text:p>0.64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77" table:style-name="ce1">
            <text:p>377</text:p>
          </table:table-cell>
          <table:table-cell office:value-type="float" office:value="1565125" table:formula="of:=[.F379]+[.G379]" table:style-name="ce4">
            <text:p>1565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3892660330644513" table:formula="of:=1000000/[.F380]" table:style-name="ce6">
            <text:p>0.63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78" table:style-name="ce1">
            <text:p>378</text:p>
          </table:table-cell>
          <table:table-cell office:value-type="float" office:value="1569250" table:formula="of:=[.F380]+[.G380]" table:style-name="ce4">
            <text:p>1569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3724709256014023" table:formula="of:=1000000/[.F381]" table:style-name="ce6">
            <text:p>0.63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79" table:style-name="ce1">
            <text:p>379</text:p>
          </table:table-cell>
          <table:table-cell office:value-type="float" office:value="1573375" table:formula="of:=[.F381]+[.G381]" table:style-name="ce4">
            <text:p>1573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3557638833717323" table:formula="of:=1000000/[.F382]" table:style-name="ce6">
            <text:p>0.63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80" table:style-name="ce1">
            <text:p>380</text:p>
          </table:table-cell>
          <table:table-cell office:value-type="float" office:value="1577500" table:formula="of:=[.F382]+[.G382]" table:style-name="ce4">
            <text:p>1577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339144215530903" table:formula="of:=1000000/[.F383]" table:style-name="ce6">
            <text:p>0.63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81" table:style-name="ce1">
            <text:p>381</text:p>
          </table:table-cell>
          <table:table-cell office:value-type="float" office:value="1581625" table:formula="of:=[.F383]+[.G383]" table:style-name="ce4">
            <text:p>1581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3226112384414768" table:formula="of:=1000000/[.F384]" table:style-name="ce6">
            <text:p>0.63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82" table:style-name="ce1">
            <text:p>382</text:p>
          </table:table-cell>
          <table:table-cell office:value-type="float" office:value="1585750" table:formula="of:=[.F384]+[.G384]" table:style-name="ce4">
            <text:p>1585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306164275579379" table:formula="of:=1000000/[.F385]" table:style-name="ce6">
            <text:p>0.63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83" table:style-name="ce1">
            <text:p>383</text:p>
          </table:table-cell>
          <table:table-cell office:value-type="float" office:value="1589875" table:formula="of:=[.F385]+[.G385]" table:style-name="ce4">
            <text:p>1589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2898026574416233" table:formula="of:=1000000/[.F386]" table:style-name="ce6">
            <text:p>0.62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84" table:style-name="ce1">
            <text:p>384</text:p>
          </table:table-cell>
          <table:table-cell office:value-type="float" office:value="1594000" table:formula="of:=[.F386]+[.G386]" table:style-name="ce4">
            <text:p>1594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2735257214554585" table:formula="of:=1000000/[.F387]" table:style-name="ce6">
            <text:p>0.62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85" table:style-name="ce1">
            <text:p>385</text:p>
          </table:table-cell>
          <table:table-cell office:value-type="float" office:value="1598125" table:formula="of:=[.F387]+[.G387]" table:style-name="ce4">
            <text:p>1598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2573328118889326" table:formula="of:=1000000/[.F388]" table:style-name="ce6">
            <text:p>0.62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86" table:style-name="ce1">
            <text:p>386</text:p>
          </table:table-cell>
          <table:table-cell office:value-type="float" office:value="1602250" table:formula="of:=[.F388]+[.G388]" table:style-name="ce4">
            <text:p>1602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2412232797628331" table:formula="of:=1000000/[.F389]" table:style-name="ce6">
            <text:p>0.62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87" table:style-name="ce1">
            <text:p>387</text:p>
          </table:table-cell>
          <table:table-cell office:value-type="float" office:value="1606375" table:formula="of:=[.F389]+[.G389]" table:style-name="ce4">
            <text:p>1606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2251964827639872" table:formula="of:=1000000/[.F390]" table:style-name="ce6">
            <text:p>0.62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88" table:style-name="ce1">
            <text:p>388</text:p>
          </table:table-cell>
          <table:table-cell office:value-type="float" office:value="1610500" table:formula="of:=[.F390]+[.G390]" table:style-name="ce4">
            <text:p>1610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2092517851598883" table:formula="of:=1000000/[.F391]" table:style-name="ce6">
            <text:p>0.62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89" table:style-name="ce1">
            <text:p>389</text:p>
          </table:table-cell>
          <table:table-cell office:value-type="float" office:value="1614625" table:formula="of:=[.F391]+[.G391]" table:style-name="ce4">
            <text:p>1614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1933885577146397" table:formula="of:=1000000/[.F392]" table:style-name="ce6">
            <text:p>0.61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90" table:style-name="ce1">
            <text:p>390</text:p>
          </table:table-cell>
          <table:table-cell office:value-type="float" office:value="1618750" table:formula="of:=[.F392]+[.G392]" table:style-name="ce4">
            <text:p>1618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1776061776061775" table:formula="of:=1000000/[.F393]" table:style-name="ce6">
            <text:p>0.61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91" table:style-name="ce1">
            <text:p>391</text:p>
          </table:table-cell>
          <table:table-cell office:value-type="float" office:value="1622875" table:formula="of:=[.F393]+[.G393]" table:style-name="ce4">
            <text:p>1622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161904028344759" table:formula="of:=1000000/[.F394]" table:style-name="ce6">
            <text:p>0.61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92" table:style-name="ce1">
            <text:p>392</text:p>
          </table:table-cell>
          <table:table-cell office:value-type="float" office:value="1627000" table:formula="of:=[.F394]+[.G394]" table:style-name="ce4">
            <text:p>1627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1462814996926862" table:formula="of:=1000000/[.F395]" table:style-name="ce6">
            <text:p>0.61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93" table:style-name="ce1">
            <text:p>393</text:p>
          </table:table-cell>
          <table:table-cell office:value-type="float" office:value="1631125" table:formula="of:=[.F395]+[.G395]" table:style-name="ce4">
            <text:p>1631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1307379875852552" table:formula="of:=1000000/[.F396]" table:style-name="ce6">
            <text:p>0.61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94" table:style-name="ce1">
            <text:p>394</text:p>
          </table:table-cell>
          <table:table-cell office:value-type="float" office:value="1635250" table:formula="of:=[.F396]+[.G396]" table:style-name="ce4">
            <text:p>1635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1152728940528966" table:formula="of:=1000000/[.F397]" table:style-name="ce6">
            <text:p>0.61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95" table:style-name="ce1">
            <text:p>395</text:p>
          </table:table-cell>
          <table:table-cell office:value-type="float" office:value="1639375" table:formula="of:=[.F397]+[.G397]" table:style-name="ce4">
            <text:p>1639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0998856271444912" table:formula="of:=1000000/[.F398]" table:style-name="ce6">
            <text:p>0.61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96" table:style-name="ce1">
            <text:p>396</text:p>
          </table:table-cell>
          <table:table-cell office:value-type="float" office:value="1643500" table:formula="of:=[.F398]+[.G398]" table:style-name="ce4">
            <text:p>1643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0845756008518403" table:formula="of:=1000000/[.F399]" table:style-name="ce6">
            <text:p>0.60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97" table:style-name="ce1">
            <text:p>397</text:p>
          </table:table-cell>
          <table:table-cell office:value-type="float" office:value="1647625" table:formula="of:=[.F399]+[.G399]" table:style-name="ce4">
            <text:p>1647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0693422350352777" table:formula="of:=1000000/[.F400]" table:style-name="ce6">
            <text:p>0.60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98" table:style-name="ce1">
            <text:p>398</text:p>
          </table:table-cell>
          <table:table-cell office:value-type="float" office:value="1651750" table:formula="of:=[.F400]+[.G400]" table:style-name="ce4">
            <text:p>1651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0541849553503857" table:formula="of:=1000000/[.F401]" table:style-name="ce6">
            <text:p>0.60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99" table:style-name="ce1">
            <text:p>399</text:p>
          </table:table-cell>
          <table:table-cell office:value-type="float" office:value="1655875" table:formula="of:=[.F401]+[.G401]" table:style-name="ce4">
            <text:p>1655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0391031931758132" table:formula="of:=1000000/[.F402]" table:style-name="ce6">
            <text:p>0.60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00" table:style-name="ce1">
            <text:p>400</text:p>
          </table:table-cell>
          <table:table-cell office:value-type="float" office:value="1660000" table:formula="of:=[.F402]+[.G402]" table:style-name="ce4">
            <text:p>1660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0240963855421692" table:formula="of:=1000000/[.F403]" table:style-name="ce6">
            <text:p>0.60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01" table:style-name="ce1">
            <text:p>401</text:p>
          </table:table-cell>
          <table:table-cell office:value-type="float" office:value="1664125" table:formula="of:=[.F403]+[.G403]" table:style-name="ce4">
            <text:p>1664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60091639750619696" table:formula="of:=1000000/[.F404]" table:style-name="ce6">
            <text:p>0.60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02" table:style-name="ce1">
            <text:p>402</text:p>
          </table:table-cell>
          <table:table-cell office:value-type="float" office:value="1668250" table:formula="of:=[.F404]+[.G404]" table:style-name="ce4">
            <text:p>1668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9943054098606319" table:formula="of:=1000000/[.F405]" table:style-name="ce6">
            <text:p>0.59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03" table:style-name="ce1">
            <text:p>403</text:p>
          </table:table-cell>
          <table:table-cell office:value-type="float" office:value="1672375" table:formula="of:=[.F405]+[.G405]" table:style-name="ce4">
            <text:p>1672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9795201435084833" table:formula="of:=1000000/[.F406]" table:style-name="ce6">
            <text:p>0.59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04" table:style-name="ce1">
            <text:p>404</text:p>
          </table:table-cell>
          <table:table-cell office:value-type="float" office:value="1676500" table:formula="of:=[.F406]+[.G406]" table:style-name="ce4">
            <text:p>1676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9648076349537726" table:formula="of:=1000000/[.F407]" table:style-name="ce6">
            <text:p>0.59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05" table:style-name="ce1">
            <text:p>405</text:p>
          </table:table-cell>
          <table:table-cell office:value-type="float" office:value="1680625" table:formula="of:=[.F407]+[.G407]" table:style-name="ce4">
            <text:p>1680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9501673484566753" table:formula="of:=1000000/[.F408]" table:style-name="ce6">
            <text:p>0.59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06" table:style-name="ce1">
            <text:p>406</text:p>
          </table:table-cell>
          <table:table-cell office:value-type="float" office:value="1684750" table:formula="of:=[.F408]+[.G408]" table:style-name="ce4">
            <text:p>1684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9355987535242616" table:formula="of:=1000000/[.F409]" table:style-name="ce6">
            <text:p>0.59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07" table:style-name="ce1">
            <text:p>407</text:p>
          </table:table-cell>
          <table:table-cell office:value-type="float" office:value="1688875" table:formula="of:=[.F409]+[.G409]" table:style-name="ce4">
            <text:p>1688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9211013248464217" table:formula="of:=1000000/[.F410]" table:style-name="ce6">
            <text:p>0.59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08" table:style-name="ce1">
            <text:p>408</text:p>
          </table:table-cell>
          <table:table-cell office:value-type="float" office:value="1693000" table:formula="of:=[.F410]+[.G410]" table:style-name="ce4">
            <text:p>1693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9066745422327227" table:formula="of:=1000000/[.F411]" table:style-name="ce6">
            <text:p>0.59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09" table:style-name="ce1">
            <text:p>409</text:p>
          </table:table-cell>
          <table:table-cell office:value-type="float" office:value="1697125" table:formula="of:=[.F411]+[.G411]" table:style-name="ce4">
            <text:p>1697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8923178905501949" table:formula="of:=1000000/[.F412]" table:style-name="ce6">
            <text:p>0.58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10" table:style-name="ce1">
            <text:p>410</text:p>
          </table:table-cell>
          <table:table-cell office:value-type="float" office:value="1701250" table:formula="of:=[.F412]+[.G412]" table:style-name="ce4">
            <text:p>1701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8780308596620134" table:formula="of:=1000000/[.F413]" table:style-name="ce6">
            <text:p>0.58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11" table:style-name="ce1">
            <text:p>411</text:p>
          </table:table-cell>
          <table:table-cell office:value-type="float" office:value="1705375" table:formula="of:=[.F413]+[.G413]" table:style-name="ce4">
            <text:p>1705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863812944367075" table:formula="of:=1000000/[.F414]" table:style-name="ce6">
            <text:p>0.58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12" table:style-name="ce1">
            <text:p>412</text:p>
          </table:table-cell>
          <table:table-cell office:value-type="float" office:value="1709500" table:formula="of:=[.F414]+[.G414]" table:style-name="ce4">
            <text:p>1709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8496636443404504" table:formula="of:=1000000/[.F415]" table:style-name="ce6">
            <text:p>0.58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13" table:style-name="ce1">
            <text:p>413</text:p>
          </table:table-cell>
          <table:table-cell office:value-type="float" office:value="1713625" table:formula="of:=[.F415]+[.G415]" table:style-name="ce4">
            <text:p>1713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8355824640746956" table:formula="of:=1000000/[.F416]" table:style-name="ce6">
            <text:p>0.58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14" table:style-name="ce1">
            <text:p>414</text:p>
          </table:table-cell>
          <table:table-cell office:value-type="float" office:value="1717750" table:formula="of:=[.F416]+[.G416]" table:style-name="ce4">
            <text:p>1717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8215689128220061" table:formula="of:=1000000/[.F417]" table:style-name="ce6">
            <text:p>0.58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15" table:style-name="ce1">
            <text:p>415</text:p>
          </table:table-cell>
          <table:table-cell office:value-type="float" office:value="1721875" table:formula="of:=[.F417]+[.G417]" table:style-name="ce4">
            <text:p>1721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8076225045372054" table:formula="of:=1000000/[.F418]" table:style-name="ce6">
            <text:p>0.58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16" table:style-name="ce1">
            <text:p>416</text:p>
          </table:table-cell>
          <table:table-cell office:value-type="float" office:value="1726000" table:formula="of:=[.F418]+[.G418]" table:style-name="ce4">
            <text:p>1726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7937427578215528" table:formula="of:=1000000/[.F419]" table:style-name="ce6">
            <text:p>0.57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17" table:style-name="ce1">
            <text:p>417</text:p>
          </table:table-cell>
          <table:table-cell office:value-type="float" office:value="1730125" table:formula="of:=[.F419]+[.G419]" table:style-name="ce4">
            <text:p>1730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7799291958673504" table:formula="of:=1000000/[.F420]" table:style-name="ce6">
            <text:p>0.57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18" table:style-name="ce1">
            <text:p>418</text:p>
          </table:table-cell>
          <table:table-cell office:value-type="float" office:value="1734250" table:formula="of:=[.F420]+[.G420]" table:style-name="ce4">
            <text:p>1734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766181346403344" table:formula="of:=1000000/[.F421]" table:style-name="ce6">
            <text:p>0.57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19" table:style-name="ce1">
            <text:p>419</text:p>
          </table:table-cell>
          <table:table-cell office:value-type="float" office:value="1738375" table:formula="of:=[.F421]+[.G421]" table:style-name="ce4">
            <text:p>1738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7524987416409001" table:formula="of:=1000000/[.F422]" table:style-name="ce6">
            <text:p>0.57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20" table:style-name="ce1">
            <text:p>420</text:p>
          </table:table-cell>
          <table:table-cell office:value-type="float" office:value="1742500" table:formula="of:=[.F422]+[.G422]" table:style-name="ce4">
            <text:p>1742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7388809182209466" table:formula="of:=1000000/[.F423]" table:style-name="ce6">
            <text:p>0.57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21" table:style-name="ce1">
            <text:p>421</text:p>
          </table:table-cell>
          <table:table-cell office:value-type="float" office:value="1746625" table:formula="of:=[.F423]+[.G423]" table:style-name="ce4">
            <text:p>1746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7253274171616686" table:formula="of:=1000000/[.F424]" table:style-name="ce6">
            <text:p>0.57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22" table:style-name="ce1">
            <text:p>422</text:p>
          </table:table-cell>
          <table:table-cell office:value-type="float" office:value="1750750" table:formula="of:=[.F424]+[.G424]" table:style-name="ce4">
            <text:p>1750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7118377838069401" table:formula="of:=1000000/[.F425]" table:style-name="ce6">
            <text:p>0.57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23" table:style-name="ce1">
            <text:p>423</text:p>
          </table:table-cell>
          <table:table-cell office:value-type="float" office:value="1754875" table:formula="of:=[.F425]+[.G425]" table:style-name="ce4">
            <text:p>1754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6984115677754821" table:formula="of:=1000000/[.F426]" table:style-name="ce6">
            <text:p>0.57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24" table:style-name="ce1">
            <text:p>424</text:p>
          </table:table-cell>
          <table:table-cell office:value-type="float" office:value="1759000" table:formula="of:=[.F426]+[.G426]" table:style-name="ce4">
            <text:p>1759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6850483229107451" table:formula="of:=1000000/[.F427]" table:style-name="ce6">
            <text:p>0.56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25" table:style-name="ce1">
            <text:p>425</text:p>
          </table:table-cell>
          <table:table-cell office:value-type="float" office:value="1763125" table:formula="of:=[.F427]+[.G427]" table:style-name="ce4">
            <text:p>1763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6717476072314787" table:formula="of:=1000000/[.F428]" table:style-name="ce6">
            <text:p>0.56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26" table:style-name="ce1">
            <text:p>426</text:p>
          </table:table-cell>
          <table:table-cell office:value-type="float" office:value="1767250" table:formula="of:=[.F428]+[.G428]" table:style-name="ce4">
            <text:p>1767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6585089828830104" table:formula="of:=1000000/[.F429]" table:style-name="ce6">
            <text:p>0.56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27" table:style-name="ce1">
            <text:p>427</text:p>
          </table:table-cell>
          <table:table-cell office:value-type="float" office:value="1771375" table:formula="of:=[.F429]+[.G429]" table:style-name="ce4">
            <text:p>1771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6453320160891962" table:formula="of:=1000000/[.F430]" table:style-name="ce6">
            <text:p>0.56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28" table:style-name="ce1">
            <text:p>428</text:p>
          </table:table-cell>
          <table:table-cell office:value-type="float" office:value="1775500" table:formula="of:=[.F430]+[.G430]" table:style-name="ce4">
            <text:p>1775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632216277105041" table:formula="of:=1000000/[.F431]" table:style-name="ce6">
            <text:p>0.56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29" table:style-name="ce1">
            <text:p>429</text:p>
          </table:table-cell>
          <table:table-cell office:value-type="float" office:value="1779625" table:formula="of:=[.F431]+[.G431]" table:style-name="ce4">
            <text:p>1779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6191613401699791" table:formula="of:=1000000/[.F432]" table:style-name="ce6">
            <text:p>0.56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30" table:style-name="ce1">
            <text:p>430</text:p>
          </table:table-cell>
          <table:table-cell office:value-type="float" office:value="1783750" table:formula="of:=[.F432]+[.G432]" table:style-name="ce4">
            <text:p>1783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6061667834618079" table:formula="of:=1000000/[.F433]" table:style-name="ce6">
            <text:p>0.56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31" table:style-name="ce1">
            <text:p>431</text:p>
          </table:table-cell>
          <table:table-cell office:value-type="float" office:value="1787875" table:formula="of:=[.F433]+[.G433]" table:style-name="ce4">
            <text:p>1787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5932321890512482" table:formula="of:=1000000/[.F434]" table:style-name="ce6">
            <text:p>0.55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32" table:style-name="ce1">
            <text:p>432</text:p>
          </table:table-cell>
          <table:table-cell office:value-type="float" office:value="1792000" table:formula="of:=[.F434]+[.G434]" table:style-name="ce4">
            <text:p>1792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580357142857143" table:formula="of:=1000000/[.F435]" table:style-name="ce6">
            <text:p>0.55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33" table:style-name="ce1">
            <text:p>433</text:p>
          </table:table-cell>
          <table:table-cell office:value-type="float" office:value="1796125" table:formula="of:=[.F435]+[.G435]" table:style-name="ce4">
            <text:p>1796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567541234602269" table:formula="of:=1000000/[.F436]" table:style-name="ce6">
            <text:p>0.55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34" table:style-name="ce1">
            <text:p>434</text:p>
          </table:table-cell>
          <table:table-cell office:value-type="float" office:value="1800250" table:formula="of:=[.F436]+[.G436]" table:style-name="ce4">
            <text:p>1800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5547840577697538" table:formula="of:=1000000/[.F437]" table:style-name="ce6">
            <text:p>0.55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35" table:style-name="ce1">
            <text:p>435</text:p>
          </table:table-cell>
          <table:table-cell office:value-type="float" office:value="1804375" table:formula="of:=[.F437]+[.G437]" table:style-name="ce4">
            <text:p>1804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542085209560097" table:formula="of:=1000000/[.F438]" table:style-name="ce6">
            <text:p>0.55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36" table:style-name="ce1">
            <text:p>436</text:p>
          </table:table-cell>
          <table:table-cell office:value-type="float" office:value="1808500" table:formula="of:=[.F438]+[.G438]" table:style-name="ce4">
            <text:p>1808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5294442908487695" table:formula="of:=1000000/[.F439]" table:style-name="ce6">
            <text:p>0.55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37" table:style-name="ce1">
            <text:p>437</text:p>
          </table:table-cell>
          <table:table-cell office:value-type="float" office:value="1812625" table:formula="of:=[.F439]+[.G439]" table:style-name="ce4">
            <text:p>1812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5168609061444041" table:formula="of:=1000000/[.F440]" table:style-name="ce6">
            <text:p>0.55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38" table:style-name="ce1">
            <text:p>438</text:p>
          </table:table-cell>
          <table:table-cell office:value-type="float" office:value="1816750" table:formula="of:=[.F440]+[.G440]" table:style-name="ce4">
            <text:p>1816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5043346635475432" table:formula="of:=1000000/[.F441]" table:style-name="ce6">
            <text:p>0.55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39" table:style-name="ce1">
            <text:p>439</text:p>
          </table:table-cell>
          <table:table-cell office:value-type="float" office:value="1820875" table:formula="of:=[.F441]+[.G441]" table:style-name="ce4">
            <text:p>1820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4918651747099612" table:formula="of:=1000000/[.F442]" table:style-name="ce6">
            <text:p>0.54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40" table:style-name="ce1">
            <text:p>440</text:p>
          </table:table-cell>
          <table:table-cell office:value-type="float" office:value="1825000" table:formula="of:=[.F442]+[.G442]" table:style-name="ce4">
            <text:p>1825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4794520547945202" table:formula="of:=1000000/[.F443]" table:style-name="ce6">
            <text:p>0.54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41" table:style-name="ce1">
            <text:p>441</text:p>
          </table:table-cell>
          <table:table-cell office:value-type="float" office:value="1829125" table:formula="of:=[.F443]+[.G443]" table:style-name="ce4">
            <text:p>1829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4670949224355903" table:formula="of:=1000000/[.F444]" table:style-name="ce6">
            <text:p>0.54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42" table:style-name="ce1">
            <text:p>442</text:p>
          </table:table-cell>
          <table:table-cell office:value-type="float" office:value="1833250" table:formula="of:=[.F444]+[.G444]" table:style-name="ce4">
            <text:p>1833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4547933996999864" table:formula="of:=1000000/[.F445]" table:style-name="ce6">
            <text:p>0.54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43" table:style-name="ce1">
            <text:p>443</text:p>
          </table:table-cell>
          <table:table-cell office:value-type="float" office:value="1837375" table:formula="of:=[.F445]+[.G445]" table:style-name="ce4">
            <text:p>1837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4425471120484392" table:formula="of:=1000000/[.F446]" table:style-name="ce6">
            <text:p>0.54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44" table:style-name="ce1">
            <text:p>444</text:p>
          </table:table-cell>
          <table:table-cell office:value-type="float" office:value="1841500" table:formula="of:=[.F446]+[.G446]" table:style-name="ce4">
            <text:p>1841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4303556882975834" table:formula="of:=1000000/[.F447]" table:style-name="ce6">
            <text:p>0.54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45" table:style-name="ce1">
            <text:p>445</text:p>
          </table:table-cell>
          <table:table-cell office:value-type="float" office:value="1845625" table:formula="of:=[.F447]+[.G447]" table:style-name="ce4">
            <text:p>1845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4182187605824583" table:formula="of:=1000000/[.F448]" table:style-name="ce6">
            <text:p>0.54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46" table:style-name="ce1">
            <text:p>446</text:p>
          </table:table-cell>
          <table:table-cell office:value-type="float" office:value="1849750" table:formula="of:=[.F448]+[.G448]" table:style-name="ce4">
            <text:p>1849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4061359643195028" table:formula="of:=1000000/[.F449]" table:style-name="ce6">
            <text:p>0.54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47" table:style-name="ce1">
            <text:p>447</text:p>
          </table:table-cell>
          <table:table-cell office:value-type="float" office:value="1853875" table:formula="of:=[.F449]+[.G449]" table:style-name="ce4">
            <text:p>1853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394106938170049" table:formula="of:=1000000/[.F450]" table:style-name="ce6">
            <text:p>0.53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48" table:style-name="ce1">
            <text:p>448</text:p>
          </table:table-cell>
          <table:table-cell office:value-type="float" office:value="1858000" table:formula="of:=[.F450]+[.G450]" table:style-name="ce4">
            <text:p>1858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3821313240043056" table:formula="of:=1000000/[.F451]" table:style-name="ce6">
            <text:p>0.53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49" table:style-name="ce1">
            <text:p>449</text:p>
          </table:table-cell>
          <table:table-cell office:value-type="float" office:value="1862125" table:formula="of:=[.F451]+[.G451]" table:style-name="ce4">
            <text:p>1862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3702087668658116" table:formula="of:=1000000/[.F452]" table:style-name="ce6">
            <text:p>0.53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50" table:style-name="ce1">
            <text:p>450</text:p>
          </table:table-cell>
          <table:table-cell office:value-type="float" office:value="1866250" table:formula="of:=[.F452]+[.G452]" table:style-name="ce4">
            <text:p>1866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3583389149363703" table:formula="of:=1000000/[.F453]" table:style-name="ce6">
            <text:p>0.53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51" table:style-name="ce1">
            <text:p>451</text:p>
          </table:table-cell>
          <table:table-cell office:value-type="float" office:value="1870375" table:formula="of:=[.F453]+[.G453]" table:style-name="ce4">
            <text:p>1870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3465214195014366" table:formula="of:=1000000/[.F454]" table:style-name="ce6">
            <text:p>0.53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52" table:style-name="ce1">
            <text:p>452</text:p>
          </table:table-cell>
          <table:table-cell office:value-type="float" office:value="1874500" table:formula="of:=[.F454]+[.G454]" table:style-name="ce4">
            <text:p>1874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3347559349159779" table:formula="of:=1000000/[.F455]" table:style-name="ce6">
            <text:p>0.53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53" table:style-name="ce1">
            <text:p>453</text:p>
          </table:table-cell>
          <table:table-cell office:value-type="float" office:value="1878625" table:formula="of:=[.F455]+[.G455]" table:style-name="ce4">
            <text:p>1878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3230421185707633" table:formula="of:=1000000/[.F456]" table:style-name="ce6">
            <text:p>0.53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54" table:style-name="ce1">
            <text:p>454</text:p>
          </table:table-cell>
          <table:table-cell office:value-type="float" office:value="1882750" table:formula="of:=[.F456]+[.G456]" table:style-name="ce4">
            <text:p>1882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3113796308591155" table:formula="of:=1000000/[.F457]" table:style-name="ce6">
            <text:p>0.53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55" table:style-name="ce1">
            <text:p>455</text:p>
          </table:table-cell>
          <table:table-cell office:value-type="float" office:value="1886875" table:formula="of:=[.F457]+[.G457]" table:style-name="ce4">
            <text:p>1886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2997681351440873" table:formula="of:=1000000/[.F458]" table:style-name="ce6">
            <text:p>0.53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56" table:style-name="ce1">
            <text:p>456</text:p>
          </table:table-cell>
          <table:table-cell office:value-type="float" office:value="1891000" table:formula="of:=[.F458]+[.G458]" table:style-name="ce4">
            <text:p>1891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2882072977260708" table:formula="of:=1000000/[.F459]" table:style-name="ce6">
            <text:p>0.52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57" table:style-name="ce1">
            <text:p>457</text:p>
          </table:table-cell>
          <table:table-cell office:value-type="float" office:value="1895125" table:formula="of:=[.F459]+[.G459]" table:style-name="ce4">
            <text:p>1895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2766967878108306" table:formula="of:=1000000/[.F460]" table:style-name="ce6">
            <text:p>0.52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58" table:style-name="ce1">
            <text:p>458</text:p>
          </table:table-cell>
          <table:table-cell office:value-type="float" office:value="1899250" table:formula="of:=[.F460]+[.G460]" table:style-name="ce4">
            <text:p>1899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2652362774779515" table:formula="of:=1000000/[.F461]" table:style-name="ce6">
            <text:p>0.52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59" table:style-name="ce1">
            <text:p>459</text:p>
          </table:table-cell>
          <table:table-cell office:value-type="float" office:value="1903375" table:formula="of:=[.F461]+[.G461]" table:style-name="ce4">
            <text:p>1903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253825441649701" table:formula="of:=1000000/[.F462]" table:style-name="ce6">
            <text:p>0.52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60" table:style-name="ce1">
            <text:p>460</text:p>
          </table:table-cell>
          <table:table-cell office:value-type="float" office:value="1907500" table:formula="of:=[.F462]+[.G462]" table:style-name="ce4">
            <text:p>1907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2424639580602883" table:formula="of:=1000000/[.F463]" table:style-name="ce6">
            <text:p>0.52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61" table:style-name="ce1">
            <text:p>461</text:p>
          </table:table-cell>
          <table:table-cell office:value-type="float" office:value="1911625" table:formula="of:=[.F463]+[.G463]" table:style-name="ce4">
            <text:p>1911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2311515072255277" table:formula="of:=1000000/[.F464]" table:style-name="ce6">
            <text:p>0.52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62" table:style-name="ce1">
            <text:p>462</text:p>
          </table:table-cell>
          <table:table-cell office:value-type="float" office:value="1915750" table:formula="of:=[.F464]+[.G464]" table:style-name="ce4">
            <text:p>1915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2198877724128934" table:formula="of:=1000000/[.F465]" table:style-name="ce6">
            <text:p>0.52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63" table:style-name="ce1">
            <text:p>463</text:p>
          </table:table-cell>
          <table:table-cell office:value-type="float" office:value="1919875" table:formula="of:=[.F465]+[.G465]" table:style-name="ce4">
            <text:p>1919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2086724396119544" table:formula="of:=1000000/[.F466]" table:style-name="ce6">
            <text:p>0.52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64" table:style-name="ce1">
            <text:p>464</text:p>
          </table:table-cell>
          <table:table-cell office:value-type="float" office:value="1924000" table:formula="of:=[.F466]+[.G466]" table:style-name="ce4">
            <text:p>1924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1975051975051978" table:formula="of:=1000000/[.F467]" table:style-name="ce6">
            <text:p>0.52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65" table:style-name="ce1">
            <text:p>465</text:p>
          </table:table-cell>
          <table:table-cell office:value-type="float" office:value="1928125" table:formula="of:=[.F467]+[.G467]" table:style-name="ce4">
            <text:p>1928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1863857374392219" table:formula="of:=1000000/[.F468]" table:style-name="ce6">
            <text:p>0.51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66" table:style-name="ce1">
            <text:p>466</text:p>
          </table:table-cell>
          <table:table-cell office:value-type="float" office:value="1932250" table:formula="of:=[.F468]+[.G468]" table:style-name="ce4">
            <text:p>1932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1753137533963001" table:formula="of:=1000000/[.F469]" table:style-name="ce6">
            <text:p>0.51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67" table:style-name="ce1">
            <text:p>467</text:p>
          </table:table-cell>
          <table:table-cell office:value-type="float" office:value="1936375" table:formula="of:=[.F469]+[.G469]" table:style-name="ce4">
            <text:p>1936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1642889419663029" table:formula="of:=1000000/[.F470]" table:style-name="ce6">
            <text:p>0.51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68" table:style-name="ce1">
            <text:p>468</text:p>
          </table:table-cell>
          <table:table-cell office:value-type="float" office:value="1940500" table:formula="of:=[.F470]+[.G470]" table:style-name="ce4">
            <text:p>1940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1533110023189899" table:formula="of:=1000000/[.F471]" table:style-name="ce6">
            <text:p>0.51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69" table:style-name="ce1">
            <text:p>469</text:p>
          </table:table-cell>
          <table:table-cell office:value-type="float" office:value="1944625" table:formula="of:=[.F471]+[.G471]" table:style-name="ce4">
            <text:p>1944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1423796361766405" table:formula="of:=1000000/[.F472]" table:style-name="ce6">
            <text:p>0.51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70" table:style-name="ce1">
            <text:p>470</text:p>
          </table:table-cell>
          <table:table-cell office:value-type="float" office:value="1948750" table:formula="of:=[.F472]+[.G472]" table:style-name="ce4">
            <text:p>1948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1314945477870433" table:formula="of:=1000000/[.F473]" table:style-name="ce6">
            <text:p>0.51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71" table:style-name="ce1">
            <text:p>471</text:p>
          </table:table-cell>
          <table:table-cell office:value-type="float" office:value="1952875" table:formula="of:=[.F473]+[.G473]" table:style-name="ce4">
            <text:p>1952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1206554438968188" table:formula="of:=1000000/[.F474]" table:style-name="ce6">
            <text:p>0.51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72" table:style-name="ce1">
            <text:p>472</text:p>
          </table:table-cell>
          <table:table-cell office:value-type="float" office:value="1957000" table:formula="of:=[.F474]+[.G474]" table:style-name="ce4">
            <text:p>1957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10986203372509" table:formula="of:=1000000/[.F475]" table:style-name="ce6">
            <text:p>0.51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73" table:style-name="ce1">
            <text:p>473</text:p>
          </table:table-cell>
          <table:table-cell office:value-type="float" office:value="1961125" table:formula="of:=[.F475]+[.G475]" table:style-name="ce4">
            <text:p>1961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0991140289374726" table:formula="of:=1000000/[.F476]" table:style-name="ce6">
            <text:p>0.51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74" table:style-name="ce1">
            <text:p>474</text:p>
          </table:table-cell>
          <table:table-cell office:value-type="float" office:value="1965250" table:formula="of:=[.F476]+[.G476]" table:style-name="ce4">
            <text:p>1965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0884111436204049" table:formula="of:=1000000/[.F477]" table:style-name="ce6">
            <text:p>0.50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75" table:style-name="ce1">
            <text:p>475</text:p>
          </table:table-cell>
          <table:table-cell office:value-type="float" office:value="1969375" table:formula="of:=[.F477]+[.G477]" table:style-name="ce4">
            <text:p>1969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0777530942557914" table:formula="of:=1000000/[.F478]" table:style-name="ce6">
            <text:p>0.50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76" table:style-name="ce1">
            <text:p>476</text:p>
          </table:table-cell>
          <table:table-cell office:value-type="float" office:value="1973500" table:formula="of:=[.F478]+[.G478]" table:style-name="ce4">
            <text:p>1973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0671395996959712" table:formula="of:=1000000/[.F479]" table:style-name="ce6">
            <text:p>0.50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77" table:style-name="ce1">
            <text:p>477</text:p>
          </table:table-cell>
          <table:table-cell office:value-type="float" office:value="1977625" table:formula="of:=[.F479]+[.G479]" table:style-name="ce4">
            <text:p>1977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0565703811389928" table:formula="of:=1000000/[.F480]" table:style-name="ce6">
            <text:p>0.50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78" table:style-name="ce1">
            <text:p>478</text:p>
          </table:table-cell>
          <table:table-cell office:value-type="float" office:value="1981750" table:formula="of:=[.F480]+[.G480]" table:style-name="ce4">
            <text:p>1981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0460451621042013" table:formula="of:=1000000/[.F481]" table:style-name="ce6">
            <text:p>0.50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79" table:style-name="ce1">
            <text:p>479</text:p>
          </table:table-cell>
          <table:table-cell office:value-type="float" office:value="1985875" table:formula="of:=[.F481]+[.G481]" table:style-name="ce4">
            <text:p>1985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0355636684081329" table:formula="of:=1000000/[.F482]" table:style-name="ce6">
            <text:p>0.50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80" table:style-name="ce1">
            <text:p>480</text:p>
          </table:table-cell>
          <table:table-cell office:value-type="float" office:value="1990000" table:formula="of:=[.F482]+[.G482]" table:style-name="ce4">
            <text:p>1990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0251256281407031" table:formula="of:=1000000/[.F483]" table:style-name="ce6">
            <text:p>0.50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81" table:style-name="ce1">
            <text:p>481</text:p>
          </table:table-cell>
          <table:table-cell office:value-type="float" office:value="1994125" table:formula="of:=[.F483]+[.G483]" table:style-name="ce4">
            <text:p>1994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0147307716416978" table:formula="of:=1000000/[.F484]" table:style-name="ce6">
            <text:p>0.50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82" table:style-name="ce1">
            <text:p>482</text:p>
          </table:table-cell>
          <table:table-cell office:value-type="float" office:value="1998250" table:formula="of:=[.F484]+[.G484]" table:style-name="ce4">
            <text:p>1998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50043788314775428" table:formula="of:=1000000/[.F485]" table:style-name="ce6">
            <text:p>0.50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83" table:style-name="ce1">
            <text:p>483</text:p>
          </table:table-cell>
          <table:table-cell office:value-type="float" office:value="2002375" table:formula="of:=[.F485]+[.G485]" table:style-name="ce4">
            <text:p>2002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9940695424183784" table:formula="of:=1000000/[.F486]" table:style-name="ce6">
            <text:p>0.49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84" table:style-name="ce1">
            <text:p>484</text:p>
          </table:table-cell>
          <table:table-cell office:value-type="float" office:value="2006500" table:formula="of:=[.F486]+[.G486]" table:style-name="ce4">
            <text:p>2006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9838026414154002" table:formula="of:=1000000/[.F487]" table:style-name="ce6">
            <text:p>0.49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85" table:style-name="ce1">
            <text:p>485</text:p>
          </table:table-cell>
          <table:table-cell office:value-type="float" office:value="2010625" table:formula="of:=[.F487]+[.G487]" table:style-name="ce4">
            <text:p>2010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9735778675784892" table:formula="of:=1000000/[.F488]" table:style-name="ce6">
            <text:p>0.49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86" table:style-name="ce1">
            <text:p>486</text:p>
          </table:table-cell>
          <table:table-cell office:value-type="float" office:value="2014750" table:formula="of:=[.F488]+[.G488]" table:style-name="ce4">
            <text:p>2014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9633949621541135" table:formula="of:=1000000/[.F489]" table:style-name="ce6">
            <text:p>0.49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87" table:style-name="ce1">
            <text:p>487</text:p>
          </table:table-cell>
          <table:table-cell office:value-type="float" office:value="2018875" table:formula="of:=[.F489]+[.G489]" table:style-name="ce4">
            <text:p>2018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9532536685034984" table:formula="of:=1000000/[.F490]" table:style-name="ce6">
            <text:p>0.49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88" table:style-name="ce1">
            <text:p>488</text:p>
          </table:table-cell>
          <table:table-cell office:value-type="float" office:value="2023000" table:formula="of:=[.F490]+[.G490]" table:style-name="ce4">
            <text:p>2023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9431537320810676" table:formula="of:=1000000/[.F491]" table:style-name="ce6">
            <text:p>0.49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89" table:style-name="ce1">
            <text:p>489</text:p>
          </table:table-cell>
          <table:table-cell office:value-type="float" office:value="2027125" table:formula="of:=[.F491]+[.G491]" table:style-name="ce4">
            <text:p>2027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9330949004131469" table:formula="of:=1000000/[.F492]" table:style-name="ce6">
            <text:p>0.49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90" table:style-name="ce1">
            <text:p>490</text:p>
          </table:table-cell>
          <table:table-cell office:value-type="float" office:value="2031250" table:formula="of:=[.F492]+[.G492]" table:style-name="ce4">
            <text:p>2031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9230769230769234" table:formula="of:=1000000/[.F493]" table:style-name="ce6">
            <text:p>0.49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91" table:style-name="ce1">
            <text:p>491</text:p>
          </table:table-cell>
          <table:table-cell office:value-type="float" office:value="2035375" table:formula="of:=[.F493]+[.G493]" table:style-name="ce4">
            <text:p>2035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9130995516796661" table:formula="of:=1000000/[.F494]" table:style-name="ce6">
            <text:p>0.49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92" table:style-name="ce1">
            <text:p>492</text:p>
          </table:table-cell>
          <table:table-cell office:value-type="float" office:value="2039500" table:formula="of:=[.F494]+[.G494]" table:style-name="ce4">
            <text:p>2039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9031625398381956" table:formula="of:=1000000/[.F495]" table:style-name="ce6">
            <text:p>0.49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93" table:style-name="ce1">
            <text:p>493</text:p>
          </table:table-cell>
          <table:table-cell office:value-type="float" office:value="2043625" table:formula="of:=[.F495]+[.G495]" table:style-name="ce4">
            <text:p>2043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893265643158603" table:formula="of:=1000000/[.F496]" table:style-name="ce6">
            <text:p>0.48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94" table:style-name="ce1">
            <text:p>494</text:p>
          </table:table-cell>
          <table:table-cell office:value-type="float" office:value="2047750" table:formula="of:=[.F496]+[.G496]" table:style-name="ce4">
            <text:p>2047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8834086192162129" table:formula="of:=1000000/[.F497]" table:style-name="ce6">
            <text:p>0.48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95" table:style-name="ce1">
            <text:p>495</text:p>
          </table:table-cell>
          <table:table-cell office:value-type="float" office:value="2051875" table:formula="of:=[.F497]+[.G497]" table:style-name="ce4">
            <text:p>2051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8735912275357907" table:formula="of:=1000000/[.F498]" table:style-name="ce6">
            <text:p>0.48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96" table:style-name="ce1">
            <text:p>496</text:p>
          </table:table-cell>
          <table:table-cell office:value-type="float" office:value="2056000" table:formula="of:=[.F498]+[.G498]" table:style-name="ce4">
            <text:p>2056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8638132295719844" table:formula="of:=1000000/[.F499]" table:style-name="ce6">
            <text:p>0.48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97" table:style-name="ce1">
            <text:p>497</text:p>
          </table:table-cell>
          <table:table-cell office:value-type="float" office:value="2060125" table:formula="of:=[.F499]+[.G499]" table:style-name="ce4">
            <text:p>2060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8540743886900067" table:formula="of:=1000000/[.F500]" table:style-name="ce6">
            <text:p>0.48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98" table:style-name="ce1">
            <text:p>498</text:p>
          </table:table-cell>
          <table:table-cell office:value-type="float" office:value="2064250" table:formula="of:=[.F500]+[.G500]" table:style-name="ce4">
            <text:p>2064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8443744701465424" table:formula="of:=1000000/[.F501]" table:style-name="ce6">
            <text:p>0.48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499" table:style-name="ce1">
            <text:p>499</text:p>
          </table:table-cell>
          <table:table-cell office:value-type="float" office:value="2068375" table:formula="of:=[.F501]+[.G501]" table:style-name="ce4">
            <text:p>2068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8347132410708887" table:formula="of:=1000000/[.F502]" table:style-name="ce6">
            <text:p>0.48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00" table:style-name="ce1">
            <text:p>500</text:p>
          </table:table-cell>
          <table:table-cell office:value-type="float" office:value="2072500" table:formula="of:=[.F502]+[.G502]" table:style-name="ce4">
            <text:p>2072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825090470446321" table:formula="of:=1000000/[.F503]" table:style-name="ce6">
            <text:p>0.48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01" table:style-name="ce1">
            <text:p>501</text:p>
          </table:table-cell>
          <table:table-cell office:value-type="float" office:value="2076625" table:formula="of:=[.F503]+[.G503]" table:style-name="ce4">
            <text:p>2076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8155059290916752" table:formula="of:=1000000/[.F504]" table:style-name="ce6">
            <text:p>0.48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02" table:style-name="ce1">
            <text:p>502</text:p>
          </table:table-cell>
          <table:table-cell office:value-type="float" office:value="2080750" table:formula="of:=[.F504]+[.G504]" table:style-name="ce4">
            <text:p>2080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8059593896431574" table:formula="of:=1000000/[.F505]" table:style-name="ce6">
            <text:p>0.48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03" table:style-name="ce1">
            <text:p>503</text:p>
          </table:table-cell>
          <table:table-cell office:value-type="float" office:value="2084875" table:formula="of:=[.F505]+[.G505]" table:style-name="ce4">
            <text:p>2084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7964506265363632" table:formula="of:=1000000/[.F506]" table:style-name="ce6">
            <text:p>0.48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04" table:style-name="ce1">
            <text:p>504</text:p>
          </table:table-cell>
          <table:table-cell office:value-type="float" office:value="2089000" table:formula="of:=[.F506]+[.G506]" table:style-name="ce4">
            <text:p>2089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7869794159885115" table:formula="of:=1000000/[.F507]" table:style-name="ce6">
            <text:p>0.47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05" table:style-name="ce1">
            <text:p>505</text:p>
          </table:table-cell>
          <table:table-cell office:value-type="float" office:value="2093125" table:formula="of:=[.F507]+[.G507]" table:style-name="ce4">
            <text:p>2093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7775455359808899" table:formula="of:=1000000/[.F508]" table:style-name="ce6">
            <text:p>0.47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06" table:style-name="ce1">
            <text:p>506</text:p>
          </table:table-cell>
          <table:table-cell office:value-type="float" office:value="2097250" table:formula="of:=[.F508]+[.G508]" table:style-name="ce4">
            <text:p>2097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7681487662415067" table:formula="of:=1000000/[.F509]" table:style-name="ce6">
            <text:p>0.47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07" table:style-name="ce1">
            <text:p>507</text:p>
          </table:table-cell>
          <table:table-cell office:value-type="float" office:value="2101375" table:formula="of:=[.F509]+[.G509]" table:style-name="ce4">
            <text:p>2101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7587888882279461" table:formula="of:=1000000/[.F510]" table:style-name="ce6">
            <text:p>0.47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08" table:style-name="ce1">
            <text:p>508</text:p>
          </table:table-cell>
          <table:table-cell office:value-type="float" office:value="2105500" table:formula="of:=[.F510]+[.G510]" table:style-name="ce4">
            <text:p>2105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749465685110425" table:formula="of:=1000000/[.F511]" table:style-name="ce6">
            <text:p>0.47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09" table:style-name="ce1">
            <text:p>509</text:p>
          </table:table-cell>
          <table:table-cell office:value-type="float" office:value="2109625" table:formula="of:=[.F511]+[.G511]" table:style-name="ce4">
            <text:p>2109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7401789417550511" table:formula="of:=1000000/[.F512]" table:style-name="ce6">
            <text:p>0.47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10" table:style-name="ce1">
            <text:p>510</text:p>
          </table:table-cell>
          <table:table-cell office:value-type="float" office:value="2113750" table:formula="of:=[.F512]+[.G512]" table:style-name="ce4">
            <text:p>2113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7309284447072736" table:formula="of:=1000000/[.F513]" table:style-name="ce6">
            <text:p>0.47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11" table:style-name="ce1">
            <text:p>511</text:p>
          </table:table-cell>
          <table:table-cell office:value-type="float" office:value="2117875" table:formula="of:=[.F513]+[.G513]" table:style-name="ce4">
            <text:p>2117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72171398217553" table:formula="of:=1000000/[.F514]" table:style-name="ce6">
            <text:p>0.47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12" table:style-name="ce1">
            <text:p>512</text:p>
          </table:table-cell>
          <table:table-cell office:value-type="float" office:value="2122000" table:formula="of:=[.F514]+[.G514]" table:style-name="ce4">
            <text:p>2122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7125353440150802" table:formula="of:=1000000/[.F515]" table:style-name="ce6">
            <text:p>0.47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13" table:style-name="ce1">
            <text:p>513</text:p>
          </table:table-cell>
          <table:table-cell office:value-type="float" office:value="2126125" table:formula="of:=[.F515]+[.G515]" table:style-name="ce4">
            <text:p>2126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7033923217120349" table:formula="of:=1000000/[.F516]" table:style-name="ce6">
            <text:p>0.47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14" table:style-name="ce1">
            <text:p>514</text:p>
          </table:table-cell>
          <table:table-cell office:value-type="float" office:value="2130250" table:formula="of:=[.F516]+[.G516]" table:style-name="ce4">
            <text:p>2130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6942847083675626" table:formula="of:=1000000/[.F517]" table:style-name="ce6">
            <text:p>0.46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15" table:style-name="ce1">
            <text:p>515</text:p>
          </table:table-cell>
          <table:table-cell office:value-type="float" office:value="2134375" table:formula="of:=[.F517]+[.G517]" table:style-name="ce4">
            <text:p>2134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6852122986822842" table:formula="of:=1000000/[.F518]" table:style-name="ce6">
            <text:p>0.46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16" table:style-name="ce1">
            <text:p>516</text:p>
          </table:table-cell>
          <table:table-cell office:value-type="float" office:value="2138500" table:formula="of:=[.F518]+[.G518]" table:style-name="ce4">
            <text:p>2138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6761748889408467" table:formula="of:=1000000/[.F519]" table:style-name="ce6">
            <text:p>0.46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17" table:style-name="ce1">
            <text:p>517</text:p>
          </table:table-cell>
          <table:table-cell office:value-type="float" office:value="2142625" table:formula="of:=[.F519]+[.G519]" table:style-name="ce4">
            <text:p>2142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6671722769966745" table:formula="of:=1000000/[.F520]" table:style-name="ce6">
            <text:p>0.46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18" table:style-name="ce1">
            <text:p>518</text:p>
          </table:table-cell>
          <table:table-cell office:value-type="float" office:value="2146750" table:formula="of:=[.F520]+[.G520]" table:style-name="ce4">
            <text:p>2146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6582042622568998" table:formula="of:=1000000/[.F521]" table:style-name="ce6">
            <text:p>0.46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19" table:style-name="ce1">
            <text:p>519</text:p>
          </table:table-cell>
          <table:table-cell office:value-type="float" office:value="2150875" table:formula="of:=[.F521]+[.G521]" table:style-name="ce4">
            <text:p>2150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649270645667461" table:formula="of:=1000000/[.F522]" table:style-name="ce6">
            <text:p>0.46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20" table:style-name="ce1">
            <text:p>520</text:p>
          </table:table-cell>
          <table:table-cell office:value-type="float" office:value="2155000" table:formula="of:=[.F522]+[.G522]" table:style-name="ce4">
            <text:p>2155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6403712296983757" table:formula="of:=1000000/[.F523]" table:style-name="ce6">
            <text:p>0.46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21" table:style-name="ce1">
            <text:p>521</text:p>
          </table:table-cell>
          <table:table-cell office:value-type="float" office:value="2159125" table:formula="of:=[.F523]+[.G523]" table:style-name="ce4">
            <text:p>2159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6315058183291841" table:formula="of:=1000000/[.F524]" table:style-name="ce6">
            <text:p>0.46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22" table:style-name="ce1">
            <text:p>522</text:p>
          </table:table-cell>
          <table:table-cell office:value-type="float" office:value="2163250" table:formula="of:=[.F524]+[.G524]" table:style-name="ce4">
            <text:p>2163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6226742170345547" table:formula="of:=1000000/[.F525]" table:style-name="ce6">
            <text:p>0.46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23" table:style-name="ce1">
            <text:p>523</text:p>
          </table:table-cell>
          <table:table-cell office:value-type="float" office:value="2167375" table:formula="of:=[.F525]+[.G525]" table:style-name="ce4">
            <text:p>2167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6138762327700561" table:formula="of:=1000000/[.F526]" table:style-name="ce6">
            <text:p>0.46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24" table:style-name="ce1">
            <text:p>524</text:p>
          </table:table-cell>
          <table:table-cell office:value-type="float" office:value="2171500" table:formula="of:=[.F526]+[.G526]" table:style-name="ce4">
            <text:p>2171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6051116739580933" table:formula="of:=1000000/[.F527]" table:style-name="ce6">
            <text:p>0.46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25" table:style-name="ce1">
            <text:p>525</text:p>
          </table:table-cell>
          <table:table-cell office:value-type="float" office:value="2175625" table:formula="of:=[.F527]+[.G527]" table:style-name="ce4">
            <text:p>2175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596380350474002" table:formula="of:=1000000/[.F528]" table:style-name="ce6">
            <text:p>0.46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26" table:style-name="ce1">
            <text:p>526</text:p>
          </table:table-cell>
          <table:table-cell office:value-type="float" office:value="2179750" table:formula="of:=[.F528]+[.G528]" table:style-name="ce4">
            <text:p>2179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5876820736322971" table:formula="of:=1000000/[.F529]" table:style-name="ce6">
            <text:p>0.45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27" table:style-name="ce1">
            <text:p>527</text:p>
          </table:table-cell>
          <table:table-cell office:value-type="float" office:value="2183875" table:formula="of:=[.F529]+[.G529]" table:style-name="ce4">
            <text:p>2183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5790166561730866" table:formula="of:=1000000/[.F530]" table:style-name="ce6">
            <text:p>0.45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28" table:style-name="ce1">
            <text:p>528</text:p>
          </table:table-cell>
          <table:table-cell office:value-type="float" office:value="2188000" table:formula="of:=[.F530]+[.G530]" table:style-name="ce4">
            <text:p>2188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5703839122486289" table:formula="of:=1000000/[.F531]" table:style-name="ce6">
            <text:p>0.45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29" table:style-name="ce1">
            <text:p>529</text:p>
          </table:table-cell>
          <table:table-cell office:value-type="float" office:value="2192125" table:formula="of:=[.F531]+[.G531]" table:style-name="ce4">
            <text:p>2192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5617836574100473" table:formula="of:=1000000/[.F532]" table:style-name="ce6">
            <text:p>0.45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30" table:style-name="ce1">
            <text:p>530</text:p>
          </table:table-cell>
          <table:table-cell office:value-type="float" office:value="2196250" table:formula="of:=[.F532]+[.G532]" table:style-name="ce4">
            <text:p>2196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5532157085941949" table:formula="of:=1000000/[.F533]" table:style-name="ce6">
            <text:p>0.45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31" table:style-name="ce1">
            <text:p>531</text:p>
          </table:table-cell>
          <table:table-cell office:value-type="float" office:value="2200375" table:formula="of:=[.F533]+[.G533]" table:style-name="ce4">
            <text:p>2200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5446798841106628" table:formula="of:=1000000/[.F534]" table:style-name="ce6">
            <text:p>0.45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32" table:style-name="ce1">
            <text:p>532</text:p>
          </table:table-cell>
          <table:table-cell office:value-type="float" office:value="2204500" table:formula="of:=[.F534]+[.G534]" table:style-name="ce4">
            <text:p>2204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5361760036289406" table:formula="of:=1000000/[.F535]" table:style-name="ce6">
            <text:p>0.45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33" table:style-name="ce1">
            <text:p>533</text:p>
          </table:table-cell>
          <table:table-cell office:value-type="float" office:value="2208625" table:formula="of:=[.F535]+[.G535]" table:style-name="ce4">
            <text:p>2208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5277038881657139" table:formula="of:=1000000/[.F536]" table:style-name="ce6">
            <text:p>0.45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34" table:style-name="ce1">
            <text:p>534</text:p>
          </table:table-cell>
          <table:table-cell office:value-type="float" office:value="2212750" table:formula="of:=[.F536]+[.G536]" table:style-name="ce4">
            <text:p>2212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5192633600723081" table:formula="of:=1000000/[.F537]" table:style-name="ce6">
            <text:p>0.45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35" table:style-name="ce1">
            <text:p>535</text:p>
          </table:table-cell>
          <table:table-cell office:value-type="float" office:value="2216875" table:formula="of:=[.F537]+[.G537]" table:style-name="ce4">
            <text:p>2216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5108542430222726" table:formula="of:=1000000/[.F538]" table:style-name="ce6">
            <text:p>0.45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36" table:style-name="ce1">
            <text:p>536</text:p>
          </table:table-cell>
          <table:table-cell office:value-type="float" office:value="2221000" table:formula="of:=[.F538]+[.G538]" table:style-name="ce4">
            <text:p>2221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5024763619990993" table:formula="of:=1000000/[.F539]" table:style-name="ce6">
            <text:p>0.45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37" table:style-name="ce1">
            <text:p>537</text:p>
          </table:table-cell>
          <table:table-cell office:value-type="float" office:value="2225125" table:formula="of:=[.F539]+[.G539]" table:style-name="ce4">
            <text:p>2225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494129543284085" table:formula="of:=1000000/[.F540]" table:style-name="ce6">
            <text:p>0.44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38" table:style-name="ce1">
            <text:p>538</text:p>
          </table:table-cell>
          <table:table-cell office:value-type="float" office:value="2229250" table:formula="of:=[.F540]+[.G540]" table:style-name="ce4">
            <text:p>2229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48581361444432" table:formula="of:=1000000/[.F541]" table:style-name="ce6">
            <text:p>0.44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39" table:style-name="ce1">
            <text:p>539</text:p>
          </table:table-cell>
          <table:table-cell office:value-type="float" office:value="2233375" table:formula="of:=[.F541]+[.G541]" table:style-name="ce4">
            <text:p>2233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4775284043208147" table:formula="of:=1000000/[.F542]" table:style-name="ce6">
            <text:p>0.44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40" table:style-name="ce1">
            <text:p>540</text:p>
          </table:table-cell>
          <table:table-cell office:value-type="float" office:value="2237500" table:formula="of:=[.F542]+[.G542]" table:style-name="ce4">
            <text:p>2237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4692737430167595" table:formula="of:=1000000/[.F543]" table:style-name="ce6">
            <text:p>0.44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41" table:style-name="ce1">
            <text:p>541</text:p>
          </table:table-cell>
          <table:table-cell office:value-type="float" office:value="2241625" table:formula="of:=[.F543]+[.G543]" table:style-name="ce4">
            <text:p>2241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4610494618859087" table:formula="of:=1000000/[.F544]" table:style-name="ce6">
            <text:p>0.44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42" table:style-name="ce1">
            <text:p>542</text:p>
          </table:table-cell>
          <table:table-cell office:value-type="float" office:value="2245750" table:formula="of:=[.F544]+[.G544]" table:style-name="ce4">
            <text:p>2245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4528553935210952" table:formula="of:=1000000/[.F545]" table:style-name="ce6">
            <text:p>0.44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43" table:style-name="ce1">
            <text:p>543</text:p>
          </table:table-cell>
          <table:table-cell office:value-type="float" office:value="2249875" table:formula="of:=[.F545]+[.G545]" table:style-name="ce4">
            <text:p>2249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4446913717428749" table:formula="of:=1000000/[.F546]" table:style-name="ce6">
            <text:p>0.44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44" table:style-name="ce1">
            <text:p>544</text:p>
          </table:table-cell>
          <table:table-cell office:value-type="float" office:value="2254000" table:formula="of:=[.F546]+[.G546]" table:style-name="ce4">
            <text:p>2254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4365572315882873" table:formula="of:=1000000/[.F547]" table:style-name="ce6">
            <text:p>0.44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45" table:style-name="ce1">
            <text:p>545</text:p>
          </table:table-cell>
          <table:table-cell office:value-type="float" office:value="2258125" table:formula="of:=[.F547]+[.G547]" table:style-name="ce4">
            <text:p>2258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428452809299751" table:formula="of:=1000000/[.F548]" table:style-name="ce6">
            <text:p>0.44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46" table:style-name="ce1">
            <text:p>546</text:p>
          </table:table-cell>
          <table:table-cell office:value-type="float" office:value="2262250" table:formula="of:=[.F548]+[.G548]" table:style-name="ce4">
            <text:p>2262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4203779423140677" table:formula="of:=1000000/[.F549]" table:style-name="ce6">
            <text:p>0.44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47" table:style-name="ce1">
            <text:p>547</text:p>
          </table:table-cell>
          <table:table-cell office:value-type="float" office:value="2266375" table:formula="of:=[.F549]+[.G549]" table:style-name="ce4">
            <text:p>2266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4123324692515581" table:formula="of:=1000000/[.F550]" table:style-name="ce6">
            <text:p>0.44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48" table:style-name="ce1">
            <text:p>548</text:p>
          </table:table-cell>
          <table:table-cell office:value-type="float" office:value="2270500" table:formula="of:=[.F550]+[.G550]" table:style-name="ce4">
            <text:p>2270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4043162299053074" table:formula="of:=1000000/[.F551]" table:style-name="ce6">
            <text:p>0.44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49" table:style-name="ce1">
            <text:p>549</text:p>
          </table:table-cell>
          <table:table-cell office:value-type="float" office:value="2274625" table:formula="of:=[.F551]+[.G551]" table:style-name="ce4">
            <text:p>2274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3963290652305326" table:formula="of:=1000000/[.F552]" table:style-name="ce6">
            <text:p>0.44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50" table:style-name="ce1">
            <text:p>550</text:p>
          </table:table-cell>
          <table:table-cell office:value-type="float" office:value="2278750" table:formula="of:=[.F552]+[.G552]" table:style-name="ce4">
            <text:p>2278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3883708173340646" table:formula="of:=1000000/[.F553]" table:style-name="ce6">
            <text:p>0.43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51" table:style-name="ce1">
            <text:p>551</text:p>
          </table:table-cell>
          <table:table-cell office:value-type="float" office:value="2282875" table:formula="of:=[.F553]+[.G553]" table:style-name="ce4">
            <text:p>2282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3804413294639433" table:formula="of:=1000000/[.F554]" table:style-name="ce6">
            <text:p>0.43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52" table:style-name="ce1">
            <text:p>552</text:p>
          </table:table-cell>
          <table:table-cell office:value-type="float" office:value="2287000" table:formula="of:=[.F554]+[.G554]" table:style-name="ce4">
            <text:p>2287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3725404459991257" table:formula="of:=1000000/[.F555]" table:style-name="ce6">
            <text:p>0.43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53" table:style-name="ce1">
            <text:p>553</text:p>
          </table:table-cell>
          <table:table-cell office:value-type="float" office:value="2291125" table:formula="of:=[.F555]+[.G555]" table:style-name="ce4">
            <text:p>2291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3646680124393039" table:formula="of:=1000000/[.F556]" table:style-name="ce6">
            <text:p>0.43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54" table:style-name="ce1">
            <text:p>554</text:p>
          </table:table-cell>
          <table:table-cell office:value-type="float" office:value="2295250" table:formula="of:=[.F556]+[.G556]" table:style-name="ce4">
            <text:p>2295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3568238753948374" table:formula="of:=1000000/[.F557]" table:style-name="ce6">
            <text:p>0.43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55" table:style-name="ce1">
            <text:p>555</text:p>
          </table:table-cell>
          <table:table-cell office:value-type="float" office:value="2299375" table:formula="of:=[.F557]+[.G557]" table:style-name="ce4">
            <text:p>2299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3490078825767869" table:formula="of:=1000000/[.F558]" table:style-name="ce6">
            <text:p>0.43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56" table:style-name="ce1">
            <text:p>556</text:p>
          </table:table-cell>
          <table:table-cell office:value-type="float" office:value="2303500" table:formula="of:=[.F558]+[.G558]" table:style-name="ce4">
            <text:p>2303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3412198827870629" table:formula="of:=1000000/[.F559]" table:style-name="ce6">
            <text:p>0.43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57" table:style-name="ce1">
            <text:p>557</text:p>
          </table:table-cell>
          <table:table-cell office:value-type="float" office:value="2307625" table:formula="of:=[.F559]+[.G559]" table:style-name="ce4">
            <text:p>2307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3334597259086721" table:formula="of:=1000000/[.F560]" table:style-name="ce6">
            <text:p>0.43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58" table:style-name="ce1">
            <text:p>558</text:p>
          </table:table-cell>
          <table:table-cell office:value-type="float" office:value="2311750" table:formula="of:=[.F560]+[.G560]" table:style-name="ce4">
            <text:p>2311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3257272628960747" table:formula="of:=1000000/[.F561]" table:style-name="ce6">
            <text:p>0.43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59" table:style-name="ce1">
            <text:p>559</text:p>
          </table:table-cell>
          <table:table-cell office:value-type="float" office:value="2315875" table:formula="of:=[.F561]+[.G561]" table:style-name="ce4">
            <text:p>2315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3180223457656391" table:formula="of:=1000000/[.F562]" table:style-name="ce6">
            <text:p>0.43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60" table:style-name="ce1">
            <text:p>560</text:p>
          </table:table-cell>
          <table:table-cell office:value-type="float" office:value="2320000" table:formula="of:=[.F562]+[.G562]" table:style-name="ce4">
            <text:p>2320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3103448275862066" table:formula="of:=1000000/[.F563]" table:style-name="ce6">
            <text:p>0.43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61" table:style-name="ce1">
            <text:p>561</text:p>
          </table:table-cell>
          <table:table-cell office:value-type="float" office:value="2324125" table:formula="of:=[.F563]+[.G563]" table:style-name="ce4">
            <text:p>2324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3026945624697466" table:formula="of:=1000000/[.F564]" table:style-name="ce6">
            <text:p>0.43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62" table:style-name="ce1">
            <text:p>562</text:p>
          </table:table-cell>
          <table:table-cell office:value-type="float" office:value="2328250" table:formula="of:=[.F564]+[.G564]" table:style-name="ce4">
            <text:p>2328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2950714055621175" table:formula="of:=1000000/[.F565]" table:style-name="ce6">
            <text:p>0.43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63" table:style-name="ce1">
            <text:p>563</text:p>
          </table:table-cell>
          <table:table-cell office:value-type="float" office:value="2332375" table:formula="of:=[.F565]+[.G565]" table:style-name="ce4">
            <text:p>2332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2874752130339244" table:formula="of:=1000000/[.F566]" table:style-name="ce6">
            <text:p>0.42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64" table:style-name="ce1">
            <text:p>564</text:p>
          </table:table-cell>
          <table:table-cell office:value-type="float" office:value="2336500" table:formula="of:=[.F566]+[.G566]" table:style-name="ce4">
            <text:p>2336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2799058420714742" table:formula="of:=1000000/[.F567]" table:style-name="ce6">
            <text:p>0.42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65" table:style-name="ce1">
            <text:p>565</text:p>
          </table:table-cell>
          <table:table-cell office:value-type="float" office:value="2340625" table:formula="of:=[.F567]+[.G567]" table:style-name="ce4">
            <text:p>2340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2723631508678239" table:formula="of:=1000000/[.F568]" table:style-name="ce6">
            <text:p>0.42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66" table:style-name="ce1">
            <text:p>566</text:p>
          </table:table-cell>
          <table:table-cell office:value-type="float" office:value="2344750" table:formula="of:=[.F568]+[.G568]" table:style-name="ce4">
            <text:p>2344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2648469986139248" table:formula="of:=1000000/[.F569]" table:style-name="ce6">
            <text:p>0.42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67" table:style-name="ce1">
            <text:p>567</text:p>
          </table:table-cell>
          <table:table-cell office:value-type="float" office:value="2348875" table:formula="of:=[.F569]+[.G569]" table:style-name="ce4">
            <text:p>2348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2573572454898623" table:formula="of:=1000000/[.F570]" table:style-name="ce6">
            <text:p>0.42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68" table:style-name="ce1">
            <text:p>568</text:p>
          </table:table-cell>
          <table:table-cell office:value-type="float" office:value="2353000" table:formula="of:=[.F570]+[.G570]" table:style-name="ce4">
            <text:p>2353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2498937526561836" table:formula="of:=1000000/[.F571]" table:style-name="ce6">
            <text:p>0.42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69" table:style-name="ce1">
            <text:p>569</text:p>
          </table:table-cell>
          <table:table-cell office:value-type="float" office:value="2357125" table:formula="of:=[.F571]+[.G571]" table:style-name="ce4">
            <text:p>2357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2424563822453198" table:formula="of:=1000000/[.F572]" table:style-name="ce6">
            <text:p>0.42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70" table:style-name="ce1">
            <text:p>570</text:p>
          </table:table-cell>
          <table:table-cell office:value-type="float" office:value="2361250" table:formula="of:=[.F572]+[.G572]" table:style-name="ce4">
            <text:p>2361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2350449973530968" table:formula="of:=1000000/[.F573]" table:style-name="ce6">
            <text:p>0.42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71" table:style-name="ce1">
            <text:p>571</text:p>
          </table:table-cell>
          <table:table-cell office:value-type="float" office:value="2365375" table:formula="of:=[.F573]+[.G573]" table:style-name="ce4">
            <text:p>2365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2276594620303337" table:formula="of:=1000000/[.F574]" table:style-name="ce6">
            <text:p>0.42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72" table:style-name="ce1">
            <text:p>572</text:p>
          </table:table-cell>
          <table:table-cell office:value-type="float" office:value="2369500" table:formula="of:=[.F574]+[.G574]" table:style-name="ce4">
            <text:p>2369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2202996412745303" table:formula="of:=1000000/[.F575]" table:style-name="ce6">
            <text:p>0.42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73" table:style-name="ce1">
            <text:p>573</text:p>
          </table:table-cell>
          <table:table-cell office:value-type="float" office:value="2373625" table:formula="of:=[.F575]+[.G575]" table:style-name="ce4">
            <text:p>2373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2129654010216439" table:formula="of:=1000000/[.F576]" table:style-name="ce6">
            <text:p>0.42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74" table:style-name="ce1">
            <text:p>574</text:p>
          </table:table-cell>
          <table:table-cell office:value-type="float" office:value="2377750" table:formula="of:=[.F576]+[.G576]" table:style-name="ce4">
            <text:p>2377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2056566081379454" table:formula="of:=1000000/[.F577]" table:style-name="ce6">
            <text:p>0.42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75" table:style-name="ce1">
            <text:p>575</text:p>
          </table:table-cell>
          <table:table-cell office:value-type="float" office:value="2381875" table:formula="of:=[.F577]+[.G577]" table:style-name="ce4">
            <text:p>2381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1983731304119654" table:formula="of:=1000000/[.F578]" table:style-name="ce6">
            <text:p>0.42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76" table:style-name="ce1">
            <text:p>576</text:p>
          </table:table-cell>
          <table:table-cell office:value-type="float" office:value="2386000" table:formula="of:=[.F578]+[.G578]" table:style-name="ce4">
            <text:p>2386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1911148365465212" table:formula="of:=1000000/[.F579]" table:style-name="ce6">
            <text:p>0.41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77" table:style-name="ce1">
            <text:p>577</text:p>
          </table:table-cell>
          <table:table-cell office:value-type="float" office:value="2390125" table:formula="of:=[.F579]+[.G579]" table:style-name="ce4">
            <text:p>2390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1838815961508291" table:formula="of:=1000000/[.F580]" table:style-name="ce6">
            <text:p>0.41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78" table:style-name="ce1">
            <text:p>578</text:p>
          </table:table-cell>
          <table:table-cell office:value-type="float" office:value="2394250" table:formula="of:=[.F580]+[.G580]" table:style-name="ce4">
            <text:p>2394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1766732797326928" table:formula="of:=1000000/[.F581]" table:style-name="ce6">
            <text:p>0.41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79" table:style-name="ce1">
            <text:p>579</text:p>
          </table:table-cell>
          <table:table-cell office:value-type="float" office:value="2398375" table:formula="of:=[.F581]+[.G581]" table:style-name="ce4">
            <text:p>2398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1694897586907803" table:formula="of:=1000000/[.F582]" table:style-name="ce6">
            <text:p>0.41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80" table:style-name="ce1">
            <text:p>580</text:p>
          </table:table-cell>
          <table:table-cell office:value-type="float" office:value="2402500" table:formula="of:=[.F582]+[.G582]" table:style-name="ce4">
            <text:p>2402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1623309053069718" table:formula="of:=1000000/[.F583]" table:style-name="ce6">
            <text:p>0.41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81" table:style-name="ce1">
            <text:p>581</text:p>
          </table:table-cell>
          <table:table-cell office:value-type="float" office:value="2406625" table:formula="of:=[.F583]+[.G583]" table:style-name="ce4">
            <text:p>2406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155196592738794" table:formula="of:=1000000/[.F584]" table:style-name="ce6">
            <text:p>0.41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82" table:style-name="ce1">
            <text:p>582</text:p>
          </table:table-cell>
          <table:table-cell office:value-type="float" office:value="2410750" table:formula="of:=[.F584]+[.G584]" table:style-name="ce4">
            <text:p>2410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1480866950119255" table:formula="of:=1000000/[.F585]" table:style-name="ce6">
            <text:p>0.41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83" table:style-name="ce1">
            <text:p>583</text:p>
          </table:table-cell>
          <table:table-cell office:value-type="float" office:value="2414875" table:formula="of:=[.F585]+[.G585]" table:style-name="ce4">
            <text:p>2414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1410010870127856" table:formula="of:=1000000/[.F586]" table:style-name="ce6">
            <text:p>0.41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84" table:style-name="ce1">
            <text:p>584</text:p>
          </table:table-cell>
          <table:table-cell office:value-type="float" office:value="2419000" table:formula="of:=[.F586]+[.G586]" table:style-name="ce4">
            <text:p>2419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1339396444811904" table:formula="of:=1000000/[.F587]" table:style-name="ce6">
            <text:p>0.41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85" table:style-name="ce1">
            <text:p>585</text:p>
          </table:table-cell>
          <table:table-cell office:value-type="float" office:value="2423125" table:formula="of:=[.F587]+[.G587]" table:style-name="ce4">
            <text:p>2423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126902244003095" table:formula="of:=1000000/[.F588]" table:style-name="ce6">
            <text:p>0.41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86" table:style-name="ce1">
            <text:p>586</text:p>
          </table:table-cell>
          <table:table-cell office:value-type="float" office:value="2427250" table:formula="of:=[.F588]+[.G588]" table:style-name="ce4">
            <text:p>2427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1198887630033987" table:formula="of:=1000000/[.F589]" table:style-name="ce6">
            <text:p>0.41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87" table:style-name="ce1">
            <text:p>587</text:p>
          </table:table-cell>
          <table:table-cell office:value-type="float" office:value="2431375" table:formula="of:=[.F589]+[.G589]" table:style-name="ce4">
            <text:p>2431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112899079738831" table:formula="of:=1000000/[.F590]" table:style-name="ce6">
            <text:p>0.41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88" table:style-name="ce1">
            <text:p>588</text:p>
          </table:table-cell>
          <table:table-cell office:value-type="float" office:value="2435500" table:formula="of:=[.F590]+[.G590]" table:style-name="ce4">
            <text:p>2435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1059330732909055" table:formula="of:=1000000/[.F591]" table:style-name="ce6">
            <text:p>0.41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89" table:style-name="ce1">
            <text:p>589</text:p>
          </table:table-cell>
          <table:table-cell office:value-type="float" office:value="2439625" table:formula="of:=[.F591]+[.G591]" table:style-name="ce4">
            <text:p>2439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0989906235589485" table:formula="of:=1000000/[.F592]" table:style-name="ce6">
            <text:p>0.41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90" table:style-name="ce1">
            <text:p>590</text:p>
          </table:table-cell>
          <table:table-cell office:value-type="float" office:value="2443750" table:formula="of:=[.F592]+[.G592]" table:style-name="ce4">
            <text:p>2443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0920716112531969" table:formula="of:=1000000/[.F593]" table:style-name="ce6">
            <text:p>0.40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91" table:style-name="ce1">
            <text:p>591</text:p>
          </table:table-cell>
          <table:table-cell office:value-type="float" office:value="2447875" table:formula="of:=[.F593]+[.G593]" table:style-name="ce4">
            <text:p>2447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0851759178879643" table:formula="of:=1000000/[.F594]" table:style-name="ce6">
            <text:p>0.40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92" table:style-name="ce1">
            <text:p>592</text:p>
          </table:table-cell>
          <table:table-cell office:value-type="float" office:value="2452000" table:formula="of:=[.F594]+[.G594]" table:style-name="ce4">
            <text:p>2452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0783034257748779" table:formula="of:=1000000/[.F595]" table:style-name="ce6">
            <text:p>0.40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93" table:style-name="ce1">
            <text:p>593</text:p>
          </table:table-cell>
          <table:table-cell office:value-type="float" office:value="2456125" table:formula="of:=[.F595]+[.G595]" table:style-name="ce4">
            <text:p>2456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071454018016184" table:formula="of:=1000000/[.F596]" table:style-name="ce6">
            <text:p>0.40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94" table:style-name="ce1">
            <text:p>594</text:p>
          </table:table-cell>
          <table:table-cell office:value-type="float" office:value="2460250" table:formula="of:=[.F596]+[.G596]" table:style-name="ce4">
            <text:p>2460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0646275784981201" table:formula="of:=1000000/[.F597]" table:style-name="ce6">
            <text:p>0.40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95" table:style-name="ce1">
            <text:p>595</text:p>
          </table:table-cell>
          <table:table-cell office:value-type="float" office:value="2464375" table:formula="of:=[.F597]+[.G597]" table:style-name="ce4">
            <text:p>2464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0578239918843523" table:formula="of:=1000000/[.F598]" table:style-name="ce6">
            <text:p>0.40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96" table:style-name="ce1">
            <text:p>596</text:p>
          </table:table-cell>
          <table:table-cell office:value-type="float" office:value="2468500" table:formula="of:=[.F598]+[.G598]" table:style-name="ce4">
            <text:p>2468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0510431436094796" table:formula="of:=1000000/[.F599]" table:style-name="ce6">
            <text:p>0.40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97" table:style-name="ce1">
            <text:p>597</text:p>
          </table:table-cell>
          <table:table-cell office:value-type="float" office:value="2472625" table:formula="of:=[.F599]+[.G599]" table:style-name="ce4">
            <text:p>2472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044284919872605" table:formula="of:=1000000/[.F600]" table:style-name="ce6">
            <text:p>0.40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98" table:style-name="ce1">
            <text:p>598</text:p>
          </table:table-cell>
          <table:table-cell office:value-type="float" office:value="2476750" table:formula="of:=[.F600]+[.G600]" table:style-name="ce4">
            <text:p>2476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0375492076309683" table:formula="of:=1000000/[.F601]" table:style-name="ce6">
            <text:p>0.40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99" table:style-name="ce1">
            <text:p>599</text:p>
          </table:table-cell>
          <table:table-cell office:value-type="float" office:value="2480875" table:formula="of:=[.F601]+[.G601]" table:style-name="ce4">
            <text:p>2480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0308358945936412" table:formula="of:=1000000/[.F602]" table:style-name="ce6">
            <text:p>0.40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00" table:style-name="ce1">
            <text:p>600</text:p>
          </table:table-cell>
          <table:table-cell office:value-type="float" office:value="2485000" table:formula="of:=[.F602]+[.G602]" table:style-name="ce4">
            <text:p>2485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024144869215292" table:formula="of:=1000000/[.F603]" table:style-name="ce6">
            <text:p>0.40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01" table:style-name="ce1">
            <text:p>601</text:p>
          </table:table-cell>
          <table:table-cell office:value-type="float" office:value="2489125" table:formula="of:=[.F603]+[.G603]" table:style-name="ce4">
            <text:p>2489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0174760206900018" table:formula="of:=1000000/[.F604]" table:style-name="ce6">
            <text:p>0.40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02" table:style-name="ce1">
            <text:p>602</text:p>
          </table:table-cell>
          <table:table-cell office:value-type="float" office:value="2493250" table:formula="of:=[.F604]+[.G604]" table:style-name="ce4">
            <text:p>2493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0108292389451516" table:formula="of:=1000000/[.F605]" table:style-name="ce6">
            <text:p>0.40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03" table:style-name="ce1">
            <text:p>603</text:p>
          </table:table-cell>
          <table:table-cell office:value-type="float" office:value="2497375" table:formula="of:=[.F605]+[.G605]" table:style-name="ce4">
            <text:p>2497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40042044146353672" table:formula="of:=1000000/[.F606]" table:style-name="ce6">
            <text:p>0.40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04" table:style-name="ce1">
            <text:p>604</text:p>
          </table:table-cell>
          <table:table-cell office:value-type="float" office:value="2501500" table:formula="of:=[.F606]+[.G606]" table:style-name="ce4">
            <text:p>2501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9976014391365183" table:formula="of:=1000000/[.F607]" table:style-name="ce6">
            <text:p>0.40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05" table:style-name="ce1">
            <text:p>605</text:p>
          </table:table-cell>
          <table:table-cell office:value-type="float" office:value="2505625" table:formula="of:=[.F607]+[.G607]" table:style-name="ce4">
            <text:p>2505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9910202045397852" table:formula="of:=1000000/[.F608]" table:style-name="ce6">
            <text:p>0.39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06" table:style-name="ce1">
            <text:p>606</text:p>
          </table:table-cell>
          <table:table-cell office:value-type="float" office:value="2509750" table:formula="of:=[.F608]+[.G608]" table:style-name="ce4">
            <text:p>2509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9844606036457814" table:formula="of:=1000000/[.F609]" table:style-name="ce6">
            <text:p>0.39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07" table:style-name="ce1">
            <text:p>607</text:p>
          </table:table-cell>
          <table:table-cell office:value-type="float" office:value="2513875" table:formula="of:=[.F609]+[.G609]" table:style-name="ce4">
            <text:p>2513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977922529958729" table:formula="of:=1000000/[.F610]" table:style-name="ce6">
            <text:p>0.39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08" table:style-name="ce1">
            <text:p>608</text:p>
          </table:table-cell>
          <table:table-cell office:value-type="float" office:value="2518000" table:formula="of:=[.F610]+[.G610]" table:style-name="ce4">
            <text:p>2518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9714058776806987" table:formula="of:=1000000/[.F611]" table:style-name="ce6">
            <text:p>0.39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09" table:style-name="ce1">
            <text:p>609</text:p>
          </table:table-cell>
          <table:table-cell office:value-type="float" office:value="2522125" table:formula="of:=[.F611]+[.G611]" table:style-name="ce4">
            <text:p>2522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9649105417059027" table:formula="of:=1000000/[.F612]" table:style-name="ce6">
            <text:p>0.39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10" table:style-name="ce1">
            <text:p>610</text:p>
          </table:table-cell>
          <table:table-cell office:value-type="float" office:value="2526250" table:formula="of:=[.F612]+[.G612]" table:style-name="ce4">
            <text:p>2526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9584364176150422" table:formula="of:=1000000/[.F613]" table:style-name="ce6">
            <text:p>0.39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11" table:style-name="ce1">
            <text:p>611</text:p>
          </table:table-cell>
          <table:table-cell office:value-type="float" office:value="2530375" table:formula="of:=[.F613]+[.G613]" table:style-name="ce4">
            <text:p>2530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9519834016697131" table:formula="of:=1000000/[.F614]" table:style-name="ce6">
            <text:p>0.39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12" table:style-name="ce1">
            <text:p>612</text:p>
          </table:table-cell>
          <table:table-cell office:value-type="float" office:value="2534500" table:formula="of:=[.F614]+[.G614]" table:style-name="ce4">
            <text:p>2534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9455513908068651" table:formula="of:=1000000/[.F615]" table:style-name="ce6">
            <text:p>0.39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13" table:style-name="ce1">
            <text:p>613</text:p>
          </table:table-cell>
          <table:table-cell office:value-type="float" office:value="2538625" table:formula="of:=[.F615]+[.G615]" table:style-name="ce4">
            <text:p>2538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9391402826333155" table:formula="of:=1000000/[.F616]" table:style-name="ce6">
            <text:p>0.39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14" table:style-name="ce1">
            <text:p>614</text:p>
          </table:table-cell>
          <table:table-cell office:value-type="float" office:value="2542750" table:formula="of:=[.F616]+[.G616]" table:style-name="ce4">
            <text:p>2542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9327499754203127" table:formula="of:=1000000/[.F617]" table:style-name="ce6">
            <text:p>0.39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15" table:style-name="ce1">
            <text:p>615</text:p>
          </table:table-cell>
          <table:table-cell office:value-type="float" office:value="2546875" table:formula="of:=[.F617]+[.G617]" table:style-name="ce4">
            <text:p>2546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9263803680981596" table:formula="of:=1000000/[.F618]" table:style-name="ce6">
            <text:p>0.39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16" table:style-name="ce1">
            <text:p>616</text:p>
          </table:table-cell>
          <table:table-cell office:value-type="float" office:value="2551000" table:formula="of:=[.F618]+[.G618]" table:style-name="ce4">
            <text:p>2551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9200313602508818" table:formula="of:=1000000/[.F619]" table:style-name="ce6">
            <text:p>0.39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17" table:style-name="ce1">
            <text:p>617</text:p>
          </table:table-cell>
          <table:table-cell office:value-type="float" office:value="2555125" table:formula="of:=[.F619]+[.G619]" table:style-name="ce4">
            <text:p>2555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9137028521109535" table:formula="of:=1000000/[.F620]" table:style-name="ce6">
            <text:p>0.39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18" table:style-name="ce1">
            <text:p>618</text:p>
          </table:table-cell>
          <table:table-cell office:value-type="float" office:value="2559250" table:formula="of:=[.F620]+[.G620]" table:style-name="ce4">
            <text:p>2559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9073947445540685" table:formula="of:=1000000/[.F621]" table:style-name="ce6">
            <text:p>0.39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19" table:style-name="ce1">
            <text:p>619</text:p>
          </table:table-cell>
          <table:table-cell office:value-type="float" office:value="2563375" table:formula="of:=[.F621]+[.G621]" table:style-name="ce4">
            <text:p>2563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9011069390939679" table:formula="of:=1000000/[.F622]" table:style-name="ce6">
            <text:p>0.39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20" table:style-name="ce1">
            <text:p>620</text:p>
          </table:table-cell>
          <table:table-cell office:value-type="float" office:value="2567500" table:formula="of:=[.F622]+[.G622]" table:style-name="ce4">
            <text:p>2567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8948393378773127" table:formula="of:=1000000/[.F623]" table:style-name="ce6">
            <text:p>0.38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21" table:style-name="ce1">
            <text:p>621</text:p>
          </table:table-cell>
          <table:table-cell office:value-type="float" office:value="2571625" table:formula="of:=[.F623]+[.G623]" table:style-name="ce4">
            <text:p>2571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8885918436786077" table:formula="of:=1000000/[.F624]" table:style-name="ce6">
            <text:p>0.38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22" table:style-name="ce1">
            <text:p>622</text:p>
          </table:table-cell>
          <table:table-cell office:value-type="float" office:value="2575750" table:formula="of:=[.F624]+[.G624]" table:style-name="ce4">
            <text:p>2575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8823643598951763" table:formula="of:=1000000/[.F625]" table:style-name="ce6">
            <text:p>0.38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23" table:style-name="ce1">
            <text:p>623</text:p>
          </table:table-cell>
          <table:table-cell office:value-type="float" office:value="2579875" table:formula="of:=[.F625]+[.G625]" table:style-name="ce4">
            <text:p>2579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8761567905421773" table:formula="of:=1000000/[.F626]" table:style-name="ce6">
            <text:p>0.38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24" table:style-name="ce1">
            <text:p>624</text:p>
          </table:table-cell>
          <table:table-cell office:value-type="float" office:value="2584000" table:formula="of:=[.F626]+[.G626]" table:style-name="ce4">
            <text:p>2584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8699690402476783" table:formula="of:=1000000/[.F627]" table:style-name="ce6">
            <text:p>0.38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25" table:style-name="ce1">
            <text:p>625</text:p>
          </table:table-cell>
          <table:table-cell office:value-type="float" office:value="2588125" table:formula="of:=[.F627]+[.G627]" table:style-name="ce4">
            <text:p>2588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8638010142477663" table:formula="of:=1000000/[.F628]" table:style-name="ce6">
            <text:p>0.38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26" table:style-name="ce1">
            <text:p>626</text:p>
          </table:table-cell>
          <table:table-cell office:value-type="float" office:value="2592250" table:formula="of:=[.F628]+[.G628]" table:style-name="ce4">
            <text:p>2592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8576526183817145" table:formula="of:=1000000/[.F629]" table:style-name="ce6">
            <text:p>0.38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27" table:style-name="ce1">
            <text:p>627</text:p>
          </table:table-cell>
          <table:table-cell office:value-type="float" office:value="2596375" table:formula="of:=[.F629]+[.G629]" table:style-name="ce4">
            <text:p>2596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8515237590871887" table:formula="of:=1000000/[.F630]" table:style-name="ce6">
            <text:p>0.38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28" table:style-name="ce1">
            <text:p>628</text:p>
          </table:table-cell>
          <table:table-cell office:value-type="float" office:value="2600500" table:formula="of:=[.F630]+[.G630]" table:style-name="ce4">
            <text:p>2600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8454143433955007" table:formula="of:=1000000/[.F631]" table:style-name="ce6">
            <text:p>0.38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29" table:style-name="ce1">
            <text:p>629</text:p>
          </table:table-cell>
          <table:table-cell office:value-type="float" office:value="2604625" table:formula="of:=[.F631]+[.G631]" table:style-name="ce4">
            <text:p>2604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8393242789269089" table:formula="of:=1000000/[.F632]" table:style-name="ce6">
            <text:p>0.38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30" table:style-name="ce1">
            <text:p>630</text:p>
          </table:table-cell>
          <table:table-cell office:value-type="float" office:value="2608750" table:formula="of:=[.F632]+[.G632]" table:style-name="ce4">
            <text:p>2608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8332534738859608" table:formula="of:=1000000/[.F633]" table:style-name="ce6">
            <text:p>0.38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31" table:style-name="ce1">
            <text:p>631</text:p>
          </table:table-cell>
          <table:table-cell office:value-type="float" office:value="2612875" table:formula="of:=[.F633]+[.G633]" table:style-name="ce4">
            <text:p>2612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8272018370568817" table:formula="of:=1000000/[.F634]" table:style-name="ce6">
            <text:p>0.38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32" table:style-name="ce1">
            <text:p>632</text:p>
          </table:table-cell>
          <table:table-cell office:value-type="float" office:value="2617000" table:formula="of:=[.F634]+[.G634]" table:style-name="ce4">
            <text:p>2617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8211692777990064" table:formula="of:=1000000/[.F635]" table:style-name="ce6">
            <text:p>0.38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33" table:style-name="ce1">
            <text:p>633</text:p>
          </table:table-cell>
          <table:table-cell office:value-type="float" office:value="2621125" table:formula="of:=[.F635]+[.G635]" table:style-name="ce4">
            <text:p>2621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8151557060422531" table:formula="of:=1000000/[.F636]" table:style-name="ce6">
            <text:p>0.38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34" table:style-name="ce1">
            <text:p>634</text:p>
          </table:table-cell>
          <table:table-cell office:value-type="float" office:value="2625250" table:formula="of:=[.F636]+[.G636]" table:style-name="ce4">
            <text:p>2625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8091610322826397" table:formula="of:=1000000/[.F637]" table:style-name="ce6">
            <text:p>0.38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35" table:style-name="ce1">
            <text:p>635</text:p>
          </table:table-cell>
          <table:table-cell office:value-type="float" office:value="2629375" table:formula="of:=[.F637]+[.G637]" table:style-name="ce4">
            <text:p>2629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8031851675778466" table:formula="of:=1000000/[.F638]" table:style-name="ce6">
            <text:p>0.38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36" table:style-name="ce1">
            <text:p>636</text:p>
          </table:table-cell>
          <table:table-cell office:value-type="float" office:value="2633500" table:formula="of:=[.F638]+[.G638]" table:style-name="ce4">
            <text:p>2633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7972280235428135" table:formula="of:=1000000/[.F639]" table:style-name="ce6">
            <text:p>0.38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37" table:style-name="ce1">
            <text:p>637</text:p>
          </table:table-cell>
          <table:table-cell office:value-type="float" office:value="2637625" table:formula="of:=[.F639]+[.G639]" table:style-name="ce4">
            <text:p>2637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7912895123453866" table:formula="of:=1000000/[.F640]" table:style-name="ce6">
            <text:p>0.37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38" table:style-name="ce1">
            <text:p>638</text:p>
          </table:table-cell>
          <table:table-cell office:value-type="float" office:value="2641750" table:formula="of:=[.F640]+[.G640]" table:style-name="ce4">
            <text:p>2641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7853695467019965" table:formula="of:=1000000/[.F641]" table:style-name="ce6">
            <text:p>0.37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39" table:style-name="ce1">
            <text:p>639</text:p>
          </table:table-cell>
          <table:table-cell office:value-type="float" office:value="2645875" table:formula="of:=[.F641]+[.G641]" table:style-name="ce4">
            <text:p>2645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7794680398733876" table:formula="of:=1000000/[.F642]" table:style-name="ce6">
            <text:p>0.37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40" table:style-name="ce1">
            <text:p>640</text:p>
          </table:table-cell>
          <table:table-cell office:value-type="float" office:value="2650000" table:formula="of:=[.F642]+[.G642]" table:style-name="ce4">
            <text:p>2650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7735849056603776" table:formula="of:=1000000/[.F643]" table:style-name="ce6">
            <text:p>0.37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41" table:style-name="ce1">
            <text:p>641</text:p>
          </table:table-cell>
          <table:table-cell office:value-type="float" office:value="2654125" table:formula="of:=[.F643]+[.G643]" table:style-name="ce4">
            <text:p>2654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7677200583996612" table:formula="of:=1000000/[.F644]" table:style-name="ce6">
            <text:p>0.37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42" table:style-name="ce1">
            <text:p>642</text:p>
          </table:table-cell>
          <table:table-cell office:value-type="float" office:value="2658250" table:formula="of:=[.F644]+[.G644]" table:style-name="ce4">
            <text:p>2658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7618734129596537" table:formula="of:=1000000/[.F645]" table:style-name="ce6">
            <text:p>0.37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43" table:style-name="ce1">
            <text:p>643</text:p>
          </table:table-cell>
          <table:table-cell office:value-type="float" office:value="2662375" table:formula="of:=[.F645]+[.G645]" table:style-name="ce4">
            <text:p>2662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7560448847363725" table:formula="of:=1000000/[.F646]" table:style-name="ce6">
            <text:p>0.37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44" table:style-name="ce1">
            <text:p>644</text:p>
          </table:table-cell>
          <table:table-cell office:value-type="float" office:value="2666500" table:formula="of:=[.F646]+[.G646]" table:style-name="ce4">
            <text:p>2666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7502343896493529" table:formula="of:=1000000/[.F647]" table:style-name="ce6">
            <text:p>0.37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45" table:style-name="ce1">
            <text:p>645</text:p>
          </table:table-cell>
          <table:table-cell office:value-type="float" office:value="2670625" table:formula="of:=[.F647]+[.G647]" table:style-name="ce4">
            <text:p>2670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7444418441376082" table:formula="of:=1000000/[.F648]" table:style-name="ce6">
            <text:p>0.37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46" table:style-name="ce1">
            <text:p>646</text:p>
          </table:table-cell>
          <table:table-cell office:value-type="float" office:value="2674750" table:formula="of:=[.F648]+[.G648]" table:style-name="ce4">
            <text:p>2674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7386671651556219" table:formula="of:=1000000/[.F649]" table:style-name="ce6">
            <text:p>0.37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47" table:style-name="ce1">
            <text:p>647</text:p>
          </table:table-cell>
          <table:table-cell office:value-type="float" office:value="2678875" table:formula="of:=[.F649]+[.G649]" table:style-name="ce4">
            <text:p>2678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7329102701693806" table:formula="of:=1000000/[.F650]" table:style-name="ce6">
            <text:p>0.37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48" table:style-name="ce1">
            <text:p>648</text:p>
          </table:table-cell>
          <table:table-cell office:value-type="float" office:value="2683000" table:formula="of:=[.F650]+[.G650]" table:style-name="ce4">
            <text:p>2683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7271710771524413" table:formula="of:=1000000/[.F651]" table:style-name="ce6">
            <text:p>0.37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49" table:style-name="ce1">
            <text:p>649</text:p>
          </table:table-cell>
          <table:table-cell office:value-type="float" office:value="2687125" table:formula="of:=[.F651]+[.G651]" table:style-name="ce4">
            <text:p>2687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7214495045820345" table:formula="of:=1000000/[.F652]" table:style-name="ce6">
            <text:p>0.37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50" table:style-name="ce1">
            <text:p>650</text:p>
          </table:table-cell>
          <table:table-cell office:value-type="float" office:value="2691250" table:formula="of:=[.F652]+[.G652]" table:style-name="ce4">
            <text:p>2691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7157454714352067" table:formula="of:=1000000/[.F653]" table:style-name="ce6">
            <text:p>0.37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51" table:style-name="ce1">
            <text:p>651</text:p>
          </table:table-cell>
          <table:table-cell office:value-type="float" office:value="2695375" table:formula="of:=[.F653]+[.G653]" table:style-name="ce4">
            <text:p>2695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7100588971849929" table:formula="of:=1000000/[.F654]" table:style-name="ce6">
            <text:p>0.37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52" table:style-name="ce1">
            <text:p>652</text:p>
          </table:table-cell>
          <table:table-cell office:value-type="float" office:value="2699500" table:formula="of:=[.F654]+[.G654]" table:style-name="ce4">
            <text:p>2699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7043897017966287" table:formula="of:=1000000/[.F655]" table:style-name="ce6">
            <text:p>0.37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53" table:style-name="ce1">
            <text:p>653</text:p>
          </table:table-cell>
          <table:table-cell office:value-type="float" office:value="2703625" table:formula="of:=[.F655]+[.G655]" table:style-name="ce4">
            <text:p>2703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6987378057237968" table:formula="of:=1000000/[.F656]" table:style-name="ce6">
            <text:p>0.37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54" table:style-name="ce1">
            <text:p>654</text:p>
          </table:table-cell>
          <table:table-cell office:value-type="float" office:value="2707750" table:formula="of:=[.F656]+[.G656]" table:style-name="ce4">
            <text:p>2707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6931031299049027" table:formula="of:=1000000/[.F657]" table:style-name="ce6">
            <text:p>0.36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55" table:style-name="ce1">
            <text:p>655</text:p>
          </table:table-cell>
          <table:table-cell office:value-type="float" office:value="2711875" table:formula="of:=[.F657]+[.G657]" table:style-name="ce4">
            <text:p>2711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6874855957593916" table:formula="of:=1000000/[.F658]" table:style-name="ce6">
            <text:p>0.36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56" table:style-name="ce1">
            <text:p>656</text:p>
          </table:table-cell>
          <table:table-cell office:value-type="float" office:value="2716000" table:formula="of:=[.F658]+[.G658]" table:style-name="ce4">
            <text:p>2716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6818851251840945" table:formula="of:=1000000/[.F659]" table:style-name="ce6">
            <text:p>0.36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57" table:style-name="ce1">
            <text:p>657</text:p>
          </table:table-cell>
          <table:table-cell office:value-type="float" office:value="2720125" table:formula="of:=[.F659]+[.G659]" table:style-name="ce4">
            <text:p>2720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6763016405496068" table:formula="of:=1000000/[.F660]" table:style-name="ce6">
            <text:p>0.36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58" table:style-name="ce1">
            <text:p>658</text:p>
          </table:table-cell>
          <table:table-cell office:value-type="float" office:value="2724250" table:formula="of:=[.F660]+[.G660]" table:style-name="ce4">
            <text:p>2724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6707350646967057" table:formula="of:=1000000/[.F661]" table:style-name="ce6">
            <text:p>0.36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59" table:style-name="ce1">
            <text:p>659</text:p>
          </table:table-cell>
          <table:table-cell office:value-type="float" office:value="2728375" table:formula="of:=[.F661]+[.G661]" table:style-name="ce4">
            <text:p>2728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6651853209327895" table:formula="of:=1000000/[.F662]" table:style-name="ce6">
            <text:p>0.36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60" table:style-name="ce1">
            <text:p>660</text:p>
          </table:table-cell>
          <table:table-cell office:value-type="float" office:value="2732500" table:formula="of:=[.F662]+[.G662]" table:style-name="ce4">
            <text:p>2732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6596523330283626" table:formula="of:=1000000/[.F663]" table:style-name="ce6">
            <text:p>0.36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61" table:style-name="ce1">
            <text:p>661</text:p>
          </table:table-cell>
          <table:table-cell office:value-type="float" office:value="2736625" table:formula="of:=[.F663]+[.G663]" table:style-name="ce4">
            <text:p>2736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6541360252135385" table:formula="of:=1000000/[.F664]" table:style-name="ce6">
            <text:p>0.36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62" table:style-name="ce1">
            <text:p>662</text:p>
          </table:table-cell>
          <table:table-cell office:value-type="float" office:value="2740750" table:formula="of:=[.F664]+[.G664]" table:style-name="ce4">
            <text:p>2740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6486363221745871" table:formula="of:=1000000/[.F665]" table:style-name="ce6">
            <text:p>0.36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63" table:style-name="ce1">
            <text:p>663</text:p>
          </table:table-cell>
          <table:table-cell office:value-type="float" office:value="2744875" table:formula="of:=[.F665]+[.G665]" table:style-name="ce4">
            <text:p>2744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6431531490505031" table:formula="of:=1000000/[.F666]" table:style-name="ce6">
            <text:p>0.36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64" table:style-name="ce1">
            <text:p>664</text:p>
          </table:table-cell>
          <table:table-cell office:value-type="float" office:value="2749000" table:formula="of:=[.F666]+[.G666]" table:style-name="ce4">
            <text:p>2749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6376864314296109" table:formula="of:=1000000/[.F667]" table:style-name="ce6">
            <text:p>0.36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65" table:style-name="ce1">
            <text:p>665</text:p>
          </table:table-cell>
          <table:table-cell office:value-type="float" office:value="2753125" table:formula="of:=[.F667]+[.G667]" table:style-name="ce4">
            <text:p>2753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6322360953461974" table:formula="of:=1000000/[.F668]" table:style-name="ce6">
            <text:p>0.36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66" table:style-name="ce1">
            <text:p>666</text:p>
          </table:table-cell>
          <table:table-cell office:value-type="float" office:value="2757250" table:formula="of:=[.F668]+[.G668]" table:style-name="ce4">
            <text:p>2757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6268020672771784" table:formula="of:=1000000/[.F669]" table:style-name="ce6">
            <text:p>0.36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67" table:style-name="ce1">
            <text:p>667</text:p>
          </table:table-cell>
          <table:table-cell office:value-type="float" office:value="2761375" table:formula="of:=[.F669]+[.G669]" table:style-name="ce4">
            <text:p>2761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6213842741387897" table:formula="of:=1000000/[.F670]" table:style-name="ce6">
            <text:p>0.36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68" table:style-name="ce1">
            <text:p>668</text:p>
          </table:table-cell>
          <table:table-cell office:value-type="float" office:value="2765500" table:formula="of:=[.F670]+[.G670]" table:style-name="ce4">
            <text:p>2765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615982643283312" table:formula="of:=1000000/[.F671]" table:style-name="ce6">
            <text:p>0.36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69" table:style-name="ce1">
            <text:p>669</text:p>
          </table:table-cell>
          <table:table-cell office:value-type="float" office:value="2769625" table:formula="of:=[.F671]+[.G671]" table:style-name="ce4">
            <text:p>2769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610597102495825" table:formula="of:=1000000/[.F672]" table:style-name="ce6">
            <text:p>0.36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70" table:style-name="ce1">
            <text:p>670</text:p>
          </table:table-cell>
          <table:table-cell office:value-type="float" office:value="2773750" table:formula="of:=[.F672]+[.G672]" table:style-name="ce4">
            <text:p>2773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6052275799909872" table:formula="of:=1000000/[.F673]" table:style-name="ce6">
            <text:p>0.36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71" table:style-name="ce1">
            <text:p>671</text:p>
          </table:table-cell>
          <table:table-cell office:value-type="float" office:value="2777875" table:formula="of:=[.F673]+[.G673]" table:style-name="ce4">
            <text:p>2777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5998740044098454" table:formula="of:=1000000/[.F674]" table:style-name="ce6">
            <text:p>0.36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72" table:style-name="ce1">
            <text:p>672</text:p>
          </table:table-cell>
          <table:table-cell office:value-type="float" office:value="2782000" table:formula="of:=[.F674]+[.G674]" table:style-name="ce4">
            <text:p>2782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5945363048166784" table:formula="of:=1000000/[.F675]" table:style-name="ce6">
            <text:p>0.35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73" table:style-name="ce1">
            <text:p>673</text:p>
          </table:table-cell>
          <table:table-cell office:value-type="float" office:value="2786125" table:formula="of:=[.F675]+[.G675]" table:style-name="ce4">
            <text:p>2786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589214410695859" table:formula="of:=1000000/[.F676]" table:style-name="ce6">
            <text:p>0.35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74" table:style-name="ce1">
            <text:p>674</text:p>
          </table:table-cell>
          <table:table-cell office:value-type="float" office:value="2790250" table:formula="of:=[.F676]+[.G676]" table:style-name="ce4">
            <text:p>2790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5839082519487503" table:formula="of:=1000000/[.F677]" table:style-name="ce6">
            <text:p>0.35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75" table:style-name="ce1">
            <text:p>675</text:p>
          </table:table-cell>
          <table:table-cell office:value-type="float" office:value="2794375" table:formula="of:=[.F677]+[.G677]" table:style-name="ce4">
            <text:p>2794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5786177588906287" table:formula="of:=1000000/[.F678]" table:style-name="ce6">
            <text:p>0.35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76" table:style-name="ce1">
            <text:p>676</text:p>
          </table:table-cell>
          <table:table-cell office:value-type="float" office:value="2798500" table:formula="of:=[.F678]+[.G678]" table:style-name="ce4">
            <text:p>2798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5733428622476326" table:formula="of:=1000000/[.F679]" table:style-name="ce6">
            <text:p>0.35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77" table:style-name="ce1">
            <text:p>677</text:p>
          </table:table-cell>
          <table:table-cell office:value-type="float" office:value="2802625" table:formula="of:=[.F679]+[.G679]" table:style-name="ce4">
            <text:p>2802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5680834931537397" table:formula="of:=1000000/[.F680]" table:style-name="ce6">
            <text:p>0.35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78" table:style-name="ce1">
            <text:p>678</text:p>
          </table:table-cell>
          <table:table-cell office:value-type="float" office:value="2806750" table:formula="of:=[.F680]+[.G680]" table:style-name="ce4">
            <text:p>2806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5628395831477688" table:formula="of:=1000000/[.F681]" table:style-name="ce6">
            <text:p>0.35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79" table:style-name="ce1">
            <text:p>679</text:p>
          </table:table-cell>
          <table:table-cell office:value-type="float" office:value="2810875" table:formula="of:=[.F681]+[.G681]" table:style-name="ce4">
            <text:p>2810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5576110641704095" table:formula="of:=1000000/[.F682]" table:style-name="ce6">
            <text:p>0.35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80" table:style-name="ce1">
            <text:p>680</text:p>
          </table:table-cell>
          <table:table-cell office:value-type="float" office:value="2815000" table:formula="of:=[.F682]+[.G682]" table:style-name="ce4">
            <text:p>2815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5523978685612789" table:formula="of:=1000000/[.F683]" table:style-name="ce6">
            <text:p>0.35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81" table:style-name="ce1">
            <text:p>681</text:p>
          </table:table-cell>
          <table:table-cell office:value-type="float" office:value="2819125" table:formula="of:=[.F683]+[.G683]" table:style-name="ce4">
            <text:p>2819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5471999290560013" table:formula="of:=1000000/[.F684]" table:style-name="ce6">
            <text:p>0.35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82" table:style-name="ce1">
            <text:p>682</text:p>
          </table:table-cell>
          <table:table-cell office:value-type="float" office:value="2823250" table:formula="of:=[.F684]+[.G684]" table:style-name="ce4">
            <text:p>2823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5420171787833171" table:formula="of:=1000000/[.F685]" table:style-name="ce6">
            <text:p>0.35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83" table:style-name="ce1">
            <text:p>683</text:p>
          </table:table-cell>
          <table:table-cell office:value-type="float" office:value="2827375" table:formula="of:=[.F685]+[.G685]" table:style-name="ce4">
            <text:p>2827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5368495512622133" table:formula="of:=1000000/[.F686]" table:style-name="ce6">
            <text:p>0.35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84" table:style-name="ce1">
            <text:p>684</text:p>
          </table:table-cell>
          <table:table-cell office:value-type="float" office:value="2831500" table:formula="of:=[.F686]+[.G686]" table:style-name="ce4">
            <text:p>2831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5316969803990816" table:formula="of:=1000000/[.F687]" table:style-name="ce6">
            <text:p>0.35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85" table:style-name="ce1">
            <text:p>685</text:p>
          </table:table-cell>
          <table:table-cell office:value-type="float" office:value="2835625" table:formula="of:=[.F687]+[.G687]" table:style-name="ce4">
            <text:p>2835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5265594004849021" table:formula="of:=1000000/[.F688]" table:style-name="ce6">
            <text:p>0.35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86" table:style-name="ce1">
            <text:p>686</text:p>
          </table:table-cell>
          <table:table-cell office:value-type="float" office:value="2839750" table:formula="of:=[.F688]+[.G688]" table:style-name="ce4">
            <text:p>2839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5214367461924467" table:formula="of:=1000000/[.F689]" table:style-name="ce6">
            <text:p>0.35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87" table:style-name="ce1">
            <text:p>687</text:p>
          </table:table-cell>
          <table:table-cell office:value-type="float" office:value="2843875" table:formula="of:=[.F689]+[.G689]" table:style-name="ce4">
            <text:p>2843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5163289525735131" table:formula="of:=1000000/[.F690]" table:style-name="ce6">
            <text:p>0.35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88" table:style-name="ce1">
            <text:p>688</text:p>
          </table:table-cell>
          <table:table-cell office:value-type="float" office:value="2848000" table:formula="of:=[.F690]+[.G690]" table:style-name="ce4">
            <text:p>2848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51123595505618" table:formula="of:=1000000/[.F691]" table:style-name="ce6">
            <text:p>0.35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89" table:style-name="ce1">
            <text:p>689</text:p>
          </table:table-cell>
          <table:table-cell office:value-type="float" office:value="2852125" table:formula="of:=[.F691]+[.G691]" table:style-name="ce4">
            <text:p>2852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5061576894420826" table:formula="of:=1000000/[.F692]" table:style-name="ce6">
            <text:p>0.35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90" table:style-name="ce1">
            <text:p>690</text:p>
          </table:table-cell>
          <table:table-cell office:value-type="float" office:value="2856250" table:formula="of:=[.F692]+[.G692]" table:style-name="ce4">
            <text:p>2856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5010940919037198" table:formula="of:=1000000/[.F693]" table:style-name="ce6">
            <text:p>0.35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91" table:style-name="ce1">
            <text:p>691</text:p>
          </table:table-cell>
          <table:table-cell office:value-type="float" office:value="2860375" table:formula="of:=[.F693]+[.G693]" table:style-name="ce4">
            <text:p>2860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4960450989817771" table:formula="of:=1000000/[.F694]" table:style-name="ce6">
            <text:p>0.350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92" table:style-name="ce1">
            <text:p>692</text:p>
          </table:table-cell>
          <table:table-cell office:value-type="float" office:value="2864500" table:formula="of:=[.F694]+[.G694]" table:style-name="ce4">
            <text:p>2864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4910106475824754" table:formula="of:=1000000/[.F695]" table:style-name="ce6">
            <text:p>0.34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93" table:style-name="ce1">
            <text:p>693</text:p>
          </table:table-cell>
          <table:table-cell office:value-type="float" office:value="2868625" table:formula="of:=[.F695]+[.G695]" table:style-name="ce4">
            <text:p>28686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4859906749749442" table:formula="of:=1000000/[.F696]" table:style-name="ce6">
            <text:p>0.34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94" table:style-name="ce1">
            <text:p>694</text:p>
          </table:table-cell>
          <table:table-cell office:value-type="float" office:value="2872750" table:formula="of:=[.F696]+[.G696]" table:style-name="ce4">
            <text:p>28727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480985118788617" table:formula="of:=1000000/[.F697]" table:style-name="ce6">
            <text:p>0.34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95" table:style-name="ce1">
            <text:p>695</text:p>
          </table:table-cell>
          <table:table-cell office:value-type="float" office:value="2876875" table:formula="of:=[.F697]+[.G697]" table:style-name="ce4">
            <text:p>28768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4759939170106452" table:formula="of:=1000000/[.F698]" table:style-name="ce6">
            <text:p>0.34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96" table:style-name="ce1">
            <text:p>696</text:p>
          </table:table-cell>
          <table:table-cell office:value-type="float" office:value="2881000" table:formula="of:=[.F698]+[.G698]" table:style-name="ce4">
            <text:p>28810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4710170079833391" table:formula="of:=1000000/[.F699]" table:style-name="ce6">
            <text:p>0.34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97" table:style-name="ce1">
            <text:p>697</text:p>
          </table:table-cell>
          <table:table-cell office:value-type="float" office:value="2885125" table:formula="of:=[.F699]+[.G699]" table:style-name="ce4">
            <text:p>288512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4660543304016289" table:formula="of:=1000000/[.F700]" table:style-name="ce6">
            <text:p>0.34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98" table:style-name="ce1">
            <text:p>698</text:p>
          </table:table-cell>
          <table:table-cell office:value-type="float" office:value="2889250" table:formula="of:=[.F700]+[.G700]" table:style-name="ce4">
            <text:p>288925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4611058233105479" table:formula="of:=1000000/[.F701]" table:style-name="ce6">
            <text:p>0.34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699" table:style-name="ce1">
            <text:p>699</text:p>
          </table:table-cell>
          <table:table-cell office:value-type="float" office:value="2893375" table:formula="of:=[.F701]+[.G701]" table:style-name="ce4">
            <text:p>2893375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4561714261027349" table:formula="of:=1000000/[.F702]" table:style-name="ce6">
            <text:p>0.34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700" table:style-name="ce1">
            <text:p>700</text:p>
          </table:table-cell>
          <table:table-cell office:value-type="float" office:value="2897500" table:formula="of:=[.F702]+[.G702]" table:style-name="ce4">
            <text:p>2897500.000</text:p>
          </table:table-cell>
          <table:table-cell office:value-type="float" office:value="4125.0000000000009" table:formula="of:=[.B$10]" table:style-name="ce5">
            <text:p>4125.000</text:p>
          </table:table-cell>
          <table:table-cell office:value-type="float" office:value="0.34512510785159622" table:formula="of:=1000000/[.F703]" table:style-name="ce6">
            <text:p>0.345</text:p>
          </table:table-cell>
          <table:table-cell table:number-columns-repeated="16376"/>
        </table:table-row>
        <table:table-row table:number-rows-repeated="104787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3" number:min-integer-digits="1"/>
    </number:number-style>
    <number:number-style style:name="N37">
      <number:number number:decimal-places="3" number:min-integer-digits="1" number:grouping="true"/>
    </number:number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Lessly, Roger Terry</meta:initial-creator>
    <dc:creator>Lessly, Roger Terry</dc:creator>
    <meta:creation-date>2016-09-07T13:23:08Z</meta:creation-date>
    <dc:date>2016-09-09T22:19:34Z</dc:date>
    <meta:editing-cycles>5</meta:editing-cycles>
    <meta:editing-duration>PT1846S</meta:editing-duration>
  </office:meta>
</office:document-meta>
</file>